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8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51" style:parent-style-name="Normal" style:family="paragraph">
      <style:text-properties fo:color="#000000" fo:font-size="13.5pt" style:font-size-asian="13.5pt" style:font-size-complex="13.5pt" fo:language="en" fo:country="US"/>
    </style:style>
    <style:style style:name="T5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151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5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P153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184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85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294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95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22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23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51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5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9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98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99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58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59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81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8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8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88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89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6" style:parent-style-name="DefaultParagraphFont" style:family="text">
      <style:text-properties fo:font-size="8pt" style:font-size-asian="8pt" style:font-size-complex="8pt" fo:language="en" fo:country="US"/>
    </style:style>
    <style:style style:name="P497" style:parent-style-name="Normal" style:family="paragraph">
      <style:text-properties fo:color="#000000" fo:font-size="13.5pt" style:font-size-asian="13.5pt" style:font-size-complex="13.5pt" fo:language="en" fo:country="US"/>
    </style:style>
    <style:style style:name="P498" style:parent-style-name="Normal" style:family="paragraph">
      <style:paragraph-properties fo:break-before="page"/>
      <style:text-properties fo:language="en" fo:country="US" fo:hyphenate="true"/>
    </style:style>
    <style:style style:name="T499" style:parent-style-name="DefaultParagraphFont" style:family="text">
      <style:text-properties fo:font-size="8pt" style:font-size-asian="8pt" style:font-size-complex="8pt" fo:language="en" fo:country="US"/>
    </style:style>
    <style:style style:name="T500" style:parent-style-name="apple-tab-span" style:family="text">
      <style:text-properties fo:font-size="8pt" style:font-size-asian="8pt" style:font-size-complex="8pt" fo:language="en" fo:country="US"/>
    </style:style>
    <style:style style:name="T5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2" style:parent-style-name="DefaultParagraphFont" style:family="text">
      <style:text-properties fo:font-size="8pt" style:font-size-asian="8pt" style:font-size-complex="8pt" fo:language="en" fo:country="US"/>
    </style:style>
    <style:style style:name="T503" style:parent-style-name="apple-tab-span" style:family="text">
      <style:text-properties fo:font-size="8pt" style:font-size-asian="8pt" style:font-size-complex="8pt" fo:language="en" fo:country="US"/>
    </style:style>
    <style:style style:name="T504" style:parent-style-name="DefaultParagraphFont" style:family="text">
      <style:text-properties fo:font-size="8pt" style:font-size-asian="8pt" style:font-size-complex="8pt" fo:language="en" fo:country="US"/>
    </style:style>
    <style:style style:name="T50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8" style:parent-style-name="DefaultParagraphFont" style:family="text">
      <style:text-properties fo:font-size="8pt" style:font-size-asian="8pt" style:font-size-complex="8pt" fo:language="en" fo:country="US"/>
    </style:style>
    <style:style style:name="T5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0" style:parent-style-name="DefaultParagraphFont" style:family="text">
      <style:text-properties fo:font-size="8pt" style:font-size-asian="8pt" style:font-size-complex="8pt" fo:language="en" fo:country="US"/>
    </style:style>
    <style:style style:name="T5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7" style:parent-style-name="DefaultParagraphFont" style:family="text">
      <style:text-properties fo:font-size="8pt" style:font-size-asian="8pt" style:font-size-complex="8pt" fo:language="en" fo:country="US"/>
    </style:style>
    <style:style style:name="T5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9" style:parent-style-name="DefaultParagraphFont" style:family="text">
      <style:text-properties fo:font-size="8pt" style:font-size-asian="8pt" style:font-size-complex="8pt" fo:language="en" fo:country="US"/>
    </style:style>
    <style:style style:name="T5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2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22" style:parent-style-name="DefaultParagraphFont" style:family="text">
      <style:text-properties fo:font-size="8pt" style:font-size-asian="8pt" style:font-size-complex="8pt" fo:language="en" fo:country="US"/>
    </style:style>
    <style:style style:name="T523" style:parent-style-name="apple-tab-span" style:family="text">
      <style:text-properties fo:font-size="8pt" style:font-size-asian="8pt" style:font-size-complex="8pt" fo:language="en" fo:country="US"/>
    </style:style>
    <style:style style:name="T5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25" style:parent-style-name="DefaultParagraphFont" style:family="text">
      <style:text-properties fo:font-size="8pt" style:font-size-asian="8pt" style:font-size-complex="8pt" fo:language="en" fo:country="US"/>
    </style:style>
    <style:style style:name="T526" style:parent-style-name="apple-tab-span" style:family="text">
      <style:text-properties fo:font-size="8pt" style:font-size-asian="8pt" style:font-size-complex="8pt" fo:language="en" fo:country="US"/>
    </style:style>
    <style:style style:name="T527" style:parent-style-name="DefaultParagraphFont" style:family="text">
      <style:text-properties fo:font-size="8pt" style:font-size-asian="8pt" style:font-size-complex="8pt" fo:language="en" fo:country="US"/>
    </style:style>
    <style:style style:name="T52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29" style:parent-style-name="DefaultParagraphFont" style:family="text">
      <style:text-properties fo:font-size="8pt" style:font-size-asian="8pt" style:font-size-complex="8pt" fo:language="en" fo:country="US"/>
    </style:style>
    <style:style style:name="T5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1" style:parent-style-name="DefaultParagraphFont" style:family="text">
      <style:text-properties fo:font-size="8pt" style:font-size-asian="8pt" style:font-size-complex="8pt" fo:language="en" fo:country="US"/>
    </style:style>
    <style:style style:name="T5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8" style:parent-style-name="DefaultParagraphFont" style:family="text">
      <style:text-properties fo:font-size="8pt" style:font-size-asian="8pt" style:font-size-complex="8pt" fo:language="en" fo:country="US"/>
    </style:style>
    <style:style style:name="T5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40" style:parent-style-name="DefaultParagraphFont" style:family="text">
      <style:text-properties fo:font-size="8pt" style:font-size-asian="8pt" style:font-size-complex="8pt" fo:language="en" fo:country="US"/>
    </style:style>
    <style:style style:name="T541" style:parent-style-name="DefaultParagraphFont" style:family="text">
      <style:text-properties style:font-name="Arial" style:font-name-complex="Arial" fo:color="#000000" fo:language="en" fo:country="US"/>
    </style:style>
    <style:style style:name="T542" style:parent-style-name="DefaultParagraphFont" style:family="text">
      <style:text-properties fo:font-size="8pt" style:font-size-asian="8pt" style:font-size-complex="8pt" fo:language="en" fo:country="US"/>
    </style:style>
    <style:style style:name="T543" style:parent-style-name="apple-tab-span" style:family="text">
      <style:text-properties fo:font-size="8pt" style:font-size-asian="8pt" style:font-size-complex="8pt" fo:language="en" fo:country="US"/>
    </style:style>
    <style:style style:name="T5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45" style:parent-style-name="DefaultParagraphFont" style:family="text">
      <style:text-properties fo:font-size="8pt" style:font-size-asian="8pt" style:font-size-complex="8pt" fo:language="en" fo:country="US"/>
    </style:style>
    <style:style style:name="T546" style:parent-style-name="apple-tab-span" style:family="text">
      <style:text-properties fo:font-size="8pt" style:font-size-asian="8pt" style:font-size-complex="8pt" fo:language="en" fo:country="US"/>
    </style:style>
    <style:style style:name="T547" style:parent-style-name="DefaultParagraphFont" style:family="text">
      <style:text-properties fo:font-size="8pt" style:font-size-asian="8pt" style:font-size-complex="8pt" fo:language="en" fo:country="US"/>
    </style:style>
    <style:style style:name="T54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49" style:parent-style-name="DefaultParagraphFont" style:family="text">
      <style:text-properties fo:font-size="8pt" style:font-size-asian="8pt" style:font-size-complex="8pt" fo:language="en" fo:country="US"/>
    </style:style>
    <style:style style:name="T5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1" style:parent-style-name="DefaultParagraphFont" style:family="text">
      <style:text-properties fo:font-size="8pt" style:font-size-asian="8pt" style:font-size-complex="8pt" fo:language="en" fo:country="US"/>
    </style:style>
    <style:style style:name="T5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5" style:parent-style-name="DefaultParagraphFont" style:family="text">
      <style:text-properties fo:font-size="8pt" style:font-size-asian="8pt" style:font-size-complex="8pt" fo:language="en" fo:country="US"/>
    </style:style>
    <style:style style:name="T5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7" style:parent-style-name="DefaultParagraphFont" style:family="text">
      <style:text-properties fo:font-size="8pt" style:font-size-asian="8pt" style:font-size-complex="8pt" fo:language="en" fo:country="US"/>
    </style:style>
    <style:style style:name="T558" style:parent-style-name="DefaultParagraphFont" style:family="text">
      <style:text-properties style:font-name="Arial" style:font-name-complex="Arial" fo:color="#000000" fo:language="en" fo:country="US"/>
    </style:style>
    <style:style style:name="T5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61" style:parent-style-name="DefaultParagraphFont" style:family="text">
      <style:text-properties fo:font-size="8pt" style:font-size-asian="8pt" style:font-size-complex="8pt" fo:language="en" fo:country="US"/>
    </style:style>
    <style:style style:name="T562" style:parent-style-name="apple-tab-span" style:family="text">
      <style:text-properties fo:font-size="8pt" style:font-size-asian="8pt" style:font-size-complex="8pt" fo:language="en" fo:country="US"/>
    </style:style>
    <style:style style:name="T5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4" style:parent-style-name="DefaultParagraphFont" style:family="text">
      <style:text-properties fo:font-size="8pt" style:font-size-asian="8pt" style:font-size-complex="8pt" fo:language="en" fo:country="US"/>
    </style:style>
    <style:style style:name="T565" style:parent-style-name="apple-tab-span" style:family="text">
      <style:text-properties fo:font-size="8pt" style:font-size-asian="8pt" style:font-size-complex="8pt" fo:language="en" fo:country="US"/>
    </style:style>
    <style:style style:name="T566" style:parent-style-name="DefaultParagraphFont" style:family="text">
      <style:text-properties fo:font-size="8pt" style:font-size-asian="8pt" style:font-size-complex="8pt" fo:language="en" fo:country="US"/>
    </style:style>
    <style:style style:name="T56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9" style:parent-style-name="DefaultParagraphFont" style:family="text">
      <style:text-properties fo:font-size="8pt" style:font-size-asian="8pt" style:font-size-complex="8pt" fo:language="en" fo:country="US"/>
    </style:style>
    <style:style style:name="T5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1" style:parent-style-name="DefaultParagraphFont" style:family="text">
      <style:text-properties fo:font-size="8pt" style:font-size-asian="8pt" style:font-size-complex="8pt" fo:language="en" fo:country="US"/>
    </style:style>
    <style:style style:name="T5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7" style:parent-style-name="DefaultParagraphFont" style:family="text">
      <style:text-properties fo:font-size="8pt" style:font-size-asian="8pt" style:font-size-complex="8pt" fo:language="en" fo:country="US"/>
    </style:style>
    <style:style style:name="T5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9" style:parent-style-name="DefaultParagraphFont" style:family="text">
      <style:text-properties fo:font-size="8pt" style:font-size-asian="8pt" style:font-size-complex="8pt" fo:language="en" fo:country="US"/>
    </style:style>
    <style:style style:name="T580" style:parent-style-name="DefaultParagraphFont" style:family="text">
      <style:text-properties style:font-name="Arial" style:font-name-complex="Arial" fo:color="#000000" fo:language="en" fo:country="US"/>
    </style:style>
    <style:style style:name="T58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82" style:parent-style-name="DefaultParagraphFont" style:family="text">
      <style:text-properties fo:font-size="8pt" style:font-size-asian="8pt" style:font-size-complex="8pt" fo:language="en" fo:country="US"/>
    </style:style>
    <style:style style:name="T583" style:parent-style-name="apple-tab-span" style:family="text">
      <style:text-properties fo:font-size="8pt" style:font-size-asian="8pt" style:font-size-complex="8pt" fo:language="en" fo:country="US"/>
    </style:style>
    <style:style style:name="T5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85" style:parent-style-name="DefaultParagraphFont" style:family="text">
      <style:text-properties fo:font-size="8pt" style:font-size-asian="8pt" style:font-size-complex="8pt" fo:language="en" fo:country="US"/>
    </style:style>
    <style:style style:name="T586" style:parent-style-name="apple-tab-span" style:family="text">
      <style:text-properties fo:font-size="8pt" style:font-size-asian="8pt" style:font-size-complex="8pt" fo:language="en" fo:country="US"/>
    </style:style>
    <style:style style:name="T587" style:parent-style-name="DefaultParagraphFont" style:family="text">
      <style:text-properties fo:font-size="8pt" style:font-size-asian="8pt" style:font-size-complex="8pt" fo:language="en" fo:country="US"/>
    </style:style>
    <style:style style:name="T588" style:parent-style-name="DefaultParagraphFont" style:family="text">
      <style:text-properties fo:font-size="8pt" style:font-size-asian="8pt" style:font-size-complex="8pt" fo:language="en" fo:country="US"/>
    </style:style>
    <style:style style:name="T58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2" style:parent-style-name="DefaultParagraphFont" style:family="text">
      <style:text-properties fo:font-size="8pt" style:font-size-asian="8pt" style:font-size-complex="8pt" fo:language="en" fo:country="US"/>
    </style:style>
    <style:style style:name="T5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4" style:parent-style-name="DefaultParagraphFont" style:family="text">
      <style:text-properties fo:font-size="8pt" style:font-size-asian="8pt" style:font-size-complex="8pt" fo:language="en" fo:country="US"/>
    </style:style>
    <style:style style:name="T5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9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9" style:parent-style-name="DefaultParagraphFont" style:family="text">
      <style:text-properties fo:font-size="8pt" style:font-size-asian="8pt" style:font-size-complex="8pt" fo:language="en" fo:country="US"/>
    </style:style>
    <style:style style:name="T6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1" style:parent-style-name="DefaultParagraphFont" style:family="text">
      <style:text-properties fo:font-size="8pt" style:font-size-asian="8pt" style:font-size-complex="8pt" fo:language="en" fo:country="US"/>
    </style:style>
    <style:style style:name="T602" style:parent-style-name="DefaultParagraphFont" style:family="text">
      <style:text-properties style:font-name="Arial" style:font-name-complex="Arial" fo:color="#000000" fo:language="en" fo:country="US"/>
    </style:style>
    <style:style style:name="T60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04" style:parent-style-name="DefaultParagraphFont" style:family="text">
      <style:text-properties fo:font-size="8pt" style:font-size-asian="8pt" style:font-size-complex="8pt" fo:language="en" fo:country="US"/>
    </style:style>
    <style:style style:name="T605" style:parent-style-name="apple-tab-span" style:family="text">
      <style:text-properties fo:font-size="8pt" style:font-size-asian="8pt" style:font-size-complex="8pt" fo:language="en" fo:country="US"/>
    </style:style>
    <style:style style:name="T6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07" style:parent-style-name="DefaultParagraphFont" style:family="text">
      <style:text-properties fo:font-size="8pt" style:font-size-asian="8pt" style:font-size-complex="8pt" fo:language="en" fo:country="US"/>
    </style:style>
    <style:style style:name="T608" style:parent-style-name="apple-tab-span" style:family="text">
      <style:text-properties fo:font-size="8pt" style:font-size-asian="8pt" style:font-size-complex="8pt" fo:language="en" fo:country="US"/>
    </style:style>
    <style:style style:name="T609" style:parent-style-name="DefaultParagraphFont" style:family="text">
      <style:text-properties fo:font-size="8pt" style:font-size-asian="8pt" style:font-size-complex="8pt" fo:language="en" fo:country="US"/>
    </style:style>
    <style:style style:name="T6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1" style:parent-style-name="DefaultParagraphFont" style:family="text">
      <style:text-properties fo:font-size="8pt" style:font-size-asian="8pt" style:font-size-complex="8pt" fo:language="en" fo:country="US"/>
    </style:style>
    <style:style style:name="T6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3" style:parent-style-name="DefaultParagraphFont" style:family="text">
      <style:text-properties fo:font-size="8pt" style:font-size-asian="8pt" style:font-size-complex="8pt" fo:language="en" fo:country="US"/>
    </style:style>
    <style:style style:name="T614" style:parent-style-name="DefaultParagraphFont" style:family="text">
      <style:text-properties fo:font-size="8pt" style:font-size-asian="8pt" style:font-size-complex="8pt" fo:language="en" fo:country="US"/>
    </style:style>
    <style:style style:name="T6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1" style:parent-style-name="DefaultParagraphFont" style:family="text">
      <style:text-properties fo:font-size="8pt" style:font-size-asian="8pt" style:font-size-complex="8pt" fo:language="en" fo:country="US"/>
    </style:style>
    <style:style style:name="T6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3" style:parent-style-name="DefaultParagraphFont" style:family="text">
      <style:text-properties fo:font-size="8pt" style:font-size-asian="8pt" style:font-size-complex="8pt" fo:language="en" fo:country="US"/>
    </style:style>
    <style:style style:name="T624" style:parent-style-name="DefaultParagraphFont" style:family="text">
      <style:text-properties style:font-name="Arial" style:font-name-complex="Arial" fo:color="#000000" fo:language="en" fo:country="US"/>
    </style:style>
    <style:style style:name="T62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629" style:parent-style-name="Normal" style:family="paragraph">
      <style:paragraph-properties fo:break-before="page"/>
      <style:text-properties fo:language="en" fo:country="US" fo:hyphenate="true"/>
    </style:style>
    <style:style style:name="T630" style:parent-style-name="DefaultParagraphFont" style:family="text">
      <style:text-properties fo:font-size="8pt" style:font-size-asian="8pt" style:font-size-complex="8pt" fo:language="en" fo:country="US"/>
    </style:style>
    <style:style style:name="T631" style:parent-style-name="apple-tab-span" style:family="text">
      <style:text-properties fo:font-size="8pt" style:font-size-asian="8pt" style:font-size-complex="8pt" fo:language="en" fo:country="US"/>
    </style:style>
    <style:style style:name="T6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3" style:parent-style-name="DefaultParagraphFont" style:family="text">
      <style:text-properties fo:font-size="8pt" style:font-size-asian="8pt" style:font-size-complex="8pt" fo:language="en" fo:country="US"/>
    </style:style>
    <style:style style:name="T634" style:parent-style-name="apple-tab-span" style:family="text">
      <style:text-properties fo:font-size="8pt" style:font-size-asian="8pt" style:font-size-complex="8pt" fo:language="en" fo:country="US"/>
    </style:style>
    <style:style style:name="T635" style:parent-style-name="DefaultParagraphFont" style:family="text">
      <style:text-properties fo:font-size="8pt" style:font-size-asian="8pt" style:font-size-complex="8pt" fo:language="en" fo:country="US"/>
    </style:style>
    <style:style style:name="T636" style:parent-style-name="DefaultParagraphFont" style:family="text">
      <style:text-properties fo:font-size="8pt" style:font-size-asian="8pt" style:font-size-complex="8pt" fo:language="en" fo:country="US"/>
    </style:style>
    <style:style style:name="T6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9" style:parent-style-name="DefaultParagraphFont" style:family="text">
      <style:text-properties fo:font-size="8pt" style:font-size-asian="8pt" style:font-size-complex="8pt" fo:language="en" fo:country="US"/>
    </style:style>
    <style:style style:name="T6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1" style:parent-style-name="DefaultParagraphFont" style:family="text">
      <style:text-properties fo:font-size="8pt" style:font-size-asian="8pt" style:font-size-complex="8pt" fo:language="en" fo:country="US"/>
    </style:style>
    <style:style style:name="T64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5" style:parent-style-name="DefaultParagraphFont" style:family="text">
      <style:text-properties fo:font-size="8pt" style:font-size-asian="8pt" style:font-size-complex="8pt" fo:language="en" fo:country="US"/>
    </style:style>
    <style:style style:name="T6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7" style:parent-style-name="DefaultParagraphFont" style:family="text">
      <style:text-properties fo:font-size="8pt" style:font-size-asian="8pt" style:font-size-complex="8pt" fo:language="en" fo:country="US"/>
    </style:style>
    <style:style style:name="T6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5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60" style:parent-style-name="DefaultParagraphFont" style:family="text">
      <style:text-properties fo:font-size="8pt" style:font-size-asian="8pt" style:font-size-complex="8pt" fo:language="en" fo:country="US"/>
    </style:style>
    <style:style style:name="T6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2" style:parent-style-name="DefaultParagraphFont" style:family="text">
      <style:text-properties fo:font-size="8pt" style:font-size-asian="8pt" style:font-size-complex="8pt" fo:language="en" fo:country="US"/>
    </style:style>
    <style:style style:name="T6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6" style:parent-style-name="DefaultParagraphFont" style:family="text">
      <style:text-properties fo:font-size="8pt" style:font-size-asian="8pt" style:font-size-complex="8pt" fo:language="en" fo:country="US"/>
    </style:style>
    <style:style style:name="T6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8" style:parent-style-name="DefaultParagraphFont" style:family="text">
      <style:text-properties fo:font-size="8pt" style:font-size-asian="8pt" style:font-size-complex="8pt" fo:language="en" fo:country="US"/>
    </style:style>
    <style:style style:name="T669" style:parent-style-name="DefaultParagraphFont" style:family="text">
      <style:text-properties style:font-name="Arial" style:font-name-complex="Arial" fo:color="#000000" fo:language="en" fo:country="US"/>
    </style:style>
    <style:style style:name="T67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1" style:parent-style-name="apple-tab-span" style:family="text">
      <style:text-properties fo:font-size="8pt" style:font-size-asian="8pt" style:font-size-complex="8pt" fo:language="en" fo:country="US"/>
    </style:style>
    <style:style style:name="T6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677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67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3" style:parent-style-name="DefaultParagraphFont" style:family="text">
      <style:text-properties fo:font-size="8pt" style:font-size-asian="8pt" style:font-size-complex="8pt" fo:language="en" fo:country="US"/>
    </style:style>
    <style:style style:name="T6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5" style:parent-style-name="DefaultParagraphFont" style:family="text">
      <style:text-properties fo:font-size="8pt" style:font-size-asian="8pt" style:font-size-complex="8pt" fo:language="en" fo:country="US"/>
    </style:style>
    <style:style style:name="T6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7" style:parent-style-name="DefaultParagraphFont" style:family="text">
      <style:text-properties fo:font-size="8pt" style:font-size-asian="8pt" style:font-size-complex="8pt" fo:language="en" fo:country="US"/>
    </style:style>
    <style:style style:name="T6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1" style:parent-style-name="DefaultParagraphFont" style:family="text">
      <style:text-properties fo:font-size="8pt" style:font-size-asian="8pt" style:font-size-complex="8pt" fo:language="en" fo:country="US"/>
    </style:style>
    <style:style style:name="T6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3" style:parent-style-name="DefaultParagraphFont" style:family="text">
      <style:text-properties fo:font-size="8pt" style:font-size-asian="8pt" style:font-size-complex="8pt" fo:language="en" fo:country="US"/>
    </style:style>
    <style:style style:name="T694" style:parent-style-name="DefaultParagraphFont" style:family="text">
      <style:text-properties style:font-name="Arial" style:font-name-complex="Arial" fo:color="#000000" fo:language="en" fo:country="US"/>
    </style:style>
    <style:style style:name="T6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3" style:parent-style-name="DefaultParagraphFont" style:family="text">
      <style:text-properties fo:font-size="8pt" style:font-size-asian="8pt" style:font-size-complex="8pt" fo:language="en" fo:country="US"/>
    </style:style>
    <style:style style:name="T7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5" style:parent-style-name="DefaultParagraphFont" style:family="text">
      <style:text-properties fo:font-size="8pt" style:font-size-asian="8pt" style:font-size-complex="8pt" fo:language="en" fo:country="US"/>
    </style:style>
    <style:style style:name="T7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7" style:parent-style-name="DefaultParagraphFont" style:family="text">
      <style:text-properties fo:font-size="8pt" style:font-size-asian="8pt" style:font-size-complex="8pt" fo:language="en" fo:country="US"/>
    </style:style>
    <style:style style:name="T7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1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7" style:parent-style-name="DefaultParagraphFont" style:family="text">
      <style:text-properties fo:font-size="8pt" style:font-size-asian="8pt" style:font-size-complex="8pt" fo:language="en" fo:country="US"/>
    </style:style>
    <style:style style:name="T718" style:parent-style-name="DefaultParagraphFont" style:family="text">
      <style:text-properties style:font-name="Arial" style:font-name-complex="Arial" fo:color="#000000" fo:language="en" fo:country="US"/>
    </style:style>
    <style:style style:name="T71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2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2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6" style:parent-style-name="DefaultParagraphFont" style:family="text">
      <style:text-properties fo:font-size="8pt" style:font-size-asian="8pt" style:font-size-complex="8pt" fo:language="en" fo:country="US"/>
    </style:style>
    <style:style style:name="T7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8" style:parent-style-name="DefaultParagraphFont" style:family="text">
      <style:text-properties fo:font-size="8pt" style:font-size-asian="8pt" style:font-size-complex="8pt" fo:language="en" fo:country="US"/>
    </style:style>
    <style:style style:name="T7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0" style:parent-style-name="DefaultParagraphFont" style:family="text">
      <style:text-properties fo:font-size="8pt" style:font-size-asian="8pt" style:font-size-complex="8pt" fo:language="en" fo:country="US"/>
    </style:style>
    <style:style style:name="T7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5" style:parent-style-name="DefaultParagraphFont" style:family="text">
      <style:text-properties fo:font-size="8pt" style:font-size-asian="8pt" style:font-size-complex="8pt" fo:language="en" fo:country="US"/>
    </style:style>
    <style:style style:name="T7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7" style:parent-style-name="DefaultParagraphFont" style:family="text">
      <style:text-properties fo:font-size="8pt" style:font-size-asian="8pt" style:font-size-complex="8pt" fo:language="en" fo:country="US"/>
    </style:style>
    <style:style style:name="T738" style:parent-style-name="DefaultParagraphFont" style:family="text">
      <style:text-properties style:font-name="Arial" style:font-name-complex="Arial" fo:color="#000000" fo:language="en" fo:country="US"/>
    </style:style>
    <style:style style:name="T7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4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7" style:parent-style-name="DefaultParagraphFont" style:family="text">
      <style:text-properties fo:font-size="8pt" style:font-size-asian="8pt" style:font-size-complex="8pt" fo:language="en" fo:country="US"/>
    </style:style>
    <style:style style:name="T74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51" style:parent-style-name="DefaultParagraphFont" style:family="text">
      <style:text-properties fo:font-size="8pt" style:font-size-asian="8pt" style:font-size-complex="8pt" fo:language="en" fo:country="US"/>
    </style:style>
    <style:style style:name="T7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3" style:parent-style-name="DefaultParagraphFont" style:family="text">
      <style:text-properties fo:font-size="8pt" style:font-size-asian="8pt" style:font-size-complex="8pt" fo:language="en" fo:country="US"/>
    </style:style>
    <style:style style:name="T754" style:parent-style-name="DefaultParagraphFont" style:family="text">
      <style:text-properties fo:font-size="8pt" style:font-size-asian="8pt" style:font-size-complex="8pt" fo:language="en" fo:country="US"/>
    </style:style>
    <style:style style:name="T7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63" style:parent-style-name="DefaultParagraphFont" style:family="text">
      <style:text-properties fo:font-size="8pt" style:font-size-asian="8pt" style:font-size-complex="8pt" fo:language="en" fo:country="US"/>
    </style:style>
    <style:style style:name="T764" style:parent-style-name="DefaultParagraphFont" style:family="text">
      <style:text-properties style:font-name="Arial" style:font-name-complex="Arial" fo:color="#000000" fo:language="en" fo:country="US"/>
    </style:style>
    <style:style style:name="T7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3" style:parent-style-name="DefaultParagraphFont" style:family="text">
      <style:text-properties fo:font-size="8pt" style:font-size-asian="8pt" style:font-size-complex="8pt" fo:language="en" fo:country="US"/>
    </style:style>
    <style:style style:name="T7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8" style:parent-style-name="DefaultParagraphFont" style:family="text">
      <style:text-properties fo:font-size="8pt" style:font-size-asian="8pt" style:font-size-complex="8pt" fo:language="en" fo:country="US"/>
    </style:style>
    <style:style style:name="T7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0" style:parent-style-name="DefaultParagraphFont" style:family="text">
      <style:text-properties fo:font-size="8pt" style:font-size-asian="8pt" style:font-size-complex="8pt" fo:language="en" fo:country="US"/>
    </style:style>
    <style:style style:name="T7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85" style:parent-style-name="DefaultParagraphFont" style:family="text">
      <style:text-properties fo:font-size="8pt" style:font-size-asian="8pt" style:font-size-complex="8pt" fo:language="en" fo:country="US"/>
    </style:style>
    <style:style style:name="T7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7" style:parent-style-name="DefaultParagraphFont" style:family="text">
      <style:text-properties fo:font-size="8pt" style:font-size-asian="8pt" style:font-size-complex="8pt" fo:language="en" fo:country="US"/>
    </style:style>
    <style:style style:name="T788" style:parent-style-name="DefaultParagraphFont" style:family="text">
      <style:text-properties style:font-name="Arial" style:font-name-complex="Arial" fo:color="#000000" fo:language="en" fo:country="US"/>
    </style:style>
    <style:style style:name="T7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9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9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9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97" style:parent-style-name="DefaultParagraphFont" style:family="text">
      <style:text-properties fo:font-size="8pt" style:font-size-asian="8pt" style:font-size-complex="8pt" fo:language="en" fo:country="US"/>
    </style:style>
    <style:style style:name="T798" style:parent-style-name="DefaultParagraphFont" style:family="text">
      <style:text-properties fo:font-size="8pt" style:font-size-asian="8pt" style:font-size-complex="8pt" fo:language="en" fo:country="US"/>
    </style:style>
    <style:style style:name="T7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00" style:parent-style-name="DefaultParagraphFont" style:family="text">
      <style:text-properties fo:font-size="8pt" style:font-size-asian="8pt" style:font-size-complex="8pt" fo:language="en" fo:country="US"/>
    </style:style>
    <style:style style:name="T8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2" style:parent-style-name="DefaultParagraphFont" style:family="text">
      <style:text-properties fo:font-size="8pt" style:font-size-asian="8pt" style:font-size-complex="8pt" fo:language="en" fo:country="US"/>
    </style:style>
    <style:style style:name="T8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1" style:parent-style-name="DefaultParagraphFont" style:family="text">
      <style:text-properties fo:font-size="8pt" style:font-size-asian="8pt" style:font-size-complex="8pt" fo:language="en" fo:country="US"/>
    </style:style>
    <style:style style:name="T812" style:parent-style-name="DefaultParagraphFont" style:family="text">
      <style:text-properties style:font-name="Arial" style:font-name-complex="Arial" fo:color="#000000" fo:language="en" fo:country="US"/>
    </style:style>
    <style:style style:name="T8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22" style:parent-style-name="DefaultParagraphFont" style:family="text">
      <style:text-properties fo:font-size="8pt" style:font-size-asian="8pt" style:font-size-complex="8pt" fo:language="en" fo:country="US"/>
    </style:style>
    <style:style style:name="T82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24" style:parent-style-name="DefaultParagraphFont" style:family="text">
      <style:text-properties fo:font-size="8pt" style:font-size-asian="8pt" style:font-size-complex="8pt" fo:language="en" fo:country="US"/>
    </style:style>
    <style:style style:name="T8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26" style:parent-style-name="DefaultParagraphFont" style:family="text">
      <style:text-properties fo:font-size="8pt" style:font-size-asian="8pt" style:font-size-complex="8pt" fo:language="en" fo:country="US"/>
    </style:style>
    <style:style style:name="T8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3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3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3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5" style:parent-style-name="DefaultParagraphFont" style:family="text">
      <style:text-properties fo:font-size="8pt" style:font-size-asian="8pt" style:font-size-complex="8pt" fo:language="en" fo:country="US"/>
    </style:style>
    <style:style style:name="T836" style:parent-style-name="DefaultParagraphFont" style:family="text">
      <style:text-properties style:font-name="Arial" style:font-name-complex="Arial" fo:color="#000000" fo:language="en" fo:country="US"/>
    </style:style>
    <style:style style:name="T8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3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4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45" style:parent-style-name="DefaultParagraphFont" style:family="text">
      <style:text-properties fo:font-size="8pt" style:font-size-asian="8pt" style:font-size-complex="8pt" fo:language="en" fo:country="US"/>
    </style:style>
    <style:style style:name="T8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47" style:parent-style-name="DefaultParagraphFont" style:family="text">
      <style:text-properties fo:font-size="8pt" style:font-size-asian="8pt" style:font-size-complex="8pt" fo:language="en" fo:country="US"/>
    </style:style>
    <style:style style:name="T8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9" style:parent-style-name="DefaultParagraphFont" style:family="text">
      <style:text-properties fo:font-size="8pt" style:font-size-asian="8pt" style:font-size-complex="8pt" fo:language="en" fo:country="US"/>
    </style:style>
    <style:style style:name="T8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6" style:parent-style-name="DefaultParagraphFont" style:family="text">
      <style:text-properties fo:font-size="8pt" style:font-size-asian="8pt" style:font-size-complex="8pt" fo:language="en" fo:country="US"/>
    </style:style>
    <style:style style:name="T8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8" style:parent-style-name="DefaultParagraphFont" style:family="text">
      <style:text-properties fo:font-size="8pt" style:font-size-asian="8pt" style:font-size-complex="8pt" fo:language="en" fo:country="US"/>
    </style:style>
    <style:style style:name="T859" style:parent-style-name="DefaultParagraphFont" style:family="text">
      <style:text-properties style:font-name="Arial" style:font-name-complex="Arial" fo:color="#000000" fo:language="en" fo:country="US"/>
    </style:style>
    <style:style style:name="T8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6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6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68" style:parent-style-name="DefaultParagraphFont" style:family="text">
      <style:text-properties fo:font-size="8pt" style:font-size-asian="8pt" style:font-size-complex="8pt" fo:language="en" fo:country="US"/>
    </style:style>
    <style:style style:name="T8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70" style:parent-style-name="DefaultParagraphFont" style:family="text">
      <style:text-properties fo:font-size="8pt" style:font-size-asian="8pt" style:font-size-complex="8pt" fo:language="en" fo:country="US"/>
    </style:style>
    <style:style style:name="T8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2" style:parent-style-name="DefaultParagraphFont" style:family="text">
      <style:text-properties fo:font-size="8pt" style:font-size-asian="8pt" style:font-size-complex="8pt" fo:language="en" fo:country="US"/>
    </style:style>
    <style:style style:name="T8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84" style:parent-style-name="DefaultParagraphFont" style:family="text">
      <style:text-properties fo:font-size="8pt" style:font-size-asian="8pt" style:font-size-complex="8pt" fo:language="en" fo:country="US"/>
    </style:style>
    <style:style style:name="T885" style:parent-style-name="DefaultParagraphFont" style:family="text">
      <style:text-properties style:font-name="Arial" style:font-name-complex="Arial" fo:color="#000000" fo:language="en" fo:country="US"/>
    </style:style>
    <style:style style:name="T8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93" style:parent-style-name="DefaultParagraphFont" style:family="text">
      <style:text-properties fo:font-size="8pt" style:font-size-asian="8pt" style:font-size-complex="8pt" fo:language="en" fo:country="US"/>
    </style:style>
    <style:style style:name="T8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95" style:parent-style-name="DefaultParagraphFont" style:family="text">
      <style:text-properties fo:font-size="8pt" style:font-size-asian="8pt" style:font-size-complex="8pt" fo:language="en" fo:country="US"/>
    </style:style>
    <style:style style:name="T8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8" style:parent-style-name="DefaultParagraphFont" style:family="text">
      <style:text-properties fo:font-size="8pt" style:font-size-asian="8pt" style:font-size-complex="8pt" fo:language="en" fo:country="US"/>
    </style:style>
    <style:style style:name="T8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4" style:parent-style-name="DefaultParagraphFont" style:family="text">
      <style:text-properties fo:font-size="8pt" style:font-size-asian="8pt" style:font-size-complex="8pt" fo:language="en" fo:country="US"/>
    </style:style>
    <style:style style:name="T9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6" style:parent-style-name="DefaultParagraphFont" style:family="text">
      <style:text-properties fo:font-size="8pt" style:font-size-asian="8pt" style:font-size-complex="8pt" fo:language="en" fo:country="US"/>
    </style:style>
    <style:style style:name="T907" style:parent-style-name="DefaultParagraphFont" style:family="text">
      <style:text-properties style:font-name="Arial" style:font-name-complex="Arial" fo:color="#000000" fo:language="en" fo:country="US"/>
    </style:style>
    <style:style style:name="T90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6" style:parent-style-name="DefaultParagraphFont" style:family="text">
      <style:text-properties fo:font-size="8pt" style:font-size-asian="8pt" style:font-size-complex="8pt" fo:language="en" fo:country="US"/>
    </style:style>
    <style:style style:name="T9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9" style:parent-style-name="DefaultParagraphFont" style:family="text">
      <style:text-properties fo:font-size="8pt" style:font-size-asian="8pt" style:font-size-complex="8pt" fo:language="en" fo:country="US"/>
    </style:style>
    <style:style style:name="T9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1" style:parent-style-name="DefaultParagraphFont" style:family="text">
      <style:text-properties fo:font-size="8pt" style:font-size-asian="8pt" style:font-size-complex="8pt" fo:language="en" fo:country="US"/>
    </style:style>
    <style:style style:name="T9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2" style:parent-style-name="DefaultParagraphFont" style:family="text">
      <style:text-properties fo:font-size="8pt" style:font-size-asian="8pt" style:font-size-complex="8pt" fo:language="en" fo:country="US"/>
    </style:style>
    <style:style style:name="T933" style:parent-style-name="DefaultParagraphFont" style:family="text">
      <style:text-properties style:font-name="Arial" style:font-name-complex="Arial" fo:color="#000000" fo:language="en" fo:country="US"/>
    </style:style>
    <style:style style:name="T93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2" style:parent-style-name="DefaultParagraphFont" style:family="text">
      <style:text-properties fo:font-size="8pt" style:font-size-asian="8pt" style:font-size-complex="8pt" fo:language="en" fo:country="US"/>
    </style:style>
    <style:style style:name="T9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5" style:parent-style-name="DefaultParagraphFont" style:family="text">
      <style:text-properties fo:font-size="8pt" style:font-size-asian="8pt" style:font-size-complex="8pt" fo:language="en" fo:country="US"/>
    </style:style>
    <style:style style:name="T9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7" style:parent-style-name="DefaultParagraphFont" style:family="text">
      <style:text-properties fo:font-size="8pt" style:font-size-asian="8pt" style:font-size-complex="8pt" fo:language="en" fo:country="US"/>
    </style:style>
    <style:style style:name="T9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5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8" style:parent-style-name="DefaultParagraphFont" style:family="text">
      <style:text-properties fo:font-size="8pt" style:font-size-asian="8pt" style:font-size-complex="8pt" fo:language="en" fo:country="US"/>
    </style:style>
    <style:style style:name="T959" style:parent-style-name="DefaultParagraphFont" style:family="text">
      <style:text-properties style:font-name="Arial" style:font-name-complex="Arial" fo:color="#000000" fo:language="en" fo:country="US"/>
    </style:style>
    <style:style style:name="T9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6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6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68" style:parent-style-name="DefaultParagraphFont" style:family="text">
      <style:text-properties fo:font-size="8pt" style:font-size-asian="8pt" style:font-size-complex="8pt" fo:language="en" fo:country="US"/>
    </style:style>
    <style:style style:name="T969" style:parent-style-name="DefaultParagraphFont" style:family="text">
      <style:text-properties fo:font-size="8pt" style:font-size-asian="8pt" style:font-size-complex="8pt" fo:language="en" fo:country="US"/>
    </style:style>
    <style:style style:name="T9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71" style:parent-style-name="DefaultParagraphFont" style:family="text">
      <style:text-properties fo:font-size="8pt" style:font-size-asian="8pt" style:font-size-complex="8pt" fo:language="en" fo:country="US"/>
    </style:style>
    <style:style style:name="T9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3" style:parent-style-name="DefaultParagraphFont" style:family="text">
      <style:text-properties fo:font-size="8pt" style:font-size-asian="8pt" style:font-size-complex="8pt" fo:language="en" fo:country="US"/>
    </style:style>
    <style:style style:name="T9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84" style:parent-style-name="DefaultParagraphFont" style:family="text">
      <style:text-properties fo:font-size="8pt" style:font-size-asian="8pt" style:font-size-complex="8pt" fo:language="en" fo:country="US"/>
    </style:style>
    <style:style style:name="T985" style:parent-style-name="DefaultParagraphFont" style:family="text">
      <style:text-properties style:font-name="Arial" style:font-name-complex="Arial" fo:color="#000000" fo:language="en" fo:country="US"/>
    </style:style>
    <style:style style:name="T9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9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4" style:parent-style-name="DefaultParagraphFont" style:family="text">
      <style:text-properties fo:font-size="8pt" style:font-size-asian="8pt" style:font-size-complex="8pt" fo:language="en" fo:country="US"/>
    </style:style>
    <style:style style:name="T9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8" style:parent-style-name="DefaultParagraphFont" style:family="text">
      <style:text-properties fo:font-size="8pt" style:font-size-asian="8pt" style:font-size-complex="8pt" fo:language="en" fo:country="US"/>
    </style:style>
    <style:style style:name="T9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0" style:parent-style-name="DefaultParagraphFont" style:family="text">
      <style:text-properties fo:font-size="8pt" style:font-size-asian="8pt" style:font-size-complex="8pt" fo:language="en" fo:country="US"/>
    </style:style>
    <style:style style:name="T10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6" style:parent-style-name="DefaultParagraphFont" style:family="text">
      <style:text-properties fo:font-size="8pt" style:font-size-asian="8pt" style:font-size-complex="8pt" fo:language="en" fo:country="US"/>
    </style:style>
    <style:style style:name="T1017" style:parent-style-name="DefaultParagraphFont" style:family="text">
      <style:text-properties style:font-name="Arial" style:font-name-complex="Arial" fo:color="#000000" fo:language="en" fo:country="US"/>
    </style:style>
    <style:style style:name="T10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2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6" style:parent-style-name="DefaultParagraphFont" style:family="text">
      <style:text-properties fo:font-size="8pt" style:font-size-asian="8pt" style:font-size-complex="8pt" fo:language="en" fo:country="US"/>
    </style:style>
    <style:style style:name="T10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8" style:parent-style-name="DefaultParagraphFont" style:family="text">
      <style:text-properties fo:font-size="8pt" style:font-size-asian="8pt" style:font-size-complex="8pt" fo:language="en" fo:country="US"/>
    </style:style>
    <style:style style:name="T10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0" style:parent-style-name="DefaultParagraphFont" style:family="text">
      <style:text-properties fo:font-size="8pt" style:font-size-asian="8pt" style:font-size-complex="8pt" fo:language="en" fo:country="US"/>
    </style:style>
    <style:style style:name="T10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35" style:parent-style-name="DefaultParagraphFont" style:family="text">
      <style:text-properties fo:font-size="8pt" style:font-size-asian="8pt" style:font-size-complex="8pt" fo:language="en" fo:country="US"/>
    </style:style>
    <style:style style:name="T10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7" style:parent-style-name="DefaultParagraphFont" style:family="text">
      <style:text-properties fo:font-size="8pt" style:font-size-asian="8pt" style:font-size-complex="8pt" fo:language="en" fo:country="US"/>
    </style:style>
    <style:style style:name="T1038" style:parent-style-name="DefaultParagraphFont" style:family="text">
      <style:text-properties style:font-name="Arial" style:font-name-complex="Arial" fo:color="#000000" fo:language="en" fo:country="US"/>
    </style:style>
    <style:style style:name="T10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4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4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47" style:parent-style-name="DefaultParagraphFont" style:family="text">
      <style:text-properties fo:font-size="8pt" style:font-size-asian="8pt" style:font-size-complex="8pt" fo:language="en" fo:country="US"/>
    </style:style>
    <style:style style:name="T1048" style:parent-style-name="DefaultParagraphFont" style:family="text">
      <style:text-properties fo:font-size="8pt" style:font-size-asian="8pt" style:font-size-complex="8pt" fo:language="en" fo:country="US"/>
    </style:style>
    <style:style style:name="T10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50" style:parent-style-name="DefaultParagraphFont" style:family="text">
      <style:text-properties fo:font-size="8pt" style:font-size-asian="8pt" style:font-size-complex="8pt" fo:language="en" fo:country="US"/>
    </style:style>
    <style:style style:name="T10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2" style:parent-style-name="DefaultParagraphFont" style:family="text">
      <style:text-properties fo:font-size="8pt" style:font-size-asian="8pt" style:font-size-complex="8pt" fo:language="en" fo:country="US"/>
    </style:style>
    <style:style style:name="T105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60" style:parent-style-name="DefaultParagraphFont" style:family="text">
      <style:text-properties fo:font-size="8pt" style:font-size-asian="8pt" style:font-size-complex="8pt" fo:language="en" fo:country="US"/>
    </style:style>
    <style:style style:name="T10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62" style:parent-style-name="DefaultParagraphFont" style:family="text">
      <style:text-properties fo:font-size="8pt" style:font-size-asian="8pt" style:font-size-complex="8pt" fo:language="en" fo:country="US"/>
    </style:style>
    <style:style style:name="T1063" style:parent-style-name="DefaultParagraphFont" style:family="text">
      <style:text-properties style:font-name="Arial" style:font-name-complex="Arial" fo:color="#000000" fo:language="en" fo:country="US"/>
    </style:style>
    <style:style style:name="T106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6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3" style:parent-style-name="DefaultParagraphFont" style:family="text">
      <style:text-properties fo:font-size="8pt" style:font-size-asian="8pt" style:font-size-complex="8pt" fo:language="en" fo:country="US"/>
    </style:style>
    <style:style style:name="T10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5" style:parent-style-name="DefaultParagraphFont" style:family="text">
      <style:text-properties fo:font-size="8pt" style:font-size-asian="8pt" style:font-size-complex="8pt" fo:language="en" fo:country="US"/>
    </style:style>
    <style:style style:name="T10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7" style:parent-style-name="DefaultParagraphFont" style:family="text">
      <style:text-properties fo:font-size="8pt" style:font-size-asian="8pt" style:font-size-complex="8pt" fo:language="en" fo:country="US"/>
    </style:style>
    <style:style style:name="T10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1" style:parent-style-name="DefaultParagraphFont" style:family="text">
      <style:text-properties fo:font-size="8pt" style:font-size-asian="8pt" style:font-size-complex="8pt" fo:language="en" fo:country="US"/>
    </style:style>
    <style:style style:name="T1092" style:parent-style-name="DefaultParagraphFont" style:family="text">
      <style:text-properties style:font-name="Arial" style:font-name-complex="Arial" fo:color="#000000" fo:language="en" fo:country="US"/>
    </style:style>
    <style:style style:name="T10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9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00" style:parent-style-name="DefaultParagraphFont" style:family="text">
      <style:text-properties fo:font-size="8pt" style:font-size-asian="8pt" style:font-size-complex="8pt" fo:language="en" fo:country="US"/>
    </style:style>
    <style:style style:name="T11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02" style:parent-style-name="DefaultParagraphFont" style:family="text">
      <style:text-properties fo:font-size="8pt" style:font-size-asian="8pt" style:font-size-complex="8pt" fo:language="en" fo:country="US"/>
    </style:style>
    <style:style style:name="T11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4" style:parent-style-name="DefaultParagraphFont" style:family="text">
      <style:text-properties fo:font-size="8pt" style:font-size-asian="8pt" style:font-size-complex="8pt" fo:language="en" fo:country="US"/>
    </style:style>
    <style:style style:name="T11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8" style:parent-style-name="DefaultParagraphFont" style:family="text">
      <style:text-properties fo:font-size="8pt" style:font-size-asian="8pt" style:font-size-complex="8pt" fo:language="en" fo:country="US"/>
    </style:style>
    <style:style style:name="T1119" style:parent-style-name="DefaultParagraphFont" style:family="text">
      <style:text-properties style:font-name="Arial" style:font-name-complex="Arial" fo:color="#000000" fo:language="en" fo:country="US"/>
    </style:style>
    <style:style style:name="T11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2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2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2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12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12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1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2" style:parent-style-name="DefaultParagraphFont" style:family="text">
      <style:text-properties fo:font-size="8pt" style:font-size-asian="8pt" style:font-size-complex="8pt" fo:language="en" fo:country="US"/>
    </style:style>
    <style:style style:name="T11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4" style:parent-style-name="DefaultParagraphFont" style:family="text">
      <style:text-properties fo:font-size="8pt" style:font-size-asian="8pt" style:font-size-complex="8pt" fo:language="en" fo:country="US"/>
    </style:style>
    <style:style style:name="T11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7" style:parent-style-name="DefaultParagraphFont" style:family="text">
      <style:text-properties fo:font-size="8pt" style:font-size-asian="8pt" style:font-size-complex="8pt" fo:language="en" fo:country="US"/>
    </style:style>
    <style:style style:name="T11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2" style:parent-style-name="DefaultParagraphFont" style:family="text">
      <style:text-properties fo:font-size="8pt" style:font-size-asian="8pt" style:font-size-complex="8pt" fo:language="en" fo:country="US"/>
    </style:style>
    <style:style style:name="T11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4" style:parent-style-name="DefaultParagraphFont" style:family="text">
      <style:text-properties fo:font-size="8pt" style:font-size-asian="8pt" style:font-size-complex="8pt" fo:language="en" fo:country="US"/>
    </style:style>
    <style:style style:name="T1145" style:parent-style-name="DefaultParagraphFont" style:family="text">
      <style:text-properties style:font-name="Arial" style:font-name-complex="Arial" fo:color="#000000" fo:language="en" fo:country="US"/>
    </style:style>
    <style:style style:name="T114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47" style:parent-style-name="DefaultParagraphFont" style:family="text">
      <style:text-properties fo:font-size="8pt" style:font-size-asian="8pt" style:font-size-complex="8pt" fo:language="en" fo:country="US"/>
    </style:style>
    <style:style style:name="T1148" style:parent-style-name="apple-tab-span" style:family="text">
      <style:text-properties fo:font-size="8pt" style:font-size-asian="8pt" style:font-size-complex="8pt" fo:language="en" fo:country="US"/>
    </style:style>
    <style:style style:name="T11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3" style:parent-style-name="DefaultParagraphFont" style:family="text">
      <style:text-properties fo:font-size="8pt" style:font-size-asian="8pt" style:font-size-complex="8pt" fo:language="en" fo:country="US"/>
    </style:style>
    <style:style style:name="T11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5" style:parent-style-name="DefaultParagraphFont" style:family="text">
      <style:text-properties fo:font-size="8pt" style:font-size-asian="8pt" style:font-size-complex="8pt" fo:language="en" fo:country="US"/>
    </style:style>
    <style:style style:name="T1156" style:parent-style-name="DefaultParagraphFont" style:family="text">
      <style:text-properties fo:font-size="8pt" style:font-size-asian="8pt" style:font-size-complex="8pt" fo:language="en" fo:country="US"/>
    </style:style>
    <style:style style:name="T11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5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59" style:parent-style-name="DefaultParagraphFont" style:family="text">
      <style:text-properties fo:font-size="8pt" style:font-size-asian="8pt" style:font-size-complex="8pt" fo:language="en" fo:country="US"/>
    </style:style>
    <style:style style:name="T11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3" style:parent-style-name="DefaultParagraphFont" style:family="text">
      <style:text-properties fo:font-size="8pt" style:font-size-asian="8pt" style:font-size-complex="8pt" fo:language="en" fo:country="US"/>
    </style:style>
    <style:style style:name="T11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5" style:parent-style-name="DefaultParagraphFont" style:family="text">
      <style:text-properties fo:font-size="8pt" style:font-size-asian="8pt" style:font-size-complex="8pt" fo:language="en" fo:country="US"/>
    </style:style>
    <style:style style:name="T11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1167" style:parent-style-name="Heading3" style:family="paragraph">
      <style:paragraph-properties fo:break-before="page"/>
    </style:style>
    <style:style style:name="T1168" style:parent-style-name="DefaultParagraphFont" style:family="text">
      <style:text-properties fo:font-size="8pt" style:font-size-asian="8pt" style:font-size-complex="8pt" fo:language="en" fo:country="US"/>
    </style:style>
    <style:style style:name="T1169" style:parent-style-name="apple-tab-span" style:family="text">
      <style:text-properties fo:font-size="8pt" style:font-size-asian="8pt" style:font-size-complex="8pt" fo:language="en" fo:country="US"/>
    </style:style>
    <style:style style:name="T11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4" style:parent-style-name="DefaultParagraphFont" style:family="text">
      <style:text-properties fo:font-size="8pt" style:font-size-asian="8pt" style:font-size-complex="8pt" fo:language="en" fo:country="US"/>
    </style:style>
    <style:style style:name="T11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6" style:parent-style-name="DefaultParagraphFont" style:family="text">
      <style:text-properties fo:font-size="8pt" style:font-size-asian="8pt" style:font-size-complex="8pt" fo:language="en" fo:country="US"/>
    </style:style>
    <style:style style:name="T11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9" style:parent-style-name="DefaultParagraphFont" style:family="text">
      <style:text-properties fo:font-size="8pt" style:font-size-asian="8pt" style:font-size-complex="8pt" fo:language="en" fo:country="US"/>
    </style:style>
    <style:style style:name="T11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4" style:parent-style-name="DefaultParagraphFont" style:family="text">
      <style:text-properties fo:font-size="8pt" style:font-size-asian="8pt" style:font-size-complex="8pt" fo:language="en" fo:country="US"/>
    </style:style>
    <style:style style:name="T11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86" style:parent-style-name="DefaultParagraphFont" style:family="text">
      <style:text-properties fo:font-size="8pt" style:font-size-asian="8pt" style:font-size-complex="8pt" fo:language="en" fo:country="US"/>
    </style:style>
    <style:style style:name="T11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89" style:parent-style-name="DefaultParagraphFont" style:family="text">
      <style:text-properties fo:font-size="8pt" style:font-size-asian="8pt" style:font-size-complex="8pt" fo:language="en" fo:country="US"/>
    </style:style>
    <style:style style:name="T1190" style:parent-style-name="apple-tab-span" style:family="text">
      <style:text-properties fo:font-size="8pt" style:font-size-asian="8pt" style:font-size-complex="8pt" fo:language="en" fo:country="US"/>
    </style:style>
    <style:style style:name="T11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5" style:parent-style-name="DefaultParagraphFont" style:family="text">
      <style:text-properties fo:font-size="8pt" style:font-size-asian="8pt" style:font-size-complex="8pt" fo:language="en" fo:country="US"/>
    </style:style>
    <style:style style:name="T11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8" style:parent-style-name="DefaultParagraphFont" style:family="text">
      <style:text-properties fo:font-size="8pt" style:font-size-asian="8pt" style:font-size-complex="8pt" fo:language="en" fo:country="US"/>
    </style:style>
    <style:style style:name="T11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1" style:parent-style-name="DefaultParagraphFont" style:family="text">
      <style:text-properties fo:font-size="8pt" style:font-size-asian="8pt" style:font-size-complex="8pt" fo:language="en" fo:country="US"/>
    </style:style>
    <style:style style:name="T12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5" style:parent-style-name="DefaultParagraphFont" style:family="text">
      <style:text-properties fo:font-size="8pt" style:font-size-asian="8pt" style:font-size-complex="8pt" fo:language="en" fo:country="US"/>
    </style:style>
    <style:style style:name="T12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7" style:parent-style-name="DefaultParagraphFont" style:family="text">
      <style:text-properties fo:font-size="8pt" style:font-size-asian="8pt" style:font-size-complex="8pt" fo:language="en" fo:country="US"/>
    </style:style>
    <style:style style:name="T12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10" style:parent-style-name="DefaultParagraphFont" style:family="text">
      <style:text-properties fo:font-size="8pt" style:font-size-asian="8pt" style:font-size-complex="8pt" fo:language="en" fo:country="US"/>
    </style:style>
    <style:style style:name="T1211" style:parent-style-name="DefaultParagraphFont" style:family="text">
      <style:text-properties fo:font-size="8pt" style:font-size-asian="8pt" style:font-size-complex="8pt" fo:language="en" fo:country="US"/>
    </style:style>
    <style:style style:name="T1212" style:parent-style-name="apple-tab-span" style:family="text">
      <style:text-properties fo:font-size="8pt" style:font-size-asian="8pt" style:font-size-complex="8pt" fo:language="en" fo:country="US"/>
    </style:style>
    <style:style style:name="T12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7" style:parent-style-name="DefaultParagraphFont" style:family="text">
      <style:text-properties fo:font-size="8pt" style:font-size-asian="8pt" style:font-size-complex="8pt" fo:language="en" fo:country="US"/>
    </style:style>
    <style:style style:name="T12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9" style:parent-style-name="DefaultParagraphFont" style:family="text">
      <style:text-properties fo:font-size="8pt" style:font-size-asian="8pt" style:font-size-complex="8pt" fo:language="en" fo:country="US"/>
    </style:style>
    <style:style style:name="T12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2" style:parent-style-name="DefaultParagraphFont" style:family="text">
      <style:text-properties fo:font-size="8pt" style:font-size-asian="8pt" style:font-size-complex="8pt" fo:language="en" fo:country="US"/>
    </style:style>
    <style:style style:name="T12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27" style:parent-style-name="DefaultParagraphFont" style:family="text">
      <style:text-properties fo:font-size="8pt" style:font-size-asian="8pt" style:font-size-complex="8pt" fo:language="en" fo:country="US"/>
    </style:style>
    <style:style style:name="T12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9" style:parent-style-name="DefaultParagraphFont" style:family="text">
      <style:text-properties fo:font-size="8pt" style:font-size-asian="8pt" style:font-size-complex="8pt" fo:language="en" fo:country="US"/>
    </style:style>
    <style:style style:name="T12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32" style:parent-style-name="DefaultParagraphFont" style:family="text">
      <style:text-properties fo:font-size="8pt" style:font-size-asian="8pt" style:font-size-complex="8pt" fo:language="en" fo:country="US"/>
    </style:style>
    <style:style style:name="T1233" style:parent-style-name="apple-tab-span" style:family="text">
      <style:text-properties fo:font-size="8pt" style:font-size-asian="8pt" style:font-size-complex="8pt" fo:language="en" fo:country="US"/>
    </style:style>
    <style:style style:name="T12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8" style:parent-style-name="DefaultParagraphFont" style:family="text">
      <style:text-properties fo:font-size="8pt" style:font-size-asian="8pt" style:font-size-complex="8pt" fo:language="en" fo:country="US"/>
    </style:style>
    <style:style style:name="T12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40" style:parent-style-name="DefaultParagraphFont" style:family="text">
      <style:text-properties fo:font-size="8pt" style:font-size-asian="8pt" style:font-size-complex="8pt" fo:language="en" fo:country="US"/>
    </style:style>
    <style:style style:name="T12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3" style:parent-style-name="DefaultParagraphFont" style:family="text">
      <style:text-properties fo:font-size="8pt" style:font-size-asian="8pt" style:font-size-complex="8pt" fo:language="en" fo:country="US"/>
    </style:style>
    <style:style style:name="T1244" style:parent-style-name="DefaultParagraphFont" style:family="text">
      <style:text-properties fo:font-size="8pt" style:font-size-asian="8pt" style:font-size-complex="8pt" fo:language="en" fo:country="US"/>
    </style:style>
    <style:style style:name="T1245" style:parent-style-name="DefaultParagraphFont" style:family="text">
      <style:text-properties fo:font-size="8pt" style:font-size-asian="8pt" style:font-size-complex="8pt" fo:language="en" fo:country="US"/>
    </style:style>
    <style:style style:name="T12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7" style:parent-style-name="DefaultParagraphFont" style:family="text">
      <style:text-properties fo:font-size="8pt" style:font-size-asian="8pt" style:font-size-complex="8pt" fo:language="en" fo:country="US"/>
    </style:style>
    <style:style style:name="T12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50" style:parent-style-name="DefaultParagraphFont" style:family="text">
      <style:text-properties fo:font-size="8pt" style:font-size-asian="8pt" style:font-size-complex="8pt" fo:language="en" fo:country="US"/>
    </style:style>
    <style:style style:name="T1251" style:parent-style-name="apple-tab-span" style:family="text">
      <style:text-properties fo:font-size="8pt" style:font-size-asian="8pt" style:font-size-complex="8pt" fo:language="en" fo:country="US"/>
    </style:style>
    <style:style style:name="T12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6" style:parent-style-name="DefaultParagraphFont" style:family="text">
      <style:text-properties fo:font-size="8pt" style:font-size-asian="8pt" style:font-size-complex="8pt" fo:language="en" fo:country="US"/>
    </style:style>
    <style:style style:name="T12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8" style:parent-style-name="DefaultParagraphFont" style:family="text">
      <style:text-properties fo:font-size="8pt" style:font-size-asian="8pt" style:font-size-complex="8pt" fo:language="en" fo:country="US"/>
    </style:style>
    <style:style style:name="T12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1" style:parent-style-name="DefaultParagraphFont" style:family="text">
      <style:text-properties fo:font-size="8pt" style:font-size-asian="8pt" style:font-size-complex="8pt" fo:language="en" fo:country="US"/>
    </style:style>
    <style:style style:name="T1262" style:parent-style-name="DefaultParagraphFont" style:family="text">
      <style:text-properties fo:font-size="8pt" style:font-size-asian="8pt" style:font-size-complex="8pt" fo:language="en" fo:country="US"/>
    </style:style>
    <style:style style:name="T12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69" style:parent-style-name="DefaultParagraphFont" style:family="text">
      <style:text-properties fo:font-size="8pt" style:font-size-asian="8pt" style:font-size-complex="8pt" fo:language="en" fo:country="US"/>
    </style:style>
    <style:style style:name="T12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1" style:parent-style-name="DefaultParagraphFont" style:family="text">
      <style:text-properties fo:font-size="8pt" style:font-size-asian="8pt" style:font-size-complex="8pt" fo:language="en" fo:country="US"/>
    </style:style>
    <style:style style:name="T12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277" style:parent-style-name="Normal" style:family="paragraph">
      <style:paragraph-properties fo:break-before="page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12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4" style:parent-style-name="DefaultParagraphFont" style:family="text">
      <style:text-properties fo:font-size="8pt" style:font-size-asian="8pt" style:font-size-complex="8pt" fo:language="en" fo:country="US"/>
    </style:style>
    <style:style style:name="T12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7" style:parent-style-name="DefaultParagraphFont" style:family="text">
      <style:text-properties fo:font-size="8pt" style:font-size-asian="8pt" style:font-size-complex="8pt" fo:language="en" fo:country="US"/>
    </style:style>
    <style:style style:name="T12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0" style:parent-style-name="DefaultParagraphFont" style:family="text">
      <style:text-properties fo:font-size="8pt" style:font-size-asian="8pt" style:font-size-complex="8pt" fo:language="en" fo:country="US"/>
    </style:style>
    <style:style style:name="T12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2" style:parent-style-name="DefaultParagraphFont" style:family="text">
      <style:text-properties fo:font-size="8pt" style:font-size-asian="8pt" style:font-size-complex="8pt" fo:language="en" fo:country="US"/>
    </style:style>
    <style:style style:name="T12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4" style:parent-style-name="DefaultParagraphFont" style:family="text">
      <style:text-properties fo:font-size="8pt" style:font-size-asian="8pt" style:font-size-complex="8pt" fo:language="en" fo:country="US"/>
    </style:style>
    <style:style style:name="T12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97" style:parent-style-name="DefaultParagraphFont" style:family="text">
      <style:text-properties fo:font-size="8pt" style:font-size-asian="8pt" style:font-size-complex="8pt" fo:language="en" fo:country="US"/>
    </style:style>
    <style:style style:name="T1298" style:parent-style-name="apple-tab-span" style:family="text">
      <style:text-properties fo:font-size="8pt" style:font-size-asian="8pt" style:font-size-complex="8pt" fo:language="en" fo:country="US"/>
    </style:style>
    <style:style style:name="T12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3" style:parent-style-name="DefaultParagraphFont" style:family="text">
      <style:text-properties fo:font-size="8pt" style:font-size-asian="8pt" style:font-size-complex="8pt" fo:language="en" fo:country="US"/>
    </style:style>
    <style:style style:name="T13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5" style:parent-style-name="DefaultParagraphFont" style:family="text">
      <style:text-properties fo:font-size="8pt" style:font-size-asian="8pt" style:font-size-complex="8pt" fo:language="en" fo:country="US"/>
    </style:style>
    <style:style style:name="T13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8" style:parent-style-name="DefaultParagraphFont" style:family="text">
      <style:text-properties fo:font-size="8pt" style:font-size-asian="8pt" style:font-size-complex="8pt" fo:language="en" fo:country="US"/>
    </style:style>
    <style:style style:name="T13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1" style:parent-style-name="DefaultParagraphFont" style:family="text">
      <style:text-properties fo:font-size="8pt" style:font-size-asian="8pt" style:font-size-complex="8pt" fo:language="en" fo:country="US"/>
    </style:style>
    <style:style style:name="T13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3" style:parent-style-name="DefaultParagraphFont" style:family="text">
      <style:text-properties fo:font-size="8pt" style:font-size-asian="8pt" style:font-size-complex="8pt" fo:language="en" fo:country="US"/>
    </style:style>
    <style:style style:name="T13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16" style:parent-style-name="DefaultParagraphFont" style:family="text">
      <style:text-properties fo:font-size="8pt" style:font-size-asian="8pt" style:font-size-complex="8pt" fo:language="en" fo:country="US"/>
    </style:style>
    <style:style style:name="T1317" style:parent-style-name="apple-tab-span" style:family="text">
      <style:text-properties fo:font-size="8pt" style:font-size-asian="8pt" style:font-size-complex="8pt" fo:language="en" fo:country="US"/>
    </style:style>
    <style:style style:name="T13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2" style:parent-style-name="DefaultParagraphFont" style:family="text">
      <style:text-properties fo:font-size="8pt" style:font-size-asian="8pt" style:font-size-complex="8pt" fo:language="en" fo:country="US"/>
    </style:style>
    <style:style style:name="T132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4" style:parent-style-name="DefaultParagraphFont" style:family="text">
      <style:text-properties fo:font-size="8pt" style:font-size-asian="8pt" style:font-size-complex="8pt" fo:language="en" fo:country="US"/>
    </style:style>
    <style:style style:name="T13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7" style:parent-style-name="DefaultParagraphFont" style:family="text">
      <style:text-properties fo:font-size="8pt" style:font-size-asian="8pt" style:font-size-complex="8pt" fo:language="en" fo:country="US"/>
    </style:style>
    <style:style style:name="T13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3" style:parent-style-name="DefaultParagraphFont" style:family="text">
      <style:text-properties fo:font-size="8pt" style:font-size-asian="8pt" style:font-size-complex="8pt" fo:language="en" fo:country="US"/>
    </style:style>
    <style:style style:name="T13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5" style:parent-style-name="DefaultParagraphFont" style:family="text">
      <style:text-properties fo:font-size="8pt" style:font-size-asian="8pt" style:font-size-complex="8pt" fo:language="en" fo:country="US"/>
    </style:style>
    <style:style style:name="T13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38" style:parent-style-name="DefaultParagraphFont" style:family="text">
      <style:text-properties fo:font-size="8pt" style:font-size-asian="8pt" style:font-size-complex="8pt" fo:language="en" fo:country="US"/>
    </style:style>
    <style:style style:name="T1339" style:parent-style-name="apple-tab-span" style:family="text">
      <style:text-properties fo:font-size="8pt" style:font-size-asian="8pt" style:font-size-complex="8pt" fo:language="en" fo:country="US"/>
    </style:style>
    <style:style style:name="T13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4" style:parent-style-name="DefaultParagraphFont" style:family="text">
      <style:text-properties fo:font-size="8pt" style:font-size-asian="8pt" style:font-size-complex="8pt" fo:language="en" fo:country="US"/>
    </style:style>
    <style:style style:name="T13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7" style:parent-style-name="DefaultParagraphFont" style:family="text">
      <style:text-properties fo:font-size="8pt" style:font-size-asian="8pt" style:font-size-complex="8pt" fo:language="en" fo:country="US"/>
    </style:style>
    <style:style style:name="T13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49" style:parent-style-name="DefaultParagraphFont" style:family="text">
      <style:text-properties fo:font-size="8pt" style:font-size-asian="8pt" style:font-size-complex="8pt" fo:language="en" fo:country="US"/>
    </style:style>
    <style:style style:name="T13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6" style:parent-style-name="DefaultParagraphFont" style:family="text">
      <style:text-properties fo:font-size="8pt" style:font-size-asian="8pt" style:font-size-complex="8pt" fo:language="en" fo:country="US"/>
    </style:style>
    <style:style style:name="T13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8" style:parent-style-name="DefaultParagraphFont" style:family="text">
      <style:text-properties fo:font-size="8pt" style:font-size-asian="8pt" style:font-size-complex="8pt" fo:language="en" fo:country="US"/>
    </style:style>
    <style:style style:name="T13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62" style:parent-style-name="DefaultParagraphFont" style:family="text">
      <style:text-properties fo:font-size="8pt" style:font-size-asian="8pt" style:font-size-complex="8pt" fo:language="en" fo:country="US"/>
    </style:style>
    <style:style style:name="T1363" style:parent-style-name="apple-tab-span" style:family="text">
      <style:text-properties fo:font-size="8pt" style:font-size-asian="8pt" style:font-size-complex="8pt" fo:language="en" fo:country="US"/>
    </style:style>
    <style:style style:name="T13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8" style:parent-style-name="DefaultParagraphFont" style:family="text">
      <style:text-properties fo:font-size="8pt" style:font-size-asian="8pt" style:font-size-complex="8pt" fo:language="en" fo:country="US"/>
    </style:style>
    <style:style style:name="T13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0" style:parent-style-name="DefaultParagraphFont" style:family="text">
      <style:text-properties fo:font-size="8pt" style:font-size-asian="8pt" style:font-size-complex="8pt" fo:language="en" fo:country="US"/>
    </style:style>
    <style:style style:name="T13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4" style:parent-style-name="DefaultParagraphFont" style:family="text">
      <style:text-properties fo:font-size="8pt" style:font-size-asian="8pt" style:font-size-complex="8pt" fo:language="en" fo:country="US"/>
    </style:style>
    <style:style style:name="T13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0" style:parent-style-name="DefaultParagraphFont" style:family="text">
      <style:text-properties fo:font-size="8pt" style:font-size-asian="8pt" style:font-size-complex="8pt" fo:language="en" fo:country="US"/>
    </style:style>
    <style:style style:name="T13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2" style:parent-style-name="DefaultParagraphFont" style:family="text">
      <style:text-properties fo:font-size="8pt" style:font-size-asian="8pt" style:font-size-complex="8pt" fo:language="en" fo:country="US"/>
    </style:style>
    <style:style style:name="T13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85" style:parent-style-name="DefaultParagraphFont" style:family="text">
      <style:text-properties fo:font-size="8pt" style:font-size-asian="8pt" style:font-size-complex="8pt" fo:language="en" fo:country="US"/>
    </style:style>
    <style:style style:name="T1386" style:parent-style-name="DefaultParagraphFont" style:family="text">
      <style:text-properties fo:font-size="8pt" style:font-size-asian="8pt" style:font-size-complex="8pt" fo:language="en" fo:country="US"/>
    </style:style>
    <style:style style:name="T1387" style:parent-style-name="apple-tab-span" style:family="text">
      <style:text-properties fo:font-size="8pt" style:font-size-asian="8pt" style:font-size-complex="8pt" fo:language="en" fo:country="US"/>
    </style:style>
    <style:style style:name="T13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2" style:parent-style-name="DefaultParagraphFont" style:family="text">
      <style:text-properties fo:font-size="8pt" style:font-size-asian="8pt" style:font-size-complex="8pt" fo:language="en" fo:country="US"/>
    </style:style>
    <style:style style:name="T139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6" style:parent-style-name="DefaultParagraphFont" style:family="text">
      <style:text-properties fo:font-size="8pt" style:font-size-asian="8pt" style:font-size-complex="8pt" fo:language="en" fo:country="US"/>
    </style:style>
    <style:style style:name="T139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9" style:parent-style-name="DefaultParagraphFont" style:family="text">
      <style:text-properties fo:font-size="8pt" style:font-size-asian="8pt" style:font-size-complex="8pt" fo:language="en" fo:country="US"/>
    </style:style>
    <style:style style:name="T14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8" style:parent-style-name="DefaultParagraphFont" style:family="text">
      <style:text-properties fo:font-size="8pt" style:font-size-asian="8pt" style:font-size-complex="8pt" fo:language="en" fo:country="US"/>
    </style:style>
    <style:style style:name="T14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10" style:parent-style-name="DefaultParagraphFont" style:family="text">
      <style:text-properties fo:font-size="8pt" style:font-size-asian="8pt" style:font-size-complex="8pt" fo:language="en" fo:country="US"/>
    </style:style>
    <style:style style:name="T14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14" style:parent-style-name="DefaultParagraphFont" style:family="text">
      <style:text-properties fo:font-size="8pt" style:font-size-asian="8pt" style:font-size-complex="8pt" fo:language="en" fo:country="US"/>
    </style:style>
    <style:style style:name="T1415" style:parent-style-name="apple-tab-span" style:family="text">
      <style:text-properties fo:font-size="8pt" style:font-size-asian="8pt" style:font-size-complex="8pt" fo:language="en" fo:country="US"/>
    </style:style>
    <style:style style:name="T141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20" style:parent-style-name="DefaultParagraphFont" style:family="text">
      <style:text-properties fo:font-size="8pt" style:font-size-asian="8pt" style:font-size-complex="8pt" fo:language="en" fo:country="US"/>
    </style:style>
    <style:style style:name="T14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23" style:parent-style-name="DefaultParagraphFont" style:family="text">
      <style:text-properties fo:font-size="8pt" style:font-size-asian="8pt" style:font-size-complex="8pt" fo:language="en" fo:country="US"/>
    </style:style>
    <style:style style:name="T14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6" style:parent-style-name="DefaultParagraphFont" style:family="text">
      <style:text-properties fo:font-size="8pt" style:font-size-asian="8pt" style:font-size-complex="8pt" fo:language="en" fo:country="US"/>
    </style:style>
    <style:style style:name="T14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0" style:parent-style-name="DefaultParagraphFont" style:family="text">
      <style:text-properties fo:font-size="8pt" style:font-size-asian="8pt" style:font-size-complex="8pt" fo:language="en" fo:country="US"/>
    </style:style>
    <style:style style:name="T1431" style:parent-style-name="DefaultParagraphFont" style:family="text">
      <style:text-properties fo:font-size="8pt" style:font-size-asian="8pt" style:font-size-complex="8pt" fo:language="en" fo:country="US"/>
    </style:style>
    <style:style style:name="T14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3" style:parent-style-name="DefaultParagraphFont" style:family="text">
      <style:text-properties fo:font-size="8pt" style:font-size-asian="8pt" style:font-size-complex="8pt" fo:language="en" fo:country="US"/>
    </style:style>
    <style:style style:name="T14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5" style:parent-style-name="DefaultParagraphFont" style:family="text">
      <style:text-properties fo:font-size="8pt" style:font-size-asian="8pt" style:font-size-complex="8pt" fo:language="en" fo:country="US"/>
    </style:style>
    <style:style style:name="T1436" style:parent-style-name="apple-tab-span" style:family="text">
      <style:text-properties fo:font-size="8pt" style:font-size-asian="8pt" style:font-size-complex="8pt" fo:language="en" fo:country="US"/>
    </style:style>
    <style:style style:name="T14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1" style:parent-style-name="DefaultParagraphFont" style:family="text">
      <style:text-properties fo:font-size="8pt" style:font-size-asian="8pt" style:font-size-complex="8pt" fo:language="en" fo:country="US"/>
    </style:style>
    <style:style style:name="T144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3" style:parent-style-name="DefaultParagraphFont" style:family="text">
      <style:text-properties fo:font-size="8pt" style:font-size-asian="8pt" style:font-size-complex="8pt" fo:language="en" fo:country="US"/>
    </style:style>
    <style:style style:name="T14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6" style:parent-style-name="DefaultParagraphFont" style:family="text">
      <style:text-properties fo:font-size="8pt" style:font-size-asian="8pt" style:font-size-complex="8pt" fo:language="en" fo:country="US"/>
    </style:style>
    <style:style style:name="T14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5" style:parent-style-name="DefaultParagraphFont" style:family="text">
      <style:text-properties fo:font-size="8pt" style:font-size-asian="8pt" style:font-size-complex="8pt" fo:language="en" fo:country="US"/>
    </style:style>
    <style:style style:name="T14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7" style:parent-style-name="DefaultParagraphFont" style:family="text">
      <style:text-properties fo:font-size="8pt" style:font-size-asian="8pt" style:font-size-complex="8pt" fo:language="en" fo:country="US"/>
    </style:style>
    <style:style style:name="T14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7" style:parent-style-name="DefaultParagraphFont" style:family="text">
      <style:text-properties fo:font-size="8pt" style:font-size-asian="8pt" style:font-size-complex="8pt" fo:language="en" fo:country="US"/>
    </style:style>
    <style:style style:name="T14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0" style:parent-style-name="DefaultParagraphFont" style:family="text">
      <style:text-properties fo:font-size="8pt" style:font-size-asian="8pt" style:font-size-complex="8pt" fo:language="en" fo:country="US"/>
    </style:style>
    <style:style style:name="T14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2" style:parent-style-name="DefaultParagraphFont" style:family="text">
      <style:text-properties fo:font-size="8pt" style:font-size-asian="8pt" style:font-size-complex="8pt" fo:language="en" fo:country="US"/>
    </style:style>
    <style:style style:name="T14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8" style:parent-style-name="DefaultParagraphFont" style:family="text">
      <style:text-properties fo:font-size="8pt" style:font-size-asian="8pt" style:font-size-complex="8pt" fo:language="en" fo:country="US"/>
    </style:style>
    <style:style style:name="T1479" style:parent-style-name="DefaultParagraphFont" style:family="text">
      <style:text-properties fo:font-size="8pt" style:font-size-asian="8pt" style:font-size-complex="8pt" fo:language="en" fo:country="US"/>
    </style:style>
    <style:style style:name="T14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1" style:parent-style-name="DefaultParagraphFont" style:family="text">
      <style:text-properties fo:font-size="8pt" style:font-size-asian="8pt" style:font-size-complex="8pt" fo:language="en" fo:country="US"/>
    </style:style>
    <style:style style:name="T14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84" style:parent-style-name="DefaultParagraphFont" style:family="text">
      <style:text-properties fo:font-size="8pt" style:font-size-asian="8pt" style:font-size-complex="8pt" fo:language="en" fo:country="US"/>
    </style:style>
    <style:style style:name="T1485" style:parent-style-name="apple-tab-span" style:family="text">
      <style:text-properties fo:font-size="8pt" style:font-size-asian="8pt" style:font-size-complex="8pt" fo:language="en" fo:country="US"/>
    </style:style>
    <style:style style:name="T14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9" style:parent-style-name="DefaultParagraphFont" style:family="text">
      <style:text-properties fo:font-size="8pt" style:font-size-asian="8pt" style:font-size-complex="8pt" fo:language="en" fo:country="US"/>
    </style:style>
    <style:style style:name="T14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91" style:parent-style-name="DefaultParagraphFont" style:family="text">
      <style:text-properties fo:font-size="8pt" style:font-size-asian="8pt" style:font-size-complex="8pt" fo:language="en" fo:country="US"/>
    </style:style>
    <style:style style:name="T14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3" style:parent-style-name="DefaultParagraphFont" style:family="text">
      <style:text-properties fo:font-size="8pt" style:font-size-asian="8pt" style:font-size-complex="8pt" fo:language="en" fo:country="US"/>
    </style:style>
    <style:style style:name="T1494" style:parent-style-name="DefaultParagraphFont" style:family="text">
      <style:text-properties fo:font-size="8pt" style:font-size-asian="8pt" style:font-size-complex="8pt" fo:language="en" fo:country="US"/>
    </style:style>
    <style:style style:name="T14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7" style:parent-style-name="DefaultParagraphFont" style:family="text">
      <style:text-properties fo:font-size="8pt" style:font-size-asian="8pt" style:font-size-complex="8pt" fo:language="en" fo:country="US"/>
    </style:style>
    <style:style style:name="T14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9" style:parent-style-name="DefaultParagraphFont" style:family="text">
      <style:text-properties fo:font-size="8pt" style:font-size-asian="8pt" style:font-size-complex="8pt" fo:language="en" fo:country="US"/>
    </style:style>
    <style:style style:name="T15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0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5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06" style:parent-style-name="DefaultParagraphFont" style:family="text">
      <style:text-properties fo:font-size="8pt" style:font-size-asian="8pt" style:font-size-complex="8pt" fo:language="en" fo:country="US"/>
    </style:style>
    <style:style style:name="T1507" style:parent-style-name="apple-tab-span" style:family="text">
      <style:text-properties fo:font-size="8pt" style:font-size-asian="8pt" style:font-size-complex="8pt" fo:language="en" fo:country="US"/>
    </style:style>
    <style:style style:name="T150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1" style:parent-style-name="DefaultParagraphFont" style:family="text">
      <style:text-properties fo:font-size="8pt" style:font-size-asian="8pt" style:font-size-complex="8pt" fo:language="en" fo:country="US"/>
    </style:style>
    <style:style style:name="T15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3" style:parent-style-name="DefaultParagraphFont" style:family="text">
      <style:text-properties fo:font-size="8pt" style:font-size-asian="8pt" style:font-size-complex="8pt" fo:language="en" fo:country="US"/>
    </style:style>
    <style:style style:name="T15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6" style:parent-style-name="DefaultParagraphFont" style:family="text">
      <style:text-properties fo:font-size="8pt" style:font-size-asian="8pt" style:font-size-complex="8pt" fo:language="en" fo:country="US"/>
    </style:style>
    <style:style style:name="T15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9" style:parent-style-name="DefaultParagraphFont" style:family="text">
      <style:text-properties fo:font-size="8pt" style:font-size-asian="8pt" style:font-size-complex="8pt" fo:language="en" fo:country="US"/>
    </style:style>
    <style:style style:name="T15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1" style:parent-style-name="DefaultParagraphFont" style:family="text">
      <style:text-properties fo:font-size="8pt" style:font-size-asian="8pt" style:font-size-complex="8pt" fo:language="en" fo:country="US"/>
    </style:style>
    <style:style style:name="T15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2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25" style:parent-style-name="DefaultParagraphFont" style:family="text">
      <style:text-properties fo:font-size="8pt" style:font-size-asian="8pt" style:font-size-complex="8pt" fo:language="en" fo:country="US"/>
    </style:style>
    <style:style style:name="T1526" style:parent-style-name="apple-tab-span" style:family="text">
      <style:text-properties fo:font-size="8pt" style:font-size-asian="8pt" style:font-size-complex="8pt" fo:language="en" fo:country="US"/>
    </style:style>
    <style:style style:name="T15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0" style:parent-style-name="DefaultParagraphFont" style:family="text">
      <style:text-properties fo:font-size="8pt" style:font-size-asian="8pt" style:font-size-complex="8pt" fo:language="en" fo:country="US"/>
    </style:style>
    <style:style style:name="T1531" style:parent-style-name="DefaultParagraphFont" style:family="text">
      <style:text-properties fo:font-size="8pt" style:font-size-asian="8pt" style:font-size-complex="8pt" fo:language="en" fo:country="US"/>
    </style:style>
    <style:style style:name="T15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3" style:parent-style-name="DefaultParagraphFont" style:family="text">
      <style:text-properties fo:font-size="8pt" style:font-size-asian="8pt" style:font-size-complex="8pt" fo:language="en" fo:country="US"/>
    </style:style>
    <style:style style:name="T15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5" style:parent-style-name="DefaultParagraphFont" style:family="text">
      <style:text-properties fo:font-size="8pt" style:font-size-asian="8pt" style:font-size-complex="8pt" fo:language="en" fo:country="US"/>
    </style:style>
    <style:style style:name="T15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4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4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8" style:parent-style-name="DefaultParagraphFont" style:family="text">
      <style:text-properties fo:font-size="8pt" style:font-size-asian="8pt" style:font-size-complex="8pt" fo:language="en" fo:country="US"/>
    </style:style>
    <style:style style:name="T15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50" style:parent-style-name="DefaultParagraphFont" style:family="text">
      <style:text-properties fo:font-size="8pt" style:font-size-asian="8pt" style:font-size-complex="8pt" fo:language="en" fo:country="US"/>
    </style:style>
    <style:style style:name="T15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53" style:parent-style-name="DefaultParagraphFont" style:family="text">
      <style:text-properties fo:font-size="8pt" style:font-size-asian="8pt" style:font-size-complex="8pt" fo:language="en" fo:country="US"/>
    </style:style>
    <style:style style:name="T1554" style:parent-style-name="apple-tab-span" style:family="text">
      <style:text-properties fo:font-size="8pt" style:font-size-asian="8pt" style:font-size-complex="8pt" fo:language="en" fo:country="US"/>
    </style:style>
    <style:style style:name="T15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8" style:parent-style-name="DefaultParagraphFont" style:family="text">
      <style:text-properties fo:font-size="8pt" style:font-size-asian="8pt" style:font-size-complex="8pt" fo:language="en" fo:country="US"/>
    </style:style>
    <style:style style:name="T15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60" style:parent-style-name="DefaultParagraphFont" style:family="text">
      <style:text-properties fo:font-size="8pt" style:font-size-asian="8pt" style:font-size-complex="8pt" fo:language="en" fo:country="US"/>
    </style:style>
    <style:style style:name="T15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3" style:parent-style-name="DefaultParagraphFont" style:family="text">
      <style:text-properties fo:font-size="8pt" style:font-size-asian="8pt" style:font-size-complex="8pt" fo:language="en" fo:country="US"/>
    </style:style>
    <style:style style:name="T15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68" style:parent-style-name="DefaultParagraphFont" style:family="text">
      <style:text-properties fo:font-size="8pt" style:font-size-asian="8pt" style:font-size-complex="8pt" fo:language="en" fo:country="US"/>
    </style:style>
    <style:style style:name="T15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0" style:parent-style-name="DefaultParagraphFont" style:family="text">
      <style:text-properties fo:font-size="8pt" style:font-size-asian="8pt" style:font-size-complex="8pt" fo:language="en" fo:country="US"/>
    </style:style>
    <style:style style:name="T15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74" style:parent-style-name="DefaultParagraphFont" style:family="text">
      <style:text-properties fo:font-size="8pt" style:font-size-asian="8pt" style:font-size-complex="8pt" fo:language="en" fo:country="US"/>
    </style:style>
    <style:style style:name="T1575" style:parent-style-name="apple-tab-span" style:family="text">
      <style:text-properties fo:font-size="8pt" style:font-size-asian="8pt" style:font-size-complex="8pt" fo:language="en" fo:country="US"/>
    </style:style>
    <style:style style:name="T15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9" style:parent-style-name="DefaultParagraphFont" style:family="text">
      <style:text-properties fo:font-size="8pt" style:font-size-asian="8pt" style:font-size-complex="8pt" fo:language="en" fo:country="US"/>
    </style:style>
    <style:style style:name="T15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82" style:parent-style-name="DefaultParagraphFont" style:family="text">
      <style:text-properties fo:font-size="8pt" style:font-size-asian="8pt" style:font-size-complex="8pt" fo:language="en" fo:country="US"/>
    </style:style>
    <style:style style:name="T15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4" style:parent-style-name="DefaultParagraphFont" style:family="text">
      <style:text-properties fo:font-size="8pt" style:font-size-asian="8pt" style:font-size-complex="8pt" fo:language="en" fo:country="US"/>
    </style:style>
    <style:style style:name="T15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1" style:parent-style-name="DefaultParagraphFont" style:family="text">
      <style:text-properties fo:font-size="8pt" style:font-size-asian="8pt" style:font-size-complex="8pt" fo:language="en" fo:country="US"/>
    </style:style>
    <style:style style:name="T15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3" style:parent-style-name="DefaultParagraphFont" style:family="text">
      <style:text-properties fo:font-size="8pt" style:font-size-asian="8pt" style:font-size-complex="8pt" fo:language="en" fo:country="US"/>
    </style:style>
    <style:style style:name="T15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96" style:parent-style-name="DefaultParagraphFont" style:family="text">
      <style:text-properties fo:font-size="8pt" style:font-size-asian="8pt" style:font-size-complex="8pt" fo:language="en" fo:country="US"/>
    </style:style>
    <style:style style:name="T1597" style:parent-style-name="apple-tab-span" style:family="text">
      <style:text-properties fo:font-size="8pt" style:font-size-asian="8pt" style:font-size-complex="8pt" fo:language="en" fo:country="US"/>
    </style:style>
    <style:style style:name="T15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1" style:parent-style-name="DefaultParagraphFont" style:family="text">
      <style:text-properties fo:font-size="8pt" style:font-size-asian="8pt" style:font-size-complex="8pt" fo:language="en" fo:country="US"/>
    </style:style>
    <style:style style:name="T160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5" style:parent-style-name="DefaultParagraphFont" style:family="text">
      <style:text-properties fo:font-size="8pt" style:font-size-asian="8pt" style:font-size-complex="8pt" fo:language="en" fo:country="US"/>
    </style:style>
    <style:style style:name="T16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8" style:parent-style-name="DefaultParagraphFont" style:family="text">
      <style:text-properties fo:font-size="8pt" style:font-size-asian="8pt" style:font-size-complex="8pt" fo:language="en" fo:country="US"/>
    </style:style>
    <style:style style:name="T16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4" style:parent-style-name="DefaultParagraphFont" style:family="text">
      <style:text-properties fo:font-size="8pt" style:font-size-asian="8pt" style:font-size-complex="8pt" fo:language="en" fo:country="US"/>
    </style:style>
    <style:style style:name="T16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6" style:parent-style-name="DefaultParagraphFont" style:family="text">
      <style:text-properties fo:font-size="8pt" style:font-size-asian="8pt" style:font-size-complex="8pt" fo:language="en" fo:country="US"/>
    </style:style>
    <style:style style:name="P1617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P1618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T16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24" style:parent-style-name="DefaultParagraphFont" style:family="text">
      <style:text-properties fo:font-size="8pt" style:font-size-asian="8pt" style:font-size-complex="8pt" fo:language="en" fo:country="US"/>
    </style:style>
    <style:style style:name="T16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6" style:parent-style-name="DefaultParagraphFont" style:family="text">
      <style:text-properties fo:font-size="8pt" style:font-size-asian="8pt" style:font-size-complex="8pt" fo:language="en" fo:country="US"/>
    </style:style>
    <style:style style:name="T16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8" style:parent-style-name="DefaultParagraphFont" style:family="text">
      <style:text-properties fo:font-size="8pt" style:font-size-asian="8pt" style:font-size-complex="8pt" fo:language="en" fo:country="US"/>
    </style:style>
    <style:style style:name="T16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3" style:parent-style-name="DefaultParagraphFont" style:family="text">
      <style:text-properties fo:font-size="8pt" style:font-size-asian="8pt" style:font-size-complex="8pt" fo:language="en" fo:country="US"/>
    </style:style>
    <style:style style:name="T16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5" style:parent-style-name="DefaultParagraphFont" style:family="text">
      <style:text-properties fo:font-size="8pt" style:font-size-asian="8pt" style:font-size-complex="8pt" fo:language="en" fo:country="US"/>
    </style:style>
    <style:style style:name="T16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38" style:parent-style-name="DefaultParagraphFont" style:family="text">
      <style:text-properties fo:font-size="8pt" style:font-size-asian="8pt" style:font-size-complex="8pt" fo:language="en" fo:country="US"/>
    </style:style>
    <style:style style:name="T1639" style:parent-style-name="apple-tab-span" style:family="text">
      <style:text-properties fo:font-size="8pt" style:font-size-asian="8pt" style:font-size-complex="8pt" fo:language="en" fo:country="US"/>
    </style:style>
    <style:style style:name="T16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43" style:parent-style-name="DefaultParagraphFont" style:family="text">
      <style:text-properties fo:font-size="8pt" style:font-size-asian="8pt" style:font-size-complex="8pt" fo:language="en" fo:country="US"/>
    </style:style>
    <style:style style:name="T16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5" style:parent-style-name="DefaultParagraphFont" style:family="text">
      <style:text-properties fo:font-size="8pt" style:font-size-asian="8pt" style:font-size-complex="8pt" fo:language="en" fo:country="US"/>
    </style:style>
    <style:style style:name="T16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8" style:parent-style-name="DefaultParagraphFont" style:family="text">
      <style:text-properties fo:font-size="8pt" style:font-size-asian="8pt" style:font-size-complex="8pt" fo:language="en" fo:country="US"/>
    </style:style>
    <style:style style:name="T16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2" style:parent-style-name="DefaultParagraphFont" style:family="text">
      <style:text-properties fo:font-size="8pt" style:font-size-asian="8pt" style:font-size-complex="8pt" fo:language="en" fo:country="US"/>
    </style:style>
    <style:style style:name="T165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4" style:parent-style-name="DefaultParagraphFont" style:family="text">
      <style:text-properties fo:font-size="8pt" style:font-size-asian="8pt" style:font-size-complex="8pt" fo:language="en" fo:country="US"/>
    </style:style>
    <style:style style:name="T16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5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58" style:parent-style-name="DefaultParagraphFont" style:family="text">
      <style:text-properties fo:font-size="8pt" style:font-size-asian="8pt" style:font-size-complex="8pt" fo:language="en" fo:country="US"/>
    </style:style>
    <style:style style:name="T1659" style:parent-style-name="apple-tab-span" style:family="text">
      <style:text-properties fo:font-size="8pt" style:font-size-asian="8pt" style:font-size-complex="8pt" fo:language="en" fo:country="US"/>
    </style:style>
    <style:style style:name="T16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4" style:parent-style-name="DefaultParagraphFont" style:family="text">
      <style:text-properties fo:font-size="8pt" style:font-size-asian="8pt" style:font-size-complex="8pt" fo:language="en" fo:country="US"/>
    </style:style>
    <style:style style:name="T16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69" style:parent-style-name="DefaultParagraphFont" style:family="text">
      <style:text-properties fo:font-size="8pt" style:font-size-asian="8pt" style:font-size-complex="8pt" fo:language="en" fo:country="US"/>
    </style:style>
    <style:style style:name="T16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1" style:parent-style-name="DefaultParagraphFont" style:family="text">
      <style:text-properties fo:font-size="8pt" style:font-size-asian="8pt" style:font-size-complex="8pt" fo:language="en" fo:country="US"/>
    </style:style>
    <style:style style:name="T16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4" style:parent-style-name="DefaultParagraphFont" style:family="text">
      <style:text-properties fo:font-size="8pt" style:font-size-asian="8pt" style:font-size-complex="8pt" fo:language="en" fo:country="US"/>
    </style:style>
    <style:style style:name="T16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6" style:parent-style-name="DefaultParagraphFont" style:family="text">
      <style:text-properties fo:font-size="8pt" style:font-size-asian="8pt" style:font-size-complex="8pt" fo:language="en" fo:country="US"/>
    </style:style>
    <style:style style:name="T16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79" style:parent-style-name="DefaultParagraphFont" style:family="text">
      <style:text-properties fo:font-size="8pt" style:font-size-asian="8pt" style:font-size-complex="8pt" fo:language="en" fo:country="US"/>
    </style:style>
    <style:style style:name="T1680" style:parent-style-name="apple-tab-span" style:family="text">
      <style:text-properties fo:font-size="8pt" style:font-size-asian="8pt" style:font-size-complex="8pt" fo:language="en" fo:country="US"/>
    </style:style>
    <style:style style:name="T16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4" style:parent-style-name="DefaultParagraphFont" style:family="text">
      <style:text-properties fo:font-size="8pt" style:font-size-asian="8pt" style:font-size-complex="8pt" fo:language="en" fo:country="US"/>
    </style:style>
    <style:style style:name="T16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8" style:parent-style-name="DefaultParagraphFont" style:family="text">
      <style:text-properties fo:font-size="8pt" style:font-size-asian="8pt" style:font-size-complex="8pt" fo:language="en" fo:country="US"/>
    </style:style>
    <style:style style:name="T16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0" style:parent-style-name="DefaultParagraphFont" style:family="text">
      <style:text-properties fo:font-size="8pt" style:font-size-asian="8pt" style:font-size-complex="8pt" fo:language="en" fo:country="US"/>
    </style:style>
    <style:style style:name="T16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2" style:parent-style-name="DefaultParagraphFont" style:family="text">
      <style:text-properties fo:font-size="8pt" style:font-size-asian="8pt" style:font-size-complex="8pt" fo:language="en" fo:country="US"/>
    </style:style>
    <style:style style:name="T16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4" style:parent-style-name="DefaultParagraphFont" style:family="text">
      <style:text-properties fo:font-size="8pt" style:font-size-asian="8pt" style:font-size-complex="8pt" fo:language="en" fo:country="US"/>
    </style:style>
    <style:style style:name="T16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97" style:parent-style-name="DefaultParagraphFont" style:family="text">
      <style:text-properties fo:font-size="8pt" style:font-size-asian="8pt" style:font-size-complex="8pt" fo:language="en" fo:country="US"/>
    </style:style>
    <style:style style:name="T1698" style:parent-style-name="apple-tab-span" style:family="text">
      <style:text-properties fo:font-size="8pt" style:font-size-asian="8pt" style:font-size-complex="8pt" fo:language="en" fo:country="US"/>
    </style:style>
    <style:style style:name="T16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2" style:parent-style-name="DefaultParagraphFont" style:family="text">
      <style:text-properties fo:font-size="8pt" style:font-size-asian="8pt" style:font-size-complex="8pt" fo:language="en" fo:country="US"/>
    </style:style>
    <style:style style:name="T17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5" style:parent-style-name="DefaultParagraphFont" style:family="text">
      <style:text-properties fo:font-size="8pt" style:font-size-asian="8pt" style:font-size-complex="8pt" fo:language="en" fo:country="US"/>
    </style:style>
    <style:style style:name="T17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7" style:parent-style-name="DefaultParagraphFont" style:family="text">
      <style:text-properties fo:font-size="8pt" style:font-size-asian="8pt" style:font-size-complex="8pt" fo:language="en" fo:country="US"/>
    </style:style>
    <style:style style:name="T17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0" style:parent-style-name="DefaultParagraphFont" style:family="text">
      <style:text-properties fo:font-size="8pt" style:font-size-asian="8pt" style:font-size-complex="8pt" fo:language="en" fo:country="US"/>
    </style:style>
    <style:style style:name="T17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2" style:parent-style-name="DefaultParagraphFont" style:family="text">
      <style:text-properties fo:font-size="8pt" style:font-size-asian="8pt" style:font-size-complex="8pt" fo:language="en" fo:country="US"/>
    </style:style>
    <style:style style:name="T17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718" style:parent-style-name="Normal" style:family="paragraph">
      <style:paragraph-properties fo:break-before="page"/>
      <style:text-properties fo:language="en" fo:country="US" fo:hyphenate="true"/>
    </style:style>
    <style:style style:name="T17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1" style:parent-style-name="DefaultParagraphFont" style:family="text">
      <style:text-properties fo:font-size="8pt" style:font-size-asian="8pt" style:font-size-complex="8pt" fo:language="en" fo:country="US"/>
    </style:style>
    <style:style style:name="T17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3" style:parent-style-name="DefaultParagraphFont" style:family="text">
      <style:text-properties fo:font-size="8pt" style:font-size-asian="8pt" style:font-size-complex="8pt" fo:language="en" fo:country="US"/>
    </style:style>
    <style:style style:name="T17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5" style:parent-style-name="DefaultParagraphFont" style:family="text">
      <style:text-properties fo:font-size="8pt" style:font-size-asian="8pt" style:font-size-complex="8pt" fo:language="en" fo:country="US"/>
    </style:style>
    <style:style style:name="T1726" style:parent-style-name="DefaultParagraphFont" style:family="text">
      <style:text-properties fo:font-size="8pt" style:font-size-asian="8pt" style:font-size-complex="8pt" fo:language="en" fo:country="US"/>
    </style:style>
    <style:style style:name="T17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2" style:parent-style-name="DefaultParagraphFont" style:family="text">
      <style:text-properties fo:font-size="8pt" style:font-size-asian="8pt" style:font-size-complex="8pt" fo:language="en" fo:country="US"/>
    </style:style>
    <style:style style:name="T17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4" style:parent-style-name="DefaultParagraphFont" style:family="text">
      <style:text-properties fo:font-size="8pt" style:font-size-asian="8pt" style:font-size-complex="8pt" fo:language="en" fo:country="US"/>
    </style:style>
    <style:style style:name="T1735" style:parent-style-name="DefaultParagraphFont" style:family="text">
      <style:text-properties style:font-name="Arial" style:font-name-complex="Arial" fo:color="#000000" fo:language="en" fo:country="US"/>
    </style:style>
    <style:style style:name="T17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3" style:parent-style-name="DefaultParagraphFont" style:family="text">
      <style:text-properties fo:font-size="8pt" style:font-size-asian="8pt" style:font-size-complex="8pt" fo:language="en" fo:country="US"/>
    </style:style>
    <style:style style:name="T17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5" style:parent-style-name="DefaultParagraphFont" style:family="text">
      <style:text-properties fo:font-size="8pt" style:font-size-asian="8pt" style:font-size-complex="8pt" fo:language="en" fo:country="US"/>
    </style:style>
    <style:style style:name="T1746" style:parent-style-name="DefaultParagraphFont" style:family="text">
      <style:text-properties fo:font-size="8pt" style:font-size-asian="8pt" style:font-size-complex="8pt" fo:language="en" fo:country="US"/>
    </style:style>
    <style:style style:name="T17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8" style:parent-style-name="DefaultParagraphFont" style:family="text">
      <style:text-properties fo:font-size="8pt" style:font-size-asian="8pt" style:font-size-complex="8pt" fo:language="en" fo:country="US"/>
    </style:style>
    <style:style style:name="T17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5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4" style:parent-style-name="DefaultParagraphFont" style:family="text">
      <style:text-properties fo:font-size="8pt" style:font-size-asian="8pt" style:font-size-complex="8pt" fo:language="en" fo:country="US"/>
    </style:style>
    <style:style style:name="T17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6" style:parent-style-name="DefaultParagraphFont" style:family="text">
      <style:text-properties fo:font-size="8pt" style:font-size-asian="8pt" style:font-size-complex="8pt" fo:language="en" fo:country="US"/>
    </style:style>
    <style:style style:name="T1757" style:parent-style-name="DefaultParagraphFont" style:family="text">
      <style:text-properties style:font-name="Arial" style:font-name-complex="Arial" fo:color="#000000" fo:language="en" fo:country="US"/>
    </style:style>
    <style:style style:name="T175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6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5" style:parent-style-name="DefaultParagraphFont" style:family="text">
      <style:text-properties fo:font-size="8pt" style:font-size-asian="8pt" style:font-size-complex="8pt" fo:language="en" fo:country="US"/>
    </style:style>
    <style:style style:name="T176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7" style:parent-style-name="DefaultParagraphFont" style:family="text">
      <style:text-properties fo:font-size="8pt" style:font-size-asian="8pt" style:font-size-complex="8pt" fo:language="en" fo:country="US"/>
    </style:style>
    <style:style style:name="T17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9" style:parent-style-name="DefaultParagraphFont" style:family="text">
      <style:text-properties fo:font-size="8pt" style:font-size-asian="8pt" style:font-size-complex="8pt" fo:language="en" fo:country="US"/>
    </style:style>
    <style:style style:name="T17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5" style:parent-style-name="DefaultParagraphFont" style:family="text">
      <style:text-properties fo:font-size="8pt" style:font-size-asian="8pt" style:font-size-complex="8pt" fo:language="en" fo:country="US"/>
    </style:style>
    <style:style style:name="T17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7" style:parent-style-name="DefaultParagraphFont" style:family="text">
      <style:text-properties fo:font-size="8pt" style:font-size-asian="8pt" style:font-size-complex="8pt" fo:language="en" fo:country="US"/>
    </style:style>
    <style:style style:name="T1778" style:parent-style-name="DefaultParagraphFont" style:family="text">
      <style:text-properties style:font-name="Arial" style:font-name-complex="Arial" fo:color="#000000" fo:language="en" fo:country="US"/>
    </style:style>
    <style:style style:name="T17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8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6" style:parent-style-name="DefaultParagraphFont" style:family="text">
      <style:text-properties fo:font-size="8pt" style:font-size-asian="8pt" style:font-size-complex="8pt" fo:language="en" fo:country="US"/>
    </style:style>
    <style:style style:name="T178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8" style:parent-style-name="DefaultParagraphFont" style:family="text">
      <style:text-properties fo:font-size="8pt" style:font-size-asian="8pt" style:font-size-complex="8pt" fo:language="en" fo:country="US"/>
    </style:style>
    <style:style style:name="T17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0" style:parent-style-name="DefaultParagraphFont" style:family="text">
      <style:text-properties fo:font-size="8pt" style:font-size-asian="8pt" style:font-size-complex="8pt" fo:language="en" fo:country="US"/>
    </style:style>
    <style:style style:name="T17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3" style:parent-style-name="DefaultParagraphFont" style:family="text">
      <style:text-properties fo:font-size="8pt" style:font-size-asian="8pt" style:font-size-complex="8pt" fo:language="en" fo:country="US"/>
    </style:style>
    <style:style style:name="T18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5" style:parent-style-name="DefaultParagraphFont" style:family="text">
      <style:text-properties fo:font-size="8pt" style:font-size-asian="8pt" style:font-size-complex="8pt" fo:language="en" fo:country="US"/>
    </style:style>
    <style:style style:name="T1806" style:parent-style-name="DefaultParagraphFont" style:family="text">
      <style:text-properties style:font-name="Arial" style:font-name-complex="Arial" fo:color="#000000" fo:language="en" fo:country="US"/>
    </style:style>
    <style:style style:name="T18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0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0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14" style:parent-style-name="DefaultParagraphFont" style:family="text">
      <style:text-properties fo:font-size="8pt" style:font-size-asian="8pt" style:font-size-complex="8pt" fo:language="en" fo:country="US"/>
    </style:style>
    <style:style style:name="T18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16" style:parent-style-name="DefaultParagraphFont" style:family="text">
      <style:text-properties fo:font-size="8pt" style:font-size-asian="8pt" style:font-size-complex="8pt" fo:language="en" fo:country="US"/>
    </style:style>
    <style:style style:name="T18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8" style:parent-style-name="DefaultParagraphFont" style:family="text">
      <style:text-properties fo:font-size="8pt" style:font-size-asian="8pt" style:font-size-complex="8pt" fo:language="en" fo:country="US"/>
    </style:style>
    <style:style style:name="T18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2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4" style:parent-style-name="DefaultParagraphFont" style:family="text">
      <style:text-properties fo:font-size="8pt" style:font-size-asian="8pt" style:font-size-complex="8pt" fo:language="en" fo:country="US"/>
    </style:style>
    <style:style style:name="T18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6" style:parent-style-name="DefaultParagraphFont" style:family="text">
      <style:text-properties fo:font-size="8pt" style:font-size-asian="8pt" style:font-size-complex="8pt" fo:language="en" fo:country="US"/>
    </style:style>
    <style:style style:name="T1827" style:parent-style-name="DefaultParagraphFont" style:family="text">
      <style:text-properties style:font-name="Arial" style:font-name-complex="Arial" fo:color="#000000" fo:language="en" fo:country="US"/>
    </style:style>
    <style:style style:name="T18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83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83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3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8" style:parent-style-name="DefaultParagraphFont" style:family="text">
      <style:text-properties fo:font-size="8pt" style:font-size-asian="8pt" style:font-size-complex="8pt" fo:language="en" fo:country="US"/>
    </style:style>
    <style:style style:name="T18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41" style:parent-style-name="DefaultParagraphFont" style:family="text">
      <style:text-properties fo:font-size="8pt" style:font-size-asian="8pt" style:font-size-complex="8pt" fo:language="en" fo:country="US"/>
    </style:style>
    <style:style style:name="T184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3" style:parent-style-name="DefaultParagraphFont" style:family="text">
      <style:text-properties fo:font-size="8pt" style:font-size-asian="8pt" style:font-size-complex="8pt" fo:language="en" fo:country="US"/>
    </style:style>
    <style:style style:name="T18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7" style:parent-style-name="DefaultParagraphFont" style:family="text">
      <style:text-properties fo:font-size="8pt" style:font-size-asian="8pt" style:font-size-complex="8pt" fo:language="en" fo:country="US"/>
    </style:style>
    <style:style style:name="T18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9" style:parent-style-name="DefaultParagraphFont" style:family="text">
      <style:text-properties fo:font-size="8pt" style:font-size-asian="8pt" style:font-size-complex="8pt" fo:language="en" fo:country="US"/>
    </style:style>
    <style:style style:name="T1850" style:parent-style-name="DefaultParagraphFont" style:family="text">
      <style:text-properties style:font-name="Arial" style:font-name-complex="Arial" fo:color="#000000" fo:language="en" fo:country="US"/>
    </style:style>
    <style:style style:name="T18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5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5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8" style:parent-style-name="DefaultParagraphFont" style:family="text">
      <style:text-properties fo:font-size="8pt" style:font-size-asian="8pt" style:font-size-complex="8pt" fo:language="en" fo:country="US"/>
    </style:style>
    <style:style style:name="T18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62" style:parent-style-name="DefaultParagraphFont" style:family="text">
      <style:text-properties fo:font-size="8pt" style:font-size-asian="8pt" style:font-size-complex="8pt" fo:language="en" fo:country="US"/>
    </style:style>
    <style:style style:name="T18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4" style:parent-style-name="DefaultParagraphFont" style:family="text">
      <style:text-properties fo:font-size="8pt" style:font-size-asian="8pt" style:font-size-complex="8pt" fo:language="en" fo:country="US"/>
    </style:style>
    <style:style style:name="T18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1" style:parent-style-name="DefaultParagraphFont" style:family="text">
      <style:text-properties fo:font-size="8pt" style:font-size-asian="8pt" style:font-size-complex="8pt" fo:language="en" fo:country="US"/>
    </style:style>
    <style:style style:name="T18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3" style:parent-style-name="DefaultParagraphFont" style:family="text">
      <style:text-properties fo:font-size="8pt" style:font-size-asian="8pt" style:font-size-complex="8pt" fo:language="en" fo:country="US"/>
    </style:style>
    <style:style style:name="T1874" style:parent-style-name="DefaultParagraphFont" style:family="text">
      <style:text-properties style:font-name="Arial" style:font-name-complex="Arial" fo:color="#000000" fo:language="en" fo:country="US"/>
    </style:style>
    <style:style style:name="T18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7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82" style:parent-style-name="DefaultParagraphFont" style:family="text">
      <style:text-properties fo:font-size="8pt" style:font-size-asian="8pt" style:font-size-complex="8pt" fo:language="en" fo:country="US"/>
    </style:style>
    <style:style style:name="T188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84" style:parent-style-name="DefaultParagraphFont" style:family="text">
      <style:text-properties fo:font-size="8pt" style:font-size-asian="8pt" style:font-size-complex="8pt" fo:language="en" fo:country="US"/>
    </style:style>
    <style:style style:name="T18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86" style:parent-style-name="DefaultParagraphFont" style:family="text">
      <style:text-properties fo:font-size="8pt" style:font-size-asian="8pt" style:font-size-complex="8pt" fo:language="en" fo:country="US"/>
    </style:style>
    <style:style style:name="T1887" style:parent-style-name="DefaultParagraphFont" style:family="text">
      <style:text-properties fo:font-size="8pt" style:font-size-asian="8pt" style:font-size-complex="8pt" fo:language="en" fo:country="US"/>
    </style:style>
    <style:style style:name="T18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89" style:parent-style-name="DefaultParagraphFont" style:family="text">
      <style:text-properties fo:font-size="8pt" style:font-size-asian="8pt" style:font-size-complex="8pt" fo:language="en" fo:country="US"/>
    </style:style>
    <style:style style:name="T18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1" style:parent-style-name="DefaultParagraphFont" style:family="text">
      <style:text-properties fo:font-size="8pt" style:font-size-asian="8pt" style:font-size-complex="8pt" fo:language="en" fo:country="US"/>
    </style:style>
    <style:style style:name="T1892" style:parent-style-name="DefaultParagraphFont" style:family="text">
      <style:text-properties style:font-name="Arial" style:font-name-complex="Arial" fo:color="#000000" fo:language="en" fo:country="US"/>
    </style:style>
    <style:style style:name="T18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9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00" style:parent-style-name="DefaultParagraphFont" style:family="text">
      <style:text-properties fo:font-size="8pt" style:font-size-asian="8pt" style:font-size-complex="8pt" fo:language="en" fo:country="US"/>
    </style:style>
    <style:style style:name="T19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02" style:parent-style-name="DefaultParagraphFont" style:family="text">
      <style:text-properties fo:font-size="8pt" style:font-size-asian="8pt" style:font-size-complex="8pt" fo:language="en" fo:country="US"/>
    </style:style>
    <style:style style:name="T19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5" style:parent-style-name="DefaultParagraphFont" style:family="text">
      <style:text-properties fo:font-size="8pt" style:font-size-asian="8pt" style:font-size-complex="8pt" fo:language="en" fo:country="US"/>
    </style:style>
    <style:style style:name="T19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3" style:parent-style-name="DefaultParagraphFont" style:family="text">
      <style:text-properties fo:font-size="8pt" style:font-size-asian="8pt" style:font-size-complex="8pt" fo:language="en" fo:country="US"/>
    </style:style>
    <style:style style:name="T19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5" style:parent-style-name="DefaultParagraphFont" style:family="text">
      <style:text-properties fo:font-size="8pt" style:font-size-asian="8pt" style:font-size-complex="8pt" fo:language="en" fo:country="US"/>
    </style:style>
    <style:style style:name="T1916" style:parent-style-name="DefaultParagraphFont" style:family="text">
      <style:text-properties style:font-name="Arial" style:font-name-complex="Arial" fo:color="#000000" fo:language="en" fo:country="US"/>
    </style:style>
    <style:style style:name="T19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1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4" style:parent-style-name="DefaultParagraphFont" style:family="text">
      <style:text-properties fo:font-size="8pt" style:font-size-asian="8pt" style:font-size-complex="8pt" fo:language="en" fo:country="US"/>
    </style:style>
    <style:style style:name="T19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7" style:parent-style-name="DefaultParagraphFont" style:family="text">
      <style:text-properties fo:font-size="8pt" style:font-size-asian="8pt" style:font-size-complex="8pt" fo:language="en" fo:country="US"/>
    </style:style>
    <style:style style:name="T19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9" style:parent-style-name="DefaultParagraphFont" style:family="text">
      <style:text-properties fo:font-size="8pt" style:font-size-asian="8pt" style:font-size-complex="8pt" fo:language="en" fo:country="US"/>
    </style:style>
    <style:style style:name="T19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4" style:parent-style-name="DefaultParagraphFont" style:family="text">
      <style:text-properties fo:font-size="8pt" style:font-size-asian="8pt" style:font-size-complex="8pt" fo:language="en" fo:country="US"/>
    </style:style>
    <style:style style:name="T19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6" style:parent-style-name="DefaultParagraphFont" style:family="text">
      <style:text-properties fo:font-size="8pt" style:font-size-asian="8pt" style:font-size-complex="8pt" fo:language="en" fo:country="US"/>
    </style:style>
    <style:style style:name="T1937" style:parent-style-name="DefaultParagraphFont" style:family="text">
      <style:text-properties style:font-name="Arial" style:font-name-complex="Arial" fo:color="#000000" fo:language="en" fo:country="US"/>
    </style:style>
    <style:style style:name="T193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94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94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9" style:parent-style-name="DefaultParagraphFont" style:family="text">
      <style:text-properties fo:font-size="8pt" style:font-size-asian="8pt" style:font-size-complex="8pt" fo:language="en" fo:country="US"/>
    </style:style>
    <style:style style:name="T19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51" style:parent-style-name="DefaultParagraphFont" style:family="text">
      <style:text-properties fo:font-size="8pt" style:font-size-asian="8pt" style:font-size-complex="8pt" fo:language="en" fo:country="US"/>
    </style:style>
    <style:style style:name="T19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3" style:parent-style-name="DefaultParagraphFont" style:family="text">
      <style:text-properties fo:font-size="8pt" style:font-size-asian="8pt" style:font-size-complex="8pt" fo:language="en" fo:country="US"/>
    </style:style>
    <style:style style:name="T19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7" style:parent-style-name="DefaultParagraphFont" style:family="text">
      <style:text-properties fo:font-size="8pt" style:font-size-asian="8pt" style:font-size-complex="8pt" fo:language="en" fo:country="US"/>
    </style:style>
    <style:style style:name="T19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0" style:parent-style-name="DefaultParagraphFont" style:family="text">
      <style:text-properties fo:font-size="8pt" style:font-size-asian="8pt" style:font-size-complex="8pt" fo:language="en" fo:country="US"/>
    </style:style>
    <style:style style:name="T1961" style:parent-style-name="DefaultParagraphFont" style:family="text">
      <style:text-properties style:font-name="Arial" style:font-name-complex="Arial" fo:color="#000000" fo:language="en" fo:country="US"/>
    </style:style>
    <style:style style:name="T196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6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9" style:parent-style-name="DefaultParagraphFont" style:family="text">
      <style:text-properties fo:font-size="8pt" style:font-size-asian="8pt" style:font-size-complex="8pt" fo:language="en" fo:country="US"/>
    </style:style>
    <style:style style:name="T19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1" style:parent-style-name="DefaultParagraphFont" style:family="text">
      <style:text-properties fo:font-size="8pt" style:font-size-asian="8pt" style:font-size-complex="8pt" fo:language="en" fo:country="US"/>
    </style:style>
    <style:style style:name="T19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73" style:parent-style-name="DefaultParagraphFont" style:family="text">
      <style:text-properties fo:font-size="8pt" style:font-size-asian="8pt" style:font-size-complex="8pt" fo:language="en" fo:country="US"/>
    </style:style>
    <style:style style:name="T19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76" style:parent-style-name="DefaultParagraphFont" style:family="text">
      <style:text-properties fo:font-size="8pt" style:font-size-asian="8pt" style:font-size-complex="8pt" fo:language="en" fo:country="US"/>
    </style:style>
    <style:style style:name="T19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78" style:parent-style-name="DefaultParagraphFont" style:family="text">
      <style:text-properties fo:font-size="8pt" style:font-size-asian="8pt" style:font-size-complex="8pt" fo:language="en" fo:country="US"/>
    </style:style>
    <style:style style:name="T1979" style:parent-style-name="DefaultParagraphFont" style:family="text">
      <style:text-properties style:font-name="Arial" style:font-name-complex="Arial" fo:color="#000000" fo:language="en" fo:country="US"/>
    </style:style>
    <style:style style:name="T19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8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8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8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7" style:parent-style-name="DefaultParagraphFont" style:family="text">
      <style:text-properties fo:font-size="8pt" style:font-size-asian="8pt" style:font-size-complex="8pt" fo:language="en" fo:country="US"/>
    </style:style>
    <style:style style:name="T19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9" style:parent-style-name="DefaultParagraphFont" style:family="text">
      <style:text-properties fo:font-size="8pt" style:font-size-asian="8pt" style:font-size-complex="8pt" fo:language="en" fo:country="US"/>
    </style:style>
    <style:style style:name="T19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2" style:parent-style-name="DefaultParagraphFont" style:family="text">
      <style:text-properties fo:font-size="8pt" style:font-size-asian="8pt" style:font-size-complex="8pt" fo:language="en" fo:country="US"/>
    </style:style>
    <style:style style:name="T19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4" style:parent-style-name="DefaultParagraphFont" style:family="text">
      <style:text-properties fo:font-size="8pt" style:font-size-asian="8pt" style:font-size-complex="8pt" fo:language="en" fo:country="US"/>
    </style:style>
    <style:style style:name="T19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6" style:parent-style-name="DefaultParagraphFont" style:family="text">
      <style:text-properties fo:font-size="8pt" style:font-size-asian="8pt" style:font-size-complex="8pt" fo:language="en" fo:country="US"/>
    </style:style>
    <style:style style:name="T1997" style:parent-style-name="DefaultParagraphFont" style:family="text">
      <style:text-properties style:font-name="Arial" style:font-name-complex="Arial" fo:color="#000000" fo:language="en" fo:country="US"/>
    </style:style>
    <style:style style:name="T199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9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0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0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0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6" style:parent-style-name="DefaultParagraphFont" style:family="text">
      <style:text-properties fo:font-size="8pt" style:font-size-asian="8pt" style:font-size-complex="8pt" fo:language="en" fo:country="US"/>
    </style:style>
    <style:style style:name="T20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9" style:parent-style-name="DefaultParagraphFont" style:family="text">
      <style:text-properties fo:font-size="8pt" style:font-size-asian="8pt" style:font-size-complex="8pt" fo:language="en" fo:country="US"/>
    </style:style>
    <style:style style:name="T20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1" style:parent-style-name="DefaultParagraphFont" style:family="text">
      <style:text-properties fo:font-size="8pt" style:font-size-asian="8pt" style:font-size-complex="8pt" fo:language="en" fo:country="US"/>
    </style:style>
    <style:style style:name="T20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3" style:parent-style-name="DefaultParagraphFont" style:family="text">
      <style:text-properties fo:font-size="8pt" style:font-size-asian="8pt" style:font-size-complex="8pt" fo:language="en" fo:country="US"/>
    </style:style>
    <style:style style:name="T20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5" style:parent-style-name="DefaultParagraphFont" style:family="text">
      <style:text-properties fo:font-size="8pt" style:font-size-asian="8pt" style:font-size-complex="8pt" fo:language="en" fo:country="US"/>
    </style:style>
    <style:style style:name="T2016" style:parent-style-name="DefaultParagraphFont" style:family="text">
      <style:text-properties style:font-name="Arial" style:font-name-complex="Arial" fo:color="#000000" fo:language="en" fo:country="US"/>
    </style:style>
    <style:style style:name="T2017" style:parent-style-name="DefaultParagraphFont" style:family="text">
      <style:text-properties style:font-name="Arial" style:font-name-complex="Arial" fo:color="#000000" fo:language="en" fo:country="US"/>
    </style:style>
    <style:style style:name="T20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1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2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2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6" style:parent-style-name="DefaultParagraphFont" style:family="text">
      <style:text-properties fo:font-size="8pt" style:font-size-asian="8pt" style:font-size-complex="8pt" fo:language="en" fo:country="US"/>
    </style:style>
    <style:style style:name="T20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8" style:parent-style-name="DefaultParagraphFont" style:family="text">
      <style:text-properties fo:font-size="8pt" style:font-size-asian="8pt" style:font-size-complex="8pt" fo:language="en" fo:country="US"/>
    </style:style>
    <style:style style:name="T20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0" style:parent-style-name="DefaultParagraphFont" style:family="text">
      <style:text-properties fo:font-size="8pt" style:font-size-asian="8pt" style:font-size-complex="8pt" fo:language="en" fo:country="US"/>
    </style:style>
    <style:style style:name="T2031" style:parent-style-name="DefaultParagraphFont" style:family="text">
      <style:text-properties style:font-name="Arial" style:font-name-complex="Arial" fo:color="#000000" fo:language="en" fo:country="US"/>
    </style:style>
    <style:style style:name="T20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6" style:parent-style-name="DefaultParagraphFont" style:family="text">
      <style:text-properties fo:font-size="8pt" style:font-size-asian="8pt" style:font-size-complex="8pt" fo:language="en" fo:country="US"/>
    </style:style>
    <style:style style:name="T20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8" style:parent-style-name="DefaultParagraphFont" style:family="text">
      <style:text-properties fo:font-size="8pt" style:font-size-asian="8pt" style:font-size-complex="8pt" fo:language="en" fo:country="US"/>
    </style:style>
    <style:style style:name="T2039" style:parent-style-name="DefaultParagraphFont" style:family="text">
      <style:text-properties style:font-name="Arial" style:font-name-complex="Arial" fo:color="#000000" fo:language="en" fo:country="US"/>
    </style:style>
    <style:style style:name="T20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4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4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8" style:parent-style-name="DefaultParagraphFont" style:family="text">
      <style:text-properties fo:font-size="8pt" style:font-size-asian="8pt" style:font-size-complex="8pt" fo:language="en" fo:country="US"/>
    </style:style>
    <style:style style:name="T20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50" style:parent-style-name="DefaultParagraphFont" style:family="text">
      <style:text-properties fo:font-size="8pt" style:font-size-asian="8pt" style:font-size-complex="8pt" fo:language="en" fo:country="US"/>
    </style:style>
    <style:style style:name="T20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2" style:parent-style-name="DefaultParagraphFont" style:family="text">
      <style:text-properties fo:font-size="8pt" style:font-size-asian="8pt" style:font-size-complex="8pt" fo:language="en" fo:country="US"/>
    </style:style>
    <style:style style:name="T2053" style:parent-style-name="DefaultParagraphFont" style:family="text">
      <style:text-properties fo:font-size="8pt" style:font-size-asian="8pt" style:font-size-complex="8pt" fo:language="en" fo:country="US"/>
    </style:style>
    <style:style style:name="T2054" style:parent-style-name="DefaultParagraphFont" style:family="text">
      <style:text-properties style:font-name="Arial" style:font-name-complex="Arial" fo:color="#000000" fo:language="en" fo:country="US"/>
    </style:style>
    <style:style style:name="T205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9" style:parent-style-name="DefaultParagraphFont" style:family="text">
      <style:text-properties fo:font-size="8pt" style:font-size-asian="8pt" style:font-size-complex="8pt" fo:language="en" fo:country="US"/>
    </style:style>
    <style:style style:name="T20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61" style:parent-style-name="DefaultParagraphFont" style:family="text">
      <style:text-properties fo:font-size="8pt" style:font-size-asian="8pt" style:font-size-complex="8pt" fo:language="en" fo:country="US"/>
    </style:style>
    <style:style style:name="T2062" style:parent-style-name="DefaultParagraphFont" style:family="text">
      <style:text-properties style:font-name="Arial" style:font-name-complex="Arial" fo:color="#000000" fo:language="en" fo:country="US"/>
    </style:style>
    <style:style style:name="T20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6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6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6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1" style:parent-style-name="DefaultParagraphFont" style:family="text">
      <style:text-properties fo:font-size="8pt" style:font-size-asian="8pt" style:font-size-complex="8pt" fo:language="en" fo:country="US"/>
    </style:style>
    <style:style style:name="T20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3" style:parent-style-name="DefaultParagraphFont" style:family="text">
      <style:text-properties fo:font-size="8pt" style:font-size-asian="8pt" style:font-size-complex="8pt" fo:language="en" fo:country="US"/>
    </style:style>
    <style:style style:name="T20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6" style:parent-style-name="DefaultParagraphFont" style:family="text">
      <style:text-properties fo:font-size="8pt" style:font-size-asian="8pt" style:font-size-complex="8pt" fo:language="en" fo:country="US"/>
    </style:style>
    <style:style style:name="T20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2" style:parent-style-name="DefaultParagraphFont" style:family="text">
      <style:text-properties fo:font-size="8pt" style:font-size-asian="8pt" style:font-size-complex="8pt" fo:language="en" fo:country="US"/>
    </style:style>
    <style:style style:name="T20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8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9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9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0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9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6" style:parent-style-name="DefaultParagraphFont" style:family="text">
      <style:text-properties fo:font-size="8pt" style:font-size-asian="8pt" style:font-size-complex="8pt" fo:language="en" fo:country="US"/>
    </style:style>
    <style:style style:name="T20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9" style:parent-style-name="DefaultParagraphFont" style:family="text">
      <style:text-properties fo:font-size="8pt" style:font-size-asian="8pt" style:font-size-complex="8pt" fo:language="en" fo:country="US"/>
    </style:style>
    <style:style style:name="T21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1" style:parent-style-name="DefaultParagraphFont" style:family="text">
      <style:text-properties fo:font-size="8pt" style:font-size-asian="8pt" style:font-size-complex="8pt" fo:language="en" fo:country="US"/>
    </style:style>
    <style:style style:name="T21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10" style:parent-style-name="DefaultParagraphFont" style:family="text">
      <style:text-properties fo:font-size="8pt" style:font-size-asian="8pt" style:font-size-complex="8pt" fo:language="en" fo:country="US"/>
    </style:style>
    <style:style style:name="T21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12" style:parent-style-name="DefaultParagraphFont" style:family="text">
      <style:text-properties fo:font-size="8pt" style:font-size-asian="8pt" style:font-size-complex="8pt" fo:language="en" fo:country="US"/>
    </style:style>
    <style:style style:name="T2113" style:parent-style-name="DefaultParagraphFont" style:family="text">
      <style:text-properties style:font-name="Arial" style:font-name-complex="Arial" fo:color="#000000" fo:language="en" fo:country="US"/>
    </style:style>
    <style:style style:name="T21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16" style:parent-style-name="DefaultParagraphFont" style:family="text">
      <style:text-properties fo:font-size="8pt" style:font-size-asian="8pt" style:font-size-complex="8pt" fo:language="en" fo:country="US"/>
    </style:style>
    <style:style style:name="T2117" style:parent-style-name="apple-tab-span" style:family="text">
      <style:text-properties fo:font-size="8pt" style:font-size-asian="8pt" style:font-size-complex="8pt" fo:language="en" fo:country="US"/>
    </style:style>
    <style:style style:name="T21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21" style:parent-style-name="DefaultParagraphFont" style:family="text">
      <style:text-properties fo:font-size="8pt" style:font-size-asian="8pt" style:font-size-complex="8pt" fo:language="en" fo:country="US"/>
    </style:style>
    <style:style style:name="T21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3" style:parent-style-name="DefaultParagraphFont" style:family="text">
      <style:text-properties fo:font-size="8pt" style:font-size-asian="8pt" style:font-size-complex="8pt" fo:language="en" fo:country="US"/>
    </style:style>
    <style:style style:name="T21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6" style:parent-style-name="DefaultParagraphFont" style:family="text">
      <style:text-properties fo:font-size="8pt" style:font-size-asian="8pt" style:font-size-complex="8pt" fo:language="en" fo:country="US"/>
    </style:style>
    <style:style style:name="T21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8" style:parent-style-name="DefaultParagraphFont" style:family="text">
      <style:text-properties fo:font-size="8pt" style:font-size-asian="8pt" style:font-size-complex="8pt" fo:language="en" fo:country="US"/>
    </style:style>
    <style:style style:name="T21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30" style:parent-style-name="DefaultParagraphFont" style:family="text">
      <style:text-properties fo:font-size="8pt" style:font-size-asian="8pt" style:font-size-complex="8pt" fo:language="en" fo:country="US"/>
    </style:style>
    <style:style style:name="T21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2133" style:parent-style-name="Normal" style:family="paragraph">
      <style:paragraph-properties fo:break-before="page"/>
      <style:text-properties fo:language="en" fo:country="US" fo:hyphenate="true"/>
    </style:style>
    <style:style style:name="T2134" style:parent-style-name="DefaultParagraphFont" style:family="text">
      <style:text-properties fo:font-size="8pt" style:font-size-asian="8pt" style:font-size-complex="8pt" fo:language="en" fo:country="US"/>
    </style:style>
    <style:style style:name="T2135" style:parent-style-name="apple-tab-span" style:family="text">
      <style:text-properties fo:font-size="8pt" style:font-size-asian="8pt" style:font-size-complex="8pt" fo:language="en" fo:country="US"/>
    </style:style>
    <style:style style:name="T21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9" style:parent-style-name="DefaultParagraphFont" style:family="text">
      <style:text-properties fo:font-size="8pt" style:font-size-asian="8pt" style:font-size-complex="8pt" fo:language="en" fo:country="US"/>
    </style:style>
    <style:style style:name="T2140" style:parent-style-name="DefaultParagraphFont" style:family="text">
      <style:text-properties fo:font-size="8pt" style:font-size-asian="8pt" style:font-size-complex="8pt" fo:language="en" fo:country="US"/>
    </style:style>
    <style:style style:name="T21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42" style:parent-style-name="DefaultParagraphFont" style:family="text">
      <style:text-properties fo:font-size="8pt" style:font-size-asian="8pt" style:font-size-complex="8pt" fo:language="en" fo:country="US"/>
    </style:style>
    <style:style style:name="T21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4" style:parent-style-name="DefaultParagraphFont" style:family="text">
      <style:text-properties fo:font-size="8pt" style:font-size-asian="8pt" style:font-size-complex="8pt" fo:language="en" fo:country="US"/>
    </style:style>
    <style:style style:name="T21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7" style:parent-style-name="DefaultParagraphFont" style:family="text">
      <style:text-properties fo:font-size="8pt" style:font-size-asian="8pt" style:font-size-complex="8pt" fo:language="en" fo:country="US"/>
    </style:style>
    <style:style style:name="T21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2150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151" style:parent-style-name="DefaultParagraphFont" style:family="text">
      <style:text-properties fo:font-size="8pt" style:font-size-asian="8pt" style:font-size-complex="8pt" fo:language="en" fo:country="US"/>
    </style:style>
    <style:style style:name="T2152" style:parent-style-name="apple-tab-span" style:family="text">
      <style:text-properties fo:font-size="8pt" style:font-size-asian="8pt" style:font-size-complex="8pt" fo:language="en" fo:country="US"/>
    </style:style>
    <style:style style:name="T21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6" style:parent-style-name="DefaultParagraphFont" style:family="text">
      <style:text-properties fo:font-size="8pt" style:font-size-asian="8pt" style:font-size-complex="8pt" fo:language="en" fo:country="US"/>
    </style:style>
    <style:style style:name="T21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8" style:parent-style-name="DefaultParagraphFont" style:family="text">
      <style:text-properties fo:font-size="8pt" style:font-size-asian="8pt" style:font-size-complex="8pt" fo:language="en" fo:country="US"/>
    </style:style>
    <style:style style:name="T21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1" style:parent-style-name="DefaultParagraphFont" style:family="text">
      <style:text-properties fo:font-size="8pt" style:font-size-asian="8pt" style:font-size-complex="8pt" fo:language="en" fo:country="US"/>
    </style:style>
    <style:style style:name="T21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3" style:parent-style-name="DefaultParagraphFont" style:family="text">
      <style:text-properties style:font-name="Arial" style:font-name-complex="Arial" fo:font-style="italic" style:font-style-asian="italic" style:font-style-complex="italic" fo:color="#000000" fo:font-size="8pt" style:font-size-asian="8pt" style:font-size-complex="8pt" fo:language="en" fo:country="US"/>
    </style:style>
    <style:style style:name="T21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5" style:parent-style-name="DefaultParagraphFont" style:family="text">
      <style:text-properties fo:font-size="8pt" style:font-size-asian="8pt" style:font-size-complex="8pt" fo:language="en" fo:country="US"/>
    </style:style>
    <style:style style:name="T21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7" style:parent-style-name="DefaultParagraphFont" style:family="text">
      <style:text-properties fo:font-size="8pt" style:font-size-asian="8pt" style:font-size-complex="8pt" fo:language="en" fo:country="US"/>
    </style:style>
    <style:style style:name="T21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9" style:parent-style-name="DefaultParagraphFont" style:family="text">
      <style:text-properties fo:font-size="8pt" style:font-size-asian="8pt" style:font-size-complex="8pt" fo:language="en" fo:country="US"/>
    </style:style>
    <style:style style:name="T2170" style:parent-style-name="apple-tab-span" style:family="text">
      <style:text-properties fo:font-size="8pt" style:font-size-asian="8pt" style:font-size-complex="8pt" fo:language="en" fo:country="US"/>
    </style:style>
    <style:style style:name="T217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4" style:parent-style-name="DefaultParagraphFont" style:family="text">
      <style:text-properties fo:font-size="8pt" style:font-size-asian="8pt" style:font-size-complex="8pt" fo:language="en" fo:country="US"/>
    </style:style>
    <style:style style:name="T21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6" style:parent-style-name="DefaultParagraphFont" style:family="text">
      <style:text-properties fo:font-size="8pt" style:font-size-asian="8pt" style:font-size-complex="8pt" fo:language="en" fo:country="US"/>
    </style:style>
    <style:style style:name="T21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78" style:parent-style-name="DefaultParagraphFont" style:family="text">
      <style:text-properties fo:font-size="8pt" style:font-size-asian="8pt" style:font-size-complex="8pt" fo:language="en" fo:country="US"/>
    </style:style>
    <style:style style:name="T21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1" style:parent-style-name="DefaultParagraphFont" style:family="text">
      <style:text-properties style:font-name="Arial" style:font-name-complex="Arial" fo:font-style="italic" style:font-style-asian="italic" style:font-style-complex="italic" fo:color="#000000" fo:font-size="8pt" style:font-size-asian="8pt" style:font-size-complex="8pt" fo:language="en" fo:country="US"/>
    </style:style>
    <style:style style:name="T21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3" style:parent-style-name="DefaultParagraphFont" style:family="text">
      <style:text-properties fo:font-size="8pt" style:font-size-asian="8pt" style:font-size-complex="8pt" fo:language="en" fo:country="US"/>
    </style:style>
    <style:style style:name="T21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5" style:parent-style-name="DefaultParagraphFont" style:family="text">
      <style:text-properties fo:font-size="8pt" style:font-size-asian="8pt" style:font-size-complex="8pt" fo:language="en" fo:country="US"/>
    </style:style>
    <style:style style:name="T21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89" style:parent-style-name="DefaultParagraphFont" style:family="text">
      <style:text-properties fo:font-size="8pt" style:font-size-asian="8pt" style:font-size-complex="8pt" fo:language="en" fo:country="US"/>
    </style:style>
    <style:style style:name="T2190" style:parent-style-name="apple-tab-span" style:family="text">
      <style:text-properties fo:font-size="8pt" style:font-size-asian="8pt" style:font-size-complex="8pt" fo:language="en" fo:country="US"/>
    </style:style>
    <style:style style:name="T21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4" style:parent-style-name="DefaultParagraphFont" style:family="text">
      <style:text-properties fo:font-size="8pt" style:font-size-asian="8pt" style:font-size-complex="8pt" fo:language="en" fo:country="US"/>
    </style:style>
    <style:style style:name="T21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7" style:parent-style-name="DefaultParagraphFont" style:family="text">
      <style:text-properties fo:font-size="8pt" style:font-size-asian="8pt" style:font-size-complex="8pt" fo:language="en" fo:country="US"/>
    </style:style>
    <style:style style:name="T21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99" style:parent-style-name="DefaultParagraphFont" style:family="text">
      <style:text-properties fo:font-size="8pt" style:font-size-asian="8pt" style:font-size-complex="8pt" fo:language="en" fo:country="US"/>
    </style:style>
    <style:style style:name="T22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2" style:parent-style-name="DefaultParagraphFont" style:family="text">
      <style:text-properties fo:font-size="8pt" style:font-size-asian="8pt" style:font-size-complex="8pt" fo:language="en" fo:country="US"/>
    </style:style>
    <style:style style:name="T22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4" style:parent-style-name="DefaultParagraphFont" style:family="text">
      <style:text-properties fo:font-size="8pt" style:font-size-asian="8pt" style:font-size-complex="8pt" fo:language="en" fo:country="US"/>
    </style:style>
    <style:style style:name="T22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07" style:parent-style-name="DefaultParagraphFont" style:family="text">
      <style:text-properties fo:font-size="8pt" style:font-size-asian="8pt" style:font-size-complex="8pt" fo:language="en" fo:country="US"/>
    </style:style>
    <style:style style:name="T2208" style:parent-style-name="apple-tab-span" style:family="text">
      <style:text-properties fo:font-size="8pt" style:font-size-asian="8pt" style:font-size-complex="8pt" fo:language="en" fo:country="US"/>
    </style:style>
    <style:style style:name="T22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2" style:parent-style-name="DefaultParagraphFont" style:family="text">
      <style:text-properties fo:font-size="8pt" style:font-size-asian="8pt" style:font-size-complex="8pt" fo:language="en" fo:country="US"/>
    </style:style>
    <style:style style:name="T22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6" style:parent-style-name="DefaultParagraphFont" style:family="text">
      <style:text-properties fo:font-size="8pt" style:font-size-asian="8pt" style:font-size-complex="8pt" fo:language="en" fo:country="US"/>
    </style:style>
    <style:style style:name="T22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9" style:parent-style-name="DefaultParagraphFont" style:family="text">
      <style:text-properties fo:font-size="8pt" style:font-size-asian="8pt" style:font-size-complex="8pt" fo:language="en" fo:country="US"/>
    </style:style>
    <style:style style:name="T22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4" style:parent-style-name="DefaultParagraphFont" style:family="text">
      <style:text-properties fo:font-size="8pt" style:font-size-asian="8pt" style:font-size-complex="8pt" fo:language="en" fo:country="US"/>
    </style:style>
    <style:style style:name="T22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6" style:parent-style-name="DefaultParagraphFont" style:family="text">
      <style:text-properties fo:font-size="8pt" style:font-size-asian="8pt" style:font-size-complex="8pt" fo:language="en" fo:country="US"/>
    </style:style>
    <style:style style:name="T2227" style:parent-style-name="DefaultParagraphFont" style:family="text">
      <style:text-properties fo:font-size="8pt" style:font-size-asian="8pt" style:font-size-complex="8pt" fo:language="en" fo:country="US"/>
    </style:style>
    <style:style style:name="T22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30" style:parent-style-name="DefaultParagraphFont" style:family="text">
      <style:text-properties fo:font-size="8pt" style:font-size-asian="8pt" style:font-size-complex="8pt" fo:language="en" fo:country="US"/>
    </style:style>
    <style:style style:name="T2231" style:parent-style-name="apple-tab-span" style:family="text">
      <style:text-properties fo:font-size="8pt" style:font-size-asian="8pt" style:font-size-complex="8pt" fo:language="en" fo:country="US"/>
    </style:style>
    <style:style style:name="T22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5" style:parent-style-name="DefaultParagraphFont" style:family="text">
      <style:text-properties fo:font-size="8pt" style:font-size-asian="8pt" style:font-size-complex="8pt" fo:language="en" fo:country="US"/>
    </style:style>
    <style:style style:name="T22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9" style:parent-style-name="DefaultParagraphFont" style:family="text">
      <style:text-properties fo:font-size="8pt" style:font-size-asian="8pt" style:font-size-complex="8pt" fo:language="en" fo:country="US"/>
    </style:style>
    <style:style style:name="T22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1" style:parent-style-name="DefaultParagraphFont" style:family="text">
      <style:text-properties fo:font-size="8pt" style:font-size-asian="8pt" style:font-size-complex="8pt" fo:language="en" fo:country="US"/>
    </style:style>
    <style:style style:name="T2242" style:parent-style-name="DefaultParagraphFont" style:family="text">
      <style:text-properties fo:font-size="8pt" style:font-size-asian="8pt" style:font-size-complex="8pt" fo:language="en" fo:country="US"/>
    </style:style>
    <style:style style:name="T22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7" style:parent-style-name="DefaultParagraphFont" style:family="text">
      <style:text-properties fo:font-size="8pt" style:font-size-asian="8pt" style:font-size-complex="8pt" fo:language="en" fo:country="US"/>
    </style:style>
    <style:style style:name="T22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9" style:parent-style-name="DefaultParagraphFont" style:family="text">
      <style:text-properties fo:font-size="8pt" style:font-size-asian="8pt" style:font-size-complex="8pt" fo:language="en" fo:country="US"/>
    </style:style>
    <style:style style:name="T22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51" style:parent-style-name="DefaultParagraphFont" style:family="text">
      <style:text-properties fo:font-size="8pt" style:font-size-asian="8pt" style:font-size-complex="8pt" fo:language="en" fo:country="US"/>
    </style:style>
    <style:style style:name="T2252" style:parent-style-name="apple-tab-span" style:family="text">
      <style:text-properties fo:font-size="8pt" style:font-size-asian="8pt" style:font-size-complex="8pt" fo:language="en" fo:country="US"/>
    </style:style>
    <style:style style:name="T22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7" style:parent-style-name="DefaultParagraphFont" style:family="text">
      <style:text-properties fo:font-size="8pt" style:font-size-asian="8pt" style:font-size-complex="8pt" fo:language="en" fo:country="US"/>
    </style:style>
    <style:style style:name="T2258" style:parent-style-name="DefaultParagraphFont" style:family="text">
      <style:text-properties fo:font-size="8pt" style:font-size-asian="8pt" style:font-size-complex="8pt" fo:language="en" fo:country="US"/>
    </style:style>
    <style:style style:name="T22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62" style:parent-style-name="DefaultParagraphFont" style:family="text">
      <style:text-properties fo:font-size="8pt" style:font-size-asian="8pt" style:font-size-complex="8pt" fo:language="en" fo:country="US"/>
    </style:style>
    <style:style style:name="T22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64" style:parent-style-name="DefaultParagraphFont" style:family="text">
      <style:text-properties fo:font-size="8pt" style:font-size-asian="8pt" style:font-size-complex="8pt" fo:language="en" fo:country="US"/>
    </style:style>
    <style:style style:name="T22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70" style:parent-style-name="DefaultParagraphFont" style:family="text">
      <style:text-properties fo:font-size="8pt" style:font-size-asian="8pt" style:font-size-complex="8pt" fo:language="en" fo:country="US"/>
    </style:style>
    <style:style style:name="T22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72" style:parent-style-name="DefaultParagraphFont" style:family="text">
      <style:text-properties fo:font-size="8pt" style:font-size-asian="8pt" style:font-size-complex="8pt" fo:language="en" fo:country="US"/>
    </style:style>
    <style:style style:name="P2273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P2274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275" style:parent-style-name="DefaultParagraphFont" style:family="text">
      <style:text-properties fo:font-size="8pt" style:font-size-asian="8pt" style:font-size-complex="8pt" fo:language="en" fo:country="US"/>
    </style:style>
    <style:style style:name="T2276" style:parent-style-name="apple-tab-span" style:family="text">
      <style:text-properties fo:font-size="8pt" style:font-size-asian="8pt" style:font-size-complex="8pt" fo:language="en" fo:country="US"/>
    </style:style>
    <style:style style:name="T22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1" style:parent-style-name="DefaultParagraphFont" style:family="text">
      <style:text-properties fo:font-size="8pt" style:font-size-asian="8pt" style:font-size-complex="8pt" fo:language="en" fo:country="US"/>
    </style:style>
    <style:style style:name="T228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4" style:parent-style-name="DefaultParagraphFont" style:family="text">
      <style:text-properties fo:font-size="8pt" style:font-size-asian="8pt" style:font-size-complex="8pt" fo:language="en" fo:country="US"/>
    </style:style>
    <style:style style:name="T22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86" style:parent-style-name="DefaultParagraphFont" style:family="text">
      <style:text-properties fo:font-size="8pt" style:font-size-asian="8pt" style:font-size-complex="8pt" fo:language="en" fo:country="US"/>
    </style:style>
    <style:style style:name="T22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90" style:parent-style-name="DefaultParagraphFont" style:family="text">
      <style:text-properties fo:font-size="8pt" style:font-size-asian="8pt" style:font-size-complex="8pt" fo:language="en" fo:country="US"/>
    </style:style>
    <style:style style:name="T22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92" style:parent-style-name="DefaultParagraphFont" style:family="text">
      <style:text-properties fo:font-size="8pt" style:font-size-asian="8pt" style:font-size-complex="8pt" fo:language="en" fo:country="US"/>
    </style:style>
    <style:style style:name="T22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95" style:parent-style-name="DefaultParagraphFont" style:family="text">
      <style:text-properties fo:font-size="8pt" style:font-size-asian="8pt" style:font-size-complex="8pt" fo:language="en" fo:country="US"/>
    </style:style>
    <style:style style:name="T2296" style:parent-style-name="apple-tab-span" style:family="text">
      <style:text-properties fo:font-size="8pt" style:font-size-asian="8pt" style:font-size-complex="8pt" fo:language="en" fo:country="US"/>
    </style:style>
    <style:style style:name="T22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01" style:parent-style-name="DefaultParagraphFont" style:family="text">
      <style:text-properties fo:font-size="8pt" style:font-size-asian="8pt" style:font-size-complex="8pt" fo:language="en" fo:country="US"/>
    </style:style>
    <style:style style:name="T230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03" style:parent-style-name="DefaultParagraphFont" style:family="text">
      <style:text-properties fo:font-size="8pt" style:font-size-asian="8pt" style:font-size-complex="8pt" fo:language="en" fo:country="US"/>
    </style:style>
    <style:style style:name="T23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06" style:parent-style-name="DefaultParagraphFont" style:family="text">
      <style:text-properties fo:font-size="8pt" style:font-size-asian="8pt" style:font-size-complex="8pt" fo:language="en" fo:country="US"/>
    </style:style>
    <style:style style:name="T23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10" style:parent-style-name="DefaultParagraphFont" style:family="text">
      <style:text-properties fo:font-size="8pt" style:font-size-asian="8pt" style:font-size-complex="8pt" fo:language="en" fo:country="US"/>
    </style:style>
    <style:style style:name="T23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12" style:parent-style-name="DefaultParagraphFont" style:family="text">
      <style:text-properties fo:font-size="8pt" style:font-size-asian="8pt" style:font-size-complex="8pt" fo:language="en" fo:country="US"/>
    </style:style>
    <style:style style:name="T23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2314" style:parent-style-name="Normal" style:family="paragraph">
      <style:paragraph-properties fo:break-before="page"/>
      <style:text-properties fo:language="en" fo:country="US" fo:hyphenate="true"/>
    </style:style>
    <style:style style:name="T2315" style:parent-style-name="DefaultParagraphFont" style:family="text">
      <style:text-properties fo:font-size="8pt" style:font-size-asian="8pt" style:font-size-complex="8pt" fo:language="en" fo:country="US"/>
    </style:style>
    <style:style style:name="T2316" style:parent-style-name="apple-tab-span" style:family="text">
      <style:text-properties fo:font-size="8pt" style:font-size-asian="8pt" style:font-size-complex="8pt" fo:language="en" fo:country="US"/>
    </style:style>
    <style:style style:name="T23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21" style:parent-style-name="DefaultParagraphFont" style:family="text">
      <style:text-properties fo:font-size="8pt" style:font-size-asian="8pt" style:font-size-complex="8pt" fo:language="en" fo:country="US"/>
    </style:style>
    <style:style style:name="T2322" style:parent-style-name="DefaultParagraphFont" style:family="text">
      <style:text-properties fo:font-size="8pt" style:font-size-asian="8pt" style:font-size-complex="8pt" fo:language="en" fo:country="US"/>
    </style:style>
    <style:style style:name="T232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24" style:parent-style-name="DefaultParagraphFont" style:family="text">
      <style:text-properties fo:font-size="8pt" style:font-size-asian="8pt" style:font-size-complex="8pt" fo:language="en" fo:country="US"/>
    </style:style>
    <style:style style:name="T23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2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27" style:parent-style-name="DefaultParagraphFont" style:family="text">
      <style:text-properties fo:font-size="8pt" style:font-size-asian="8pt" style:font-size-complex="8pt" fo:language="en" fo:country="US"/>
    </style:style>
    <style:style style:name="P2328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P2329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2330" style:parent-style-name="DefaultParagraphFont" style:family="text">
      <style:text-properties fo:font-size="8pt" style:font-size-asian="8pt" style:font-size-complex="8pt" fo:language="en" fo:country="US"/>
    </style:style>
    <style:style style:name="T23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32" style:parent-style-name="DefaultParagraphFont" style:family="text">
      <style:text-properties fo:font-size="8pt" style:font-size-asian="8pt" style:font-size-complex="8pt" fo:language="en" fo:country="US"/>
    </style:style>
    <style:style style:name="T23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3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35" style:parent-style-name="DefaultParagraphFont" style:family="text">
      <style:text-properties fo:font-size="8pt" style:font-size-asian="8pt" style:font-size-complex="8pt" fo:language="en" fo:country="US"/>
    </style:style>
    <style:style style:name="T2336" style:parent-style-name="apple-tab-span" style:family="text">
      <style:text-properties fo:font-size="8pt" style:font-size-asian="8pt" style:font-size-complex="8pt" fo:language="en" fo:country="US"/>
    </style:style>
    <style:style style:name="T23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3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41" style:parent-style-name="DefaultParagraphFont" style:family="text">
      <style:text-properties fo:font-size="8pt" style:font-size-asian="8pt" style:font-size-complex="8pt" fo:language="en" fo:country="US"/>
    </style:style>
    <style:style style:name="T234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43" style:parent-style-name="DefaultParagraphFont" style:family="text">
      <style:text-properties fo:font-size="8pt" style:font-size-asian="8pt" style:font-size-complex="8pt" fo:language="en" fo:country="US"/>
    </style:style>
    <style:style style:name="T23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4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48" style:parent-style-name="DefaultParagraphFont" style:family="text">
      <style:text-properties fo:font-size="8pt" style:font-size-asian="8pt" style:font-size-complex="8pt" fo:language="en" fo:country="US"/>
    </style:style>
    <style:style style:name="T2349" style:parent-style-name="DefaultParagraphFont" style:family="text">
      <style:text-properties fo:font-size="8pt" style:font-size-asian="8pt" style:font-size-complex="8pt" fo:language="en" fo:country="US"/>
    </style:style>
    <style:style style:name="T23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53" style:parent-style-name="DefaultParagraphFont" style:family="text">
      <style:text-properties fo:font-size="8pt" style:font-size-asian="8pt" style:font-size-complex="8pt" fo:language="en" fo:country="US"/>
    </style:style>
    <style:style style:name="T23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55" style:parent-style-name="DefaultParagraphFont" style:family="text">
      <style:text-properties fo:font-size="8pt" style:font-size-asian="8pt" style:font-size-complex="8pt" fo:language="en" fo:country="US"/>
    </style:style>
    <style:style style:name="T23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5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58" style:parent-style-name="DefaultParagraphFont" style:family="text">
      <style:text-properties fo:font-size="8pt" style:font-size-asian="8pt" style:font-size-complex="8pt" fo:language="en" fo:country="US"/>
    </style:style>
    <style:style style:name="T2359" style:parent-style-name="apple-tab-span" style:family="text">
      <style:text-properties fo:font-size="8pt" style:font-size-asian="8pt" style:font-size-complex="8pt" fo:language="en" fo:country="US"/>
    </style:style>
    <style:style style:name="T23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4" style:parent-style-name="DefaultParagraphFont" style:family="text">
      <style:text-properties fo:font-size="8pt" style:font-size-asian="8pt" style:font-size-complex="8pt" fo:language="en" fo:country="US"/>
    </style:style>
    <style:style style:name="T236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6" style:parent-style-name="DefaultParagraphFont" style:family="text">
      <style:text-properties fo:font-size="8pt" style:font-size-asian="8pt" style:font-size-complex="8pt" fo:language="en" fo:country="US"/>
    </style:style>
    <style:style style:name="T23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6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69" style:parent-style-name="DefaultParagraphFont" style:family="text">
      <style:text-properties fo:font-size="8pt" style:font-size-asian="8pt" style:font-size-complex="8pt" fo:language="en" fo:country="US"/>
    </style:style>
    <style:style style:name="T2370" style:parent-style-name="DefaultParagraphFont" style:family="text">
      <style:text-properties fo:color="#666666" fo:font-size="8pt" style:font-size-asian="8pt" style:font-size-complex="8pt" fo:language="en" fo:country="US"/>
    </style:style>
    <style:style style:name="T23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72" style:parent-style-name="DefaultParagraphFont" style:family="text">
      <style:text-properties fo:font-size="8pt" style:font-size-asian="8pt" style:font-size-complex="8pt" fo:language="en" fo:country="US"/>
    </style:style>
    <style:style style:name="T23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74" style:parent-style-name="DefaultParagraphFont" style:family="text">
      <style:text-properties fo:font-size="8pt" style:font-size-asian="8pt" style:font-size-complex="8pt" fo:language="en" fo:country="US"/>
    </style:style>
    <style:style style:name="T237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7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77" style:parent-style-name="DefaultParagraphFont" style:family="text">
      <style:text-properties fo:font-size="8pt" style:font-size-asian="8pt" style:font-size-complex="8pt" fo:language="en" fo:country="US"/>
    </style:style>
    <style:style style:name="T2378" style:parent-style-name="apple-tab-span" style:family="text">
      <style:text-properties fo:font-size="8pt" style:font-size-asian="8pt" style:font-size-complex="8pt" fo:language="en" fo:country="US"/>
    </style:style>
    <style:style style:name="T23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82" style:parent-style-name="DefaultParagraphFont" style:family="text">
      <style:text-properties fo:font-size="8pt" style:font-size-asian="8pt" style:font-size-complex="8pt" fo:language="en" fo:country="US"/>
    </style:style>
    <style:style style:name="T23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85" style:parent-style-name="DefaultParagraphFont" style:family="text">
      <style:text-properties fo:font-size="8pt" style:font-size-asian="8pt" style:font-size-complex="8pt" fo:language="en" fo:country="US"/>
    </style:style>
    <style:style style:name="T23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8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88" style:parent-style-name="DefaultParagraphFont" style:family="text">
      <style:text-properties fo:font-size="8pt" style:font-size-asian="8pt" style:font-size-complex="8pt" fo:language="en" fo:country="US"/>
    </style:style>
    <style:style style:name="T2389" style:parent-style-name="DefaultParagraphFont" style:family="text">
      <style:text-properties fo:color="#666666" fo:font-size="8pt" style:font-size-asian="8pt" style:font-size-complex="8pt" fo:language="en" fo:country="US"/>
    </style:style>
    <style:style style:name="T23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91" style:parent-style-name="DefaultParagraphFont" style:family="text">
      <style:text-properties fo:font-size="8pt" style:font-size-asian="8pt" style:font-size-complex="8pt" fo:language="en" fo:country="US"/>
    </style:style>
    <style:style style:name="T23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93" style:parent-style-name="DefaultParagraphFont" style:family="text">
      <style:text-properties fo:font-size="8pt" style:font-size-asian="8pt" style:font-size-complex="8pt" fo:language="en" fo:country="US"/>
    </style:style>
    <style:style style:name="T23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3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9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39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2400" style:parent-style-name="Normal" style:family="paragraph">
      <style:paragraph-properties fo:break-before="page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24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0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7" style:parent-style-name="DefaultParagraphFont" style:family="text">
      <style:text-properties fo:font-size="8pt" style:font-size-asian="8pt" style:font-size-complex="8pt" fo:language="en" fo:country="US"/>
    </style:style>
    <style:style style:name="T2408" style:parent-style-name="DefaultParagraphFont" style:family="text">
      <style:text-properties fo:font-size="8pt" style:font-size-asian="8pt" style:font-size-complex="8pt" fo:language="en" fo:country="US"/>
    </style:style>
    <style:style style:name="T24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10" style:parent-style-name="DefaultParagraphFont" style:family="text">
      <style:text-properties fo:font-size="8pt" style:font-size-asian="8pt" style:font-size-complex="8pt" fo:language="en" fo:country="US"/>
    </style:style>
    <style:style style:name="T24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1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13" style:parent-style-name="DefaultParagraphFont" style:family="text">
      <style:text-properties fo:font-size="8pt" style:font-size-asian="8pt" style:font-size-complex="8pt" fo:language="en" fo:country="US"/>
    </style:style>
    <style:style style:name="P2414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P2415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2416" style:parent-style-name="DefaultParagraphFont" style:family="text">
      <style:text-properties fo:font-size="8pt" style:font-size-asian="8pt" style:font-size-complex="8pt" fo:language="en" fo:country="US"/>
    </style:style>
    <style:style style:name="T24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18" style:parent-style-name="DefaultParagraphFont" style:family="text">
      <style:text-properties fo:font-size="8pt" style:font-size-asian="8pt" style:font-size-complex="8pt" fo:language="en" fo:country="US"/>
    </style:style>
    <style:style style:name="T24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42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4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4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2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26" style:parent-style-name="DefaultParagraphFont" style:family="text">
      <style:text-properties fo:font-size="8pt" style:font-size-asian="8pt" style:font-size-complex="8pt" fo:language="en" fo:country="US"/>
    </style:style>
    <style:style style:name="T2427" style:parent-style-name="DefaultParagraphFont" style:family="text">
      <style:text-properties fo:font-size="8pt" style:font-size-asian="8pt" style:font-size-complex="8pt" fo:language="en" fo:country="US"/>
    </style:style>
    <style:style style:name="T24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29" style:parent-style-name="DefaultParagraphFont" style:family="text">
      <style:text-properties fo:font-size="8pt" style:font-size-asian="8pt" style:font-size-complex="8pt" fo:language="en" fo:country="US"/>
    </style:style>
    <style:style style:name="T24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31" style:parent-style-name="DefaultParagraphFont" style:family="text">
      <style:text-properties fo:font-size="8pt" style:font-size-asian="8pt" style:font-size-complex="8pt" fo:language="en" fo:country="US"/>
    </style:style>
    <style:style style:name="T24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3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4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436" style:parent-style-name="DefaultParagraphFont" style:family="text">
      <style:text-properties fo:font-size="8pt" style:font-size-asian="8pt" style:font-size-complex="8pt" fo:language="en" fo:country="US"/>
    </style:style>
    <style:style style:name="T2437" style:parent-style-name="DefaultParagraphFont" style:family="text">
      <style:text-properties fo:font-size="8pt" style:font-size-asian="8pt" style:font-size-complex="8pt" fo:language="en" fo:country="US"/>
    </style:style>
    <style:style style:name="T24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439" style:parent-style-name="DefaultParagraphFont" style:family="text">
      <style:text-properties fo:font-size="8pt" style:font-size-asian="8pt" style:font-size-complex="8pt" fo:language="en" fo:country="US"/>
    </style:style>
    <style:style style:name="T24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</office:automatic-styles>
  <office:body>
    <office:text text:use-soft-page-breaks="true">
      <text:h text:style-name="P1" text:outline-level="1"><text:span text:style-name="T2">Test Id                                  Test Name</text:span></text:h>
      <text:p text:style-name="P3"/>
      <text:h text:style-name="Heading1" text:outline-level="1"><text:span text:style-name="T4">Download and install application</text:span></text:h>
      <text:h text:style-name="Heading1" text:outline-level="1"><text:span text:style-name="T5">T1.01</text:span><text:span text:style-name="T6"><text:tab/></text:span><text:span text:style-name="T7"><text:tab/></text:span><text:span text:style-name="T8"><text:tab/></text:span><text:span text:style-name="T9">App downloadable from Android Market</text:span></text:h>
      <text:h text:style-name="Heading1" text:outline-level="1"><text:span text:style-name="T10">T1.02</text:span><text:span text:style-name="T11"><text:tab/></text:span><text:span text:style-name="T12"><text:tab/></text:span><text:span text:style-name="T13"><text:tab/></text:span><text:span text:style-name="T14">App install file working properly</text:span></text:h>
      <text:h text:style-name="Heading1" text:outline-level="1"><text:span text:style-name="T15">T1.03</text:span><text:span text:style-name="T16"><text:tab/></text:span><text:span text:style-name="T17"><text:tab/></text:span><text:span text:style-name="T18"><text:tab/></text:span><text:span text:style-name="T19">App<text:s/></text:span><text:span text:style-name="T20">uploaded under correct name</text:span></text:h>
      <text:h text:style-name="Heading1" text:outline-level="1"><text:span text:style-name="T21">T1.04</text:span><text:span text:style-name="T22"><text:tab/></text:span><text:span text:style-name="T23"><text:tab/></text:span><text:span text:style-name="T24"><text:tab/></text:span><text:span text:style-name="T25">Correct description of the program at Android Market</text:span></text:h>
      <text:h text:style-name="Heading1" text:outline-level="1"><text:span text:style-name="T26">T1.05</text:span><text:span text:style-name="T27"><text:tab/></text:span><text:span text:style-name="T28"><text:tab/></text:span><text:span text:style-name="T29"><text:tab/></text:span><text:span text:style-name="T30">Confirmation message provided if installation succeeds</text:span></text:h>
      <text:h text:style-name="Heading1" text:outline-level="1"><text:span text:style-name="T31">T1.06</text:span><text:span text:style-name="T32"><text:tab/></text:span><text:span text:style-name="T33"><text:tab/></text:span><text:span text:style-name="T34"><text:tab/></text:span><text:span text:style-name="T35">Message provided when something goes wrong during installation.<text:s/></text:span><text:span text:style-name="T36"><text:tab/></text:span></text:h>
      <text:p text:style-name="P37"/>
      <text:h text:style-name="Heading1" text:outline-level="1"><text:span text:style-name="T38">Start Application</text:span></text:h>
      <text:h text:style-name="Heading1" text:outline-level="1"><text:span text:style-name="T39">T2.01</text:span><text:span text:style-name="T40"><text:tab/></text:span><text:span text:style-name="T41"><text:tab/></text:span><text:span text:style-name="T42"><text:tab/></text:span><text:span text:style-name="T43">App</text:span><text:span text:style-name="T44">lication is<text:s/></text:span><text:span text:style-name="T45">start able</text:span></text:h>
      <text:h text:style-name="Heading1" text:outline-level="1"><text:span text:style-name="T46">T2.02</text:span><text:span text:style-name="T47"><text:tab/></text:span><text:span text:style-name="T48"><text:tab/></text:span><text:span text:style-name="T49"><text:tab/></text:span><text:span text:style-name="T50">Application always starts on menu</text:span></text:h>
      <text:p text:style-name="P51"/>
      <text:h text:style-name="Heading1" text:outline-level="1"><text:span text:style-name="T52">Schema</text:span></text:h>
      <text:h text:style-name="Heading1" text:outline-level="1"><text:span text:style-name="T53">T3.01</text:span><text:span text:style-name="T54"><text:tab/></text:span><text:span text:style-name="T55"><text:tab/></text:span><text:span text:style-name="T56"><text:tab/></text:span><text:span text:style-name="T57">A schema is illustrated</text:span></text:h>
      <text:h text:style-name="Heading1" text:outline-level="1"><text:span text:style-name="T58">T3.02</text:span><text:span text:style-name="T59"><text:tab/></text:span><text:span text:style-name="T60"><text:tab/></text:span><text:span text:style-name="T61"><text:tab/></text:span><text:span text:style-name="T62">Days are visible</text:span></text:h>
      <text:h text:style-name="Heading1" text:outline-level="1"><text:span text:style-name="T63">T3.03</text:span><text:span text:style-name="T64"><text:tab/></text:span><text:span text:style-name="T65"><text:tab/></text:span><text:span text:style-name="T66"><text:tab/></text:span><text:span text:style-name="T67">Hours are visible from 00.00 to 23.59</text:span></text:h>
      <text:h text:style-name="Heading1" text:outline-level="1"><text:span text:style-name="T68">T3.04</text:span><text:span text:style-name="T69"><text:tab/></text:span><text:span text:style-name="T70"><text:tab/></text:span><text:span text:style-name="T71"><text:tab/></text:span><text:span text:style-name="T72">It is possible to choose to view a week</text:span></text:h>
      <text:soft-page-break/>
      <text:h text:style-name="Heading1" text:outline-level="1"><text:span text:style-name="T73">T3.05</text:span><text:span text:style-name="T74"><text:tab/></text:span><text:span text:style-name="T75"><text:tab/></text:span><text:span text:style-name="T76"><text:tab/></text:span><text:span text:style-name="T77">It is possible to only ch</text:span><text:span text:style-name="T78">oose to view a day</text:span></text:h>
      <text:h text:style-name="Heading1" text:outline-level="1"><text:span text:style-name="T79">T3.06</text:span><text:span text:style-name="T80"><text:tab/></text:span><text:span text:style-name="T81"><text:tab/></text:span><text:span text:style-name="T82"><text:tab/></text:span><text:span text:style-name="T83">Exit from schema to menu, with home button</text:span></text:h>
      <text:h text:style-name="Heading1" text:outline-level="1"><text:span text:style-name="T84">T3.07</text:span><text:span text:style-name="T85"><text:tab/></text:span><text:span text:style-name="T86"><text:tab/></text:span><text:span text:style-name="T87"><text:tab/></text:span><text:span text:style-name="T88">Exit from schema to menu, with back button</text:span></text:h>
      <text:h text:style-name="Heading1" text:outline-level="1"><text:span text:style-name="T89">T3.08</text:span><text:span text:style-name="T90"><text:tab/></text:span><text:span text:style-name="T91"><text:tab/></text:span><text:span text:style-name="T92"><text:tab/></text:span><text:span text:style-name="T93">Add a sleep style to schema</text:span></text:h>
      <text:h text:style-name="Heading1" text:outline-level="1"><text:span text:style-name="T94">T3.09</text:span><text:span text:style-name="T95"><text:tab/></text:span><text:span text:style-name="T96"><text:tab/></text:span><text:span text:style-name="T97"><text:tab/></text:span><text:span text:style-name="T98">Add appointments to schema</text:span></text:h>
      <text:h text:style-name="Heading1" text:outline-level="1"><text:span text:style-name="T99">T3.10</text:span><text:span text:style-name="T100"><text:tab/></text:span><text:span text:style-name="T101"><text:tab/></text:span><text:span text:style-name="T102"><text:tab/></text:span><text:span text:style-name="T103">Move appointment</text:span></text:h>
      <text:h text:style-name="Heading1" text:outline-level="1"><text:span text:style-name="T104">T3.11</text:span><text:span text:style-name="T105"><text:tab/></text:span><text:span text:style-name="T106"><text:tab/></text:span><text:span text:style-name="T107"><text:tab/></text:span><text:span text:style-name="T108">Delete appointment</text:span></text:h>
      <text:h text:style-name="Heading1" text:outline-level="1"><text:span text:style-name="T109">T3.12</text:span><text:span text:style-name="T110"><text:tab/></text:span><text:span text:style-name="T111"><text:tab/></text:span><text:span text:style-name="T112"><text:tab/></text:span><text:span text:style-name="T113">Move</text:span><text:span text:style-name="T114"><text:s/>sleep element</text:span></text:h>
      <text:h text:style-name="Heading1" text:outline-level="1"><text:span text:style-name="T115">T3.13</text:span><text:span text:style-name="T116"><text:tab/></text:span><text:span text:style-name="T117"><text:tab/></text:span><text:span text:style-name="T118"><text:tab/></text:span><text:span text:style-name="T119">Move entire sleep group element</text:span></text:h>
      <text:h text:style-name="Heading1" text:outline-level="1"><text:span text:style-name="T120">T3.14</text:span><text:span text:style-name="T121"><text:tab/></text:span><text:span text:style-name="T122"><text:tab/></text:span><text:span text:style-name="T123"><text:tab/></text:span><text:span text:style-name="T124">Warn the user when moving a sleep cycle</text:span></text:h>
      <text:h text:style-name="Heading1" text:outline-level="1"><text:span text:style-name="T125">T3.15</text:span><text:span text:style-name="T126"><text:tab/></text:span><text:span text:style-name="T127"><text:tab/></text:span><text:span text:style-name="T128"><text:tab/></text:span><text:span text:style-name="T129">Use different colors for different appointments.</text:span></text:h>
      <text:h text:style-name="Heading1" text:outline-level="1"><text:span text:style-name="T130">T3.16<text:s/></text:span><text:span text:style-name="T131"><text:tab/></text:span><text:span text:style-name="T132"><text:tab/></text:span><text:span text:style-name="T133"><text:tab/></text:span><text:span text:style-name="T134">Add information about an appointment</text:span></text:h>
      <text:h text:style-name="Heading1" text:outline-level="1"><text:span text:style-name="T135">T3.17</text:span><text:span text:style-name="T136"><text:tab/></text:span><text:span text:style-name="T137"><text:tab/></text:span><text:span text:style-name="T138"><text:tab/></text:span><text:span text:style-name="T139">Change information about an appointment</text:span></text:h>
      <text:h text:style-name="Heading1" text:outline-level="1"><text:span text:style-name="T140">T3</text:span><text:span text:style-name="T141">.18</text:span><text:span text:style-name="T142"><text:tab/></text:span><text:span text:style-name="T143"><text:tab/></text:span><text:span text:style-name="T144"><text:tab/></text:span><text:span text:style-name="T145">Delete information about an appointment</text:span></text:h>
      <text:h text:style-name="Heading1" text:outline-level="1"><text:span text:style-name="T146">T3.19</text:span><text:span text:style-name="T147"><text:tab/></text:span><text:span text:style-name="T148"><text:tab/></text:span><text:span text:style-name="T149"><text:tab/></text:span><text:span text:style-name="T150">There is a back button from Schema</text:span></text:h>
      <text:p text:style-name="P151"/>
      <text:h text:style-name="Heading1" text:outline-level="1"><text:span text:style-name="T152">Sleep Styles</text:span></text:h>
      <text:p text:style-name="P153"/>
      <text:h text:style-name="Heading1" text:outline-level="1"><text:span text:style-name="T154">T4.01</text:span><text:span text:style-name="T155"><text:tab/></text:span><text:span text:style-name="T156"><text:tab/></text:span><text:span text:style-name="T157"><text:tab/></text:span><text:span text:style-name="T158">Sleep style is illustrated on the schema</text:span></text:h>
      <text:h text:style-name="Heading1" text:outline-level="1"><text:span text:style-name="T159">T4.02</text:span><text:span text:style-name="T160"><text:tab/></text:span><text:span text:style-name="T161"><text:tab/></text:span><text:span text:style-name="T162"><text:tab/></text:span><text:span text:style-name="T163">The sleep style is illustrated in black color</text:span></text:h>
      <text:soft-page-break/>
      <text:h text:style-name="Heading1" text:outline-level="1"><text:span text:style-name="T164">T4.03</text:span><text:span text:style-name="T165"><text:tab/></text:span><text:span text:style-name="T166"><text:tab/></text:span><text:span text:style-name="T167"><text:tab/></text:span><text:span text:style-name="T168">Each sleep element has a start time</text:span></text:h>
      <text:h text:style-name="Heading1" text:outline-level="1"><text:span text:style-name="T169">T4.04</text:span><text:span text:style-name="T170"><text:tab/></text:span><text:span text:style-name="T171"><text:tab/></text:span><text:span text:style-name="T172"><text:tab/></text:span><text:span text:style-name="T173">Each sleep element has a stop time</text:span></text:h>
      <text:h text:style-name="Heading1" text:outline-level="1"><text:span text:style-name="T174">T4.05</text:span><text:span text:style-name="T175"><text:tab/></text:span><text:span text:style-name="T176"><text:tab/></text:span><text:span text:style-name="T177"><text:tab/></text:span><text:span text:style-name="T178">The sleep elements should be a layer on the schema</text:span></text:h>
      <text:h text:style-name="Heading1" text:outline-level="1"><text:span text:style-name="T179">T4.06</text:span><text:span text:style-name="T180"><text:tab/></text:span><text:span text:style-name="T181"><text:tab/></text:span><text:span text:style-name="T182"><text:tab/></text:span><text:span text:style-name="T183">The sleep elements should be able to be hidden from the schema, with on/off function</text:span></text:h>
      <text:p text:style-name="P184"/>
      <text:h text:style-name="Heading1" text:outline-level="1"><text:span text:style-name="T185">Alarm</text:span></text:h>
      <text:h text:style-name="Heading1" text:outline-level="1"><text:span text:style-name="T186">T5.01</text:span><text:span text:style-name="T187"><text:tab/></text:span><text:span text:style-name="T188"><text:tab/></text:span><text:span text:style-name="T189"><text:tab/></text:span><text:span text:style-name="T190">The program should include an Alarm function</text:span></text:h>
      <text:h text:style-name="Heading1" text:outline-level="1"><text:span text:style-name="T191">T5.02</text:span><text:span text:style-name="T192"><text:tab/></text:span><text:span text:style-name="T193"><text:tab/></text:span><text:span text:style-name="T194"><text:tab/></text:span><text:span text:style-name="T195">Automatically create an Alarm to awaken the user after every sleep<text:s/></text:span><text:span text:style-name="T196"><text:tab/></text:span><text:span text:style-name="T197">element</text:span></text:h>
      <text:h text:style-name="Heading1" text:outline-level="1"><text:span text:style-name="T198">T5.03</text:span><text:span text:style-name="T199"><text:tab/></text:span><text:span text:style-name="T200"><text:tab/></text:span><text:span text:style-name="T201"><text:tab/></text:span><text:span text:style-name="T202">When the alarm rings phone is automatically unlocked</text:span></text:h>
      <text:h text:style-name="Heading1" text:outline-level="1"><text:span text:style-name="T203">T5.04</text:span><text:span text:style-name="T204"><text:tab/></text:span><text:span text:style-name="T205"><text:tab/></text:span><text:span text:style-name="T206"><text:tab/></text:span><text:span text:style-name="T207">Possibility select different alarm tones</text:span></text:h>
      <text:h text:style-name="Heading1" text:outline-level="1"><text:span text:style-name="T208">T5.05</text:span><text:span text:style-name="T209"><text:tab/></text:span><text:span text:style-name="T210"><text:tab/></text:span><text:span text:style-name="T211"><text:tab/></text:span><text:span text:style-name="T212">Ability to use songs from the music library as Alarm-tones</text:span></text:h>
      <text:h text:style-name="Heading1" text:outline-level="1"><text:span text:style-name="T213">T5.06</text:span><text:span text:style-name="T214"><text:tab/></text:span><text:span text:style-name="T215"><text:tab/></text:span><text:span text:style-name="T216"><text:tab/></text:span><text:span text:style-name="T217">The app comes with some<text:s/></text:span><text:span text:style-name="T218">pre-installed</text:span><text:span text:style-name="T219"><text:s/>Alarm-tones</text:span></text:h>
      <text:h text:style-name="Heading1" text:outline-level="1"><text:span text:style-name="T220">T5.07</text:span><text:span text:style-name="T221"><text:tab/></text:span><text:span text:style-name="T222"><text:tab/></text:span><text:span text:style-name="T223"><text:tab/></text:span><text:span text:style-name="T224">Confirmation message that the alarm-tone has been changed</text:span></text:h>
      <text:h text:style-name="Heading1" text:outline-level="1"><text:span text:style-name="T225">T5.08</text:span><text:span text:style-name="T226"><text:tab/></text:span><text:span text:style-name="T227"><text:tab/></text:span><text:span text:style-name="T228"><text:tab/></text:span><text:span text:style-name="T229">Let the user personify the Alarm-strength</text:span></text:h>
      <text:h text:style-name="Heading1" text:outline-level="1"><text:span text:style-name="T230">T5.09</text:span><text:span text:style-name="T231"><text:tab/></text:span><text:span text:style-name="T232"><text:tab/></text:span><text:span text:style-name="T233"><text:tab/></text:span><text:span text:style-name="T234">Message that the Alarm-strength has been modified</text:span></text:h>
      <text:h text:style-name="Heading1" text:outline-level="1"><text:span text:style-name="T235">T5.10</text:span><text:span text:style-name="T236"><text:tab/></text:span><text:span text:style-name="T237"><text:tab/></text:span><text:span text:style-name="T238"><text:tab/></text:span><text:span text:style-name="T239">Alarm should inc</text:span><text:span text:style-name="T240">lude vibration.</text:span></text:h>
      <text:h text:style-name="Heading1" text:outline-level="1"><text:span text:style-name="T241">T5.11</text:span><text:span text:style-name="T242"><text:tab/></text:span><text:span text:style-name="T243"><text:tab/></text:span><text:span text:style-name="T244"><text:tab/></text:span><text:span text:style-name="T245">Possibility to turn off the sound of the alarm and only use vibration.</text:span></text:h>
      <text:h text:style-name="Heading1" text:outline-level="1"><text:span text:style-name="T246">T5.12</text:span><text:span text:style-name="T247"><text:tab/></text:span><text:span text:style-name="T248"><text:tab/></text:span><text:span text:style-name="T249"><text:tab/></text:span><text:span text:style-name="T250">One button for turning the alarm off, one for snooze.</text:span></text:h>
      <text:h text:style-name="Heading1" text:outline-level="1"><text:span text:style-name="T251">T5.13</text:span><text:span text:style-name="T252"><text:tab/></text:span><text:span text:style-name="T253"><text:tab/></text:span><text:span text:style-name="T254"><text:tab/></text:span><text:span text:style-name="T255">Pre-defined snooze time is 5 minutes.</text:span></text:h>
      <text:soft-page-break/>
      <text:h text:style-name="Heading1" text:outline-level="1"><text:span text:style-name="T256">T5.14</text:span><text:span text:style-name="T257"><text:tab/></text:span><text:span text:style-name="T258"><text:tab/></text:span><text:span text:style-name="T259"><text:tab/></text:span><text:span text:style-name="T260">Possibility for user to change snooze time.</text:span></text:h>
      <text:h text:style-name="Heading1" text:outline-level="1"><text:span text:style-name="T261">T5</text:span><text:span text:style-name="T262">.15</text:span><text:span text:style-name="T263"><text:tab/></text:span><text:span text:style-name="T264"><text:tab/></text:span><text:span text:style-name="T265"><text:tab/></text:span><text:span text:style-name="T266">Confirmation message of changed<text:s/></text:span><text:span text:style-name="T267">snooze time</text:span><text:span text:style-name="T268">.</text:span><text:span text:style-name="T269"><text:tab/></text:span><text:span text:style-name="T270"><text:tab/></text:span></text:h>
      <text:h text:style-name="Heading1" text:outline-level="1"><text:span text:style-name="T271">T5.16</text:span><text:span text:style-name="T272"><text:tab/></text:span><text:span text:style-name="T273"><text:tab/></text:span><text:span text:style-name="T274"><text:tab/></text:span><text:span text:style-name="T275">When sleeper turns off the alarm, the time is registered</text:span></text:h>
      <text:h text:style-name="Heading1" text:outline-level="1"><text:span text:style-name="T276">T5.17</text:span><text:span text:style-name="T277"><text:tab/></text:span><text:span text:style-name="T278"><text:tab/></text:span><text:span text:style-name="T279"><text:tab/></text:span><text:span text:style-name="T280">Sleep elements are moved so the<text:s/></text:span><text:span text:style-name="T281">intervals between the sleep cycles are</text:span><text:span text:style-name="T282"><text:s/>correct.<text:s/></text:span><text:span text:style-name="T283"><text:tab/></text:span><text:span text:style-name="T284"><text:tab/></text:span><text:span text:style-name="T285"><text:tab/></text:span><text:span text:style-name="T286">           </text:span></text:h>
      <text:h text:style-name="Heading1" text:outline-level="1"><text:span text:style-name="T287">T5.18</text:span><text:span text:style-name="T288"><text:tab/></text:span><text:span text:style-name="T289"><text:tab/></text:span><text:span text:style-name="T290"><text:tab/></text:span><text:span text:style-name="T291">There is a back button from A</text:span><text:span text:style-name="T292">larms  </text:span><text:span text:style-name="T293"><text:tab/></text:span></text:h>
      <text:p text:style-name="P294"/>
      <text:h text:style-name="Heading1" text:outline-level="1"><text:span text:style-name="T295">Choose between different sleep styles</text:span></text:h>
      <text:h text:style-name="Heading1" text:outline-level="1"><text:span text:style-name="T296">T6.01</text:span><text:span text:style-name="T297"><text:tab/></text:span><text:span text:style-name="T298"><text:tab/></text:span><text:span text:style-name="T299"><text:tab/></text:span><text:span text:style-name="T300">Different sleep styles are available in the schema</text:span></text:h>
      <text:h text:style-name="Heading1" text:outline-level="1"><text:span text:style-name="T301">T6.02</text:span><text:span text:style-name="T302"><text:tab/></text:span><text:span text:style-name="T303"><text:tab/></text:span><text:span text:style-name="T304"><text:tab/></text:span><text:span text:style-name="T305">Maximum one sleep style at a time is possible</text:span></text:h>
      <text:h text:style-name="Heading1" text:outline-level="1"><text:span text:style-name="T306">T6.03</text:span><text:span text:style-name="T307"><text:tab/></text:span><text:span text:style-name="T308"><text:tab/></text:span><text:span text:style-name="T309"><text:tab/></text:span><text:span text:style-name="T310">Sleep styles are presented in a drop-down list</text:span></text:h>
      <text:h text:style-name="Heading1" text:outline-level="1"><text:span text:style-name="T311">T6.04</text:span><text:span text:style-name="T312"><text:tab/></text:span><text:span text:style-name="T313"><text:tab/></text:span><text:span text:style-name="T314"><text:tab/></text:span><text:span text:style-name="T315">There is a notification window<text:s/></text:span><text:span text:style-name="T316">confirming your choice of sleep style</text:span></text:h>
      <text:h text:style-name="Heading1" text:outline-level="1"><text:span text:style-name="T317">T6.05</text:span><text:span text:style-name="T318"><text:tab/></text:span><text:span text:style-name="T319"><text:tab/></text:span><text:span text:style-name="T320"><text:tab/></text:span><text:span text:style-name="T321">The chosen sleep style is visible in the schema</text:span></text:h>
      <text:p text:style-name="P322"/>
      <text:h text:style-name="Heading1" text:outline-level="1"><text:span text:style-name="T323">Sleep information</text:span></text:h>
      <text:h text:style-name="Heading1" text:outline-level="1"><text:span text:style-name="T324">T7.01</text:span><text:span text:style-name="T325"><text:tab/></text:span><text:span text:style-name="T326"><text:tab/></text:span><text:span text:style-name="T327"><text:tab/></text:span><text:span text:style-name="T328">There is Information about the different sleep cycles</text:span></text:h>
      <text:h text:style-name="Heading1" text:outline-level="1"><text:span text:style-name="T329">T7.02</text:span><text:span text:style-name="T330"><text:tab/></text:span><text:span text:style-name="T331"><text:tab/></text:span><text:span text:style-name="T332"><text:tab/></text:span><text:span text:style-name="T333">There are tips of what to think about when<text:s/></text:span><text:span text:style-name="T334">choosing</text:span><text:span text:style-name="T335"><text:s/>a sleep style</text:span></text:h>
      <text:h text:style-name="Heading1" text:outline-level="1"><text:span text:style-name="T336">T7.03</text:span><text:span text:style-name="T337"><text:tab/></text:span><text:span text:style-name="T338"><text:tab/></text:span><text:span text:style-name="T339"><text:tab/></text:span><text:span text:style-name="T340">There is Information about sleep in general</text:span></text:h>
      <text:h text:style-name="Heading1" text:outline-level="1"><text:span text:style-name="T341">T7.04</text:span><text:span text:style-name="T342"><text:tab/></text:span><text:span text:style-name="T343"><text:tab/></text:span><text:span text:style-name="T344"><text:tab/></text:span><text:span text:style-name="T345">All information has pedagogical pictures</text:span></text:h>
      <text:h text:style-name="Heading1" text:outline-level="1"><text:span text:style-name="T346">T7.05</text:span><text:span text:style-name="T347"><text:tab/></text:span><text:span text:style-name="T348"><text:tab/></text:span><text:span text:style-name="T349"><text:tab/></text:span><text:span text:style-name="T350">There is a back button from Sleep Information</text:span></text:h>
      <text:p text:style-name="P351"/>
      <text:soft-page-break/>
      <text:h text:style-name="Heading1" text:outline-level="1"><text:span text:style-name="T352">Evaluation of sleep style</text:span></text:h>
      <text:h text:style-name="Heading1" text:outline-level="1"><text:span text:style-name="T353">T8.01</text:span><text:span text:style-name="T354"><text:tab/></text:span><text:span text:style-name="T355"><text:tab/></text:span><text:span text:style-name="T356"><text:tab/></text:span><text:span text:style-name="T357">The user can take a survey to find a suitable sleep style</text:span></text:h>
      <text:h text:style-name="Heading1" text:outline-level="1"><text:span text:style-name="T358">T8.02</text:span><text:span text:style-name="T359"><text:tab/></text:span><text:span text:style-name="T360"><text:tab/></text:span><text:span text:style-name="T361"><text:tab/></text:span><text:span text:style-name="T362">There is</text:span><text:span text:style-name="T363"><text:s/>a question about the user being tired/not tired in the morning</text:span></text:h>
      <text:h text:style-name="Heading1" text:outline-level="1"><text:span text:style-name="T364">T8.03</text:span><text:span text:style-name="T365"><text:tab/></text:span><text:span text:style-name="T366"><text:tab/></text:span><text:span text:style-name="T367"><text:tab/></text:span><text:span text:style-name="T368">There is a question about the user being tired/not tired in the evening</text:span></text:h>
      <text:h text:style-name="Heading1" text:outline-level="1"><text:span text:style-name="T369">T8.04</text:span><text:span text:style-name="T370"><text:tab/></text:span><text:span text:style-name="T371"><text:tab/></text:span><text:span text:style-name="T372"><text:tab/></text:span><text:span text:style-name="T373">There is a question about the user having/not having trouble falling asleep</text:span></text:h>
      <text:h text:style-name="Heading1" text:outline-level="1"><text:span text:style-name="T374">T8.05</text:span><text:span text:style-name="T375"><text:tab/></text:span><text:span text:style-name="T376"><text:tab/></text:span><text:span text:style-name="T377"><text:tab/></text:span><text:span text:style-name="T378">The results from the</text:span><text:span text:style-name="T379"><text:s/>survey are matched with different sleep styles</text:span></text:h>
      <text:h text:style-name="Heading1" text:outline-level="1"><text:span text:style-name="T380">T8.06</text:span><text:span text:style-name="T381"><text:tab/></text:span><text:span text:style-name="T382"><text:tab/></text:span><text:span text:style-name="T383"><text:tab/></text:span><text:span text:style-name="T384">The user<text:s/></text:span><text:span text:style-name="T385">receives</text:span><text:span text:style-name="T386"><text:s/>a list of possible sleep styles</text:span></text:h>
      <text:h text:style-name="Heading1" text:outline-level="1"><text:span text:style-name="T387">T8.07</text:span><text:span text:style-name="T388"><text:tab/></text:span><text:span text:style-name="T389"><text:tab/></text:span><text:span text:style-name="T390"><text:tab/></text:span><text:span text:style-name="T391">A proposal is press-able</text:span></text:h>
      <text:h text:style-name="Heading1" text:outline-level="1"><text:span text:style-name="T392">T8.08</text:span><text:span text:style-name="T393"><text:tab/></text:span><text:span text:style-name="T394"><text:tab/></text:span><text:span text:style-name="T395"><text:tab/></text:span><text:span text:style-name="T396">When pressing a proposal, the user is sent to the information about the sleep style.</text:span></text:h>
      <text:p text:style-name="P397"><text:line-break/></text:p>
      <text:h text:style-name="Heading1" text:outline-level="1"><text:span text:style-name="T398">Conflict management in</text:span><text:span text:style-name="T399"><text:s/>the schema</text:span></text:h>
      <text:h text:style-name="Heading1" text:outline-level="1"><text:span text:style-name="T400">T9.01</text:span><text:span text:style-name="T401"><text:tab/></text:span><text:span text:style-name="T402"><text:tab/></text:span><text:span text:style-name="T403"><text:tab/></text:span><text:span text:style-name="T404">Activities from other calendar can be imported into schema</text:span></text:h>
      <text:h text:style-name="Heading1" text:outline-level="1"><text:span text:style-name="T405">T9.02</text:span><text:span text:style-name="T406"><text:tab/></text:span><text:span text:style-name="T407"><text:tab/></text:span><text:span text:style-name="T408"><text:tab/></text:span><text:span text:style-name="T409">Activities are shown in different colors than black</text:span></text:h>
      <text:h text:style-name="Heading1" text:outline-level="1"><text:span text:style-name="T410">T9.03</text:span><text:span text:style-name="T411"><text:tab/></text:span><text:span text:style-name="T412"><text:tab/></text:span><text:span text:style-name="T413"><text:tab/></text:span><text:span text:style-name="T414">When a conflict arises, there is a warning notification window</text:span></text:h>
      <text:h text:style-name="Heading1" text:outline-level="1"><text:span text:style-name="T415">T9.04</text:span><text:span text:style-name="T416"><text:tab/></text:span><text:span text:style-name="T417"><text:tab/></text:span><text:span text:style-name="T418"><text:tab/></text:span><text:span text:style-name="T419">When a conflict arises, there is a war</text:span><text:span text:style-name="T420">ning notification sound</text:span></text:h>
      <text:h text:style-name="Heading1" text:outline-level="1"><text:span text:style-name="T421">T9.05</text:span><text:span text:style-name="T422"><text:tab/></text:span><text:span text:style-name="T423"><text:tab/></text:span><text:span text:style-name="T424"><text:tab/></text:span><text:span text:style-name="T425">When notification has been accepted, solutions will be presented</text:span></text:h>
      <text:h text:style-name="Heading1" text:outline-level="1"><text:span text:style-name="T426">T9.06</text:span><text:span text:style-name="T427"><text:tab/></text:span><text:span text:style-name="T428"><text:tab/></text:span><text:span text:style-name="T429"><text:tab/></text:span><text:span text:style-name="T430">A<text:s/></text:span><text:span text:style-name="T431">solution</text:span><text:span text:style-name="T432"><text:s/>can be that an element is moved in the schema</text:span></text:h>
      <text:h text:style-name="Heading1" text:outline-level="1"><text:span text:style-name="T433">T9.07</text:span><text:span text:style-name="T434"><text:tab/></text:span><text:span text:style-name="T435"><text:tab/></text:span><text:span text:style-name="T436"><text:tab/></text:span><text:span text:style-name="T437">A<text:s/></text:span><text:span text:style-name="T438">solution</text:span><text:span text:style-name="T439"><text:s/>can be that an element is deleted in the schema</text:span></text:h>
      <text:h text:style-name="Heading1" text:outline-level="1"><text:span text:style-name="T440">T9.08</text:span><text:span text:style-name="T441"><text:tab/></text:span><text:span text:style-name="T442"><text:tab/></text:span><text:span text:style-name="T443"><text:tab/></text:span><text:span text:style-name="T444">A<text:s/></text:span><text:span text:style-name="T445">solution</text:span><text:span text:style-name="T446"><text:s/>can be t</text:span><text:span text:style-name="T447">hat a group of elements are moved in the schema</text:span></text:h>
      <text:soft-page-break/>
      <text:h text:style-name="Heading1" text:outline-level="1"><text:span text:style-name="T448">T9.09</text:span><text:span text:style-name="T449"><text:tab/></text:span><text:span text:style-name="T450"><text:tab/></text:span><text:span text:style-name="T451"><text:tab/></text:span><text:span text:style-name="T452">A warning notification is shown when a sleep element is moved</text:span></text:h>
      <text:h text:style-name="Heading1" text:outline-level="1"><text:span text:style-name="T453">T9.10</text:span><text:span text:style-name="T454"><text:tab/></text:span><text:span text:style-name="T455"><text:tab/></text:span><text:span text:style-name="T456"><text:tab/></text:span><text:span text:style-name="T457">A moved or deleted object can be un-done</text:span></text:h>
      <text:p text:style-name="P458"/>
      <text:h text:style-name="Heading1" text:outline-level="1"><text:span text:style-name="T459">Menu</text:span></text:h>
      <text:h text:style-name="Heading1" text:outline-level="1"><text:span text:style-name="T460">T10.01</text:span><text:span text:style-name="T461"><text:tab/></text:span><text:span text:style-name="T462"><text:tab/></text:span><text:span text:style-name="T463"><text:tab/></text:span><text:span text:style-name="T464">There is a button in the menu for sleep information</text:span></text:h>
      <text:h text:style-name="Heading1" text:outline-level="1"><text:span text:style-name="T465">T10.02</text:span><text:span text:style-name="T466"><text:tab/></text:span><text:span text:style-name="T467"><text:tab/></text:span><text:span text:style-name="T468"><text:tab/></text:span><text:span text:style-name="T469">There is a bu</text:span><text:span text:style-name="T470">tton in the menu for sleep schema</text:span></text:h>
      <text:h text:style-name="Heading1" text:outline-level="1"><text:span text:style-name="T471">T10.03</text:span><text:span text:style-name="T472"><text:tab/></text:span><text:span text:style-name="T473"><text:tab/></text:span><text:span text:style-name="T474"><text:tab/></text:span><text:span text:style-name="T475">There is a button in the menu for alarms</text:span></text:h>
      <text:h text:style-name="Heading1" text:outline-level="1"><text:span text:style-name="T476">T10.04</text:span><text:span text:style-name="T477"><text:tab/></text:span><text:span text:style-name="T478"><text:tab/></text:span><text:span text:style-name="T479"><text:tab/></text:span><text:span text:style-name="T480">There is a button in the menu for settings</text:span></text:h>
      <text:p text:style-name="P481"/>
      <text:h text:style-name="Heading1" text:outline-level="1"><text:span text:style-name="T482">Exit Application</text:span></text:h>
      <text:h text:style-name="Heading1" text:outline-level="1"><text:span text:style-name="T483">T11.01</text:span><text:span text:style-name="T484"><text:tab/></text:span><text:span text:style-name="T485"><text:tab/></text:span><text:span text:style-name="T486"><text:tab/></text:span><text:span text:style-name="T487">Exit application</text:span></text:h>
      <text:p text:style-name="P488"/>
      <text:h text:style-name="Heading1" text:outline-level="1"><text:span text:style-name="T489">Miscellaneous</text:span></text:h>
      <text:h text:style-name="Heading1" text:outline-level="1"><text:span text:style-name="T490">T12.01</text:span><text:span text:style-name="T491"><text:tab/></text:span><text:span text:style-name="T492"><text:tab/></text:span><text:span text:style-name="T493"><text:tab/></text:span><text:span text:style-name="T494">There should always be a cancel button on all dialog</text:span><text:span text:style-name="T495"><text:s/>windows</text:span><text:span text:style-name="T496"><text:s/> </text:span></text:h>
      <text:p text:style-name="P497"/>
      <text:p text:style-name="P498"/>
      <text:h text:style-name="Heading3" text:outline-level="3"><text:span text:style-name="T499">Test case ID        </text:span><text:span text:style-name="T500"><text:tab/></text:span></text:h>
      <text:h text:style-name="Heading3" text:outline-level="3"><text:span text:style-name="T501">T1.01</text:span><text:span text:style-name="T502"><text:s/>      </text:span><text:span text:style-name="T503"><text:tab/></text:span></text:h>
      <text:h text:style-name="Heading3" text:outline-level="3"><text:span text:style-name="T504">Test case description</text:span></text:h>
      <text:h text:style-name="Heading3" text:outline-level="3"><text:span text:style-name="T505">Test<text:s/></text:span><text:span text:style-name="T506">if App</text:span><text:span text:style-name="T507"><text:s/>is downloadable from Android Market</text:span></text:h>
      <text:h text:style-name="Heading3" text:outline-level="3"><text:span text:style-name="T508">Precondition</text:span></text:h>
      <text:p text:style-name="Normal"><text:span text:style-name="T509">The app is found on Android market</text:span></text:p>
      <text:h text:style-name="Heading3" text:outline-level="3"><text:span text:style-name="T510">Test step or order of execution number</text:span></text:h>
      <text:p text:style-name="Normal"><text:span text:style-name="T511">1. Find the app</text:span><text:span text:style-name="T512"><text:line-break/></text:span><text:span text:style-name="T513">2. Press download</text:span><text:span text:style-name="T514"><text:line-break/></text:span><text:span text:style-name="T515">3. Verify that<text:s/></text:span><text:span text:style-name="T516">the file is downloadable</text:span></text:p>
      <text:h text:style-name="Heading3" text:outline-level="3"><text:span text:style-name="T517">Related requirement(s)</text:span></text:h>
      <text:p text:style-name="Normal"><text:span text:style-name="T518">1.01</text:span></text:p>
      <text:h text:style-name="Heading3" text:outline-level="3"><text:span text:style-name="T519">Author</text:span></text:h>
      <text:p text:style-name="Normal"><text:span text:style-name="T520">JS</text:span><text:span text:style-name="T521"><text:line-break/></text:span></text:p>
      <text:h text:style-name="Heading3" text:outline-level="3"><text:span text:style-name="T522">Test case ID        </text:span><text:span text:style-name="T523"><text:tab/></text:span></text:h>
      <text:h text:style-name="Heading3" text:outline-level="3"><text:span text:style-name="T524">T1.02</text:span><text:span text:style-name="T525"><text:s/>       </text:span><text:span text:style-name="T526"><text:tab/></text:span></text:h>
      <text:h text:style-name="Heading3" text:outline-level="3"><text:span text:style-name="T527">Test case description</text:span></text:h>
      <text:h text:style-name="Heading3" text:outline-level="3"><text:span text:style-name="T528">Test if App install file working properly</text:span></text:h>
      <text:h text:style-name="Heading3" text:outline-level="3"><text:span text:style-name="T529">Precondition</text:span></text:h>
      <text:p text:style-name="Normal"><text:span text:style-name="T530">The app is found on Android market</text:span></text:p>
      <text:h text:style-name="Heading3" text:outline-level="3"><text:span text:style-name="T531">Test step or order of execution number</text:span></text:h>
      <text:p text:style-name="Normal"><text:span text:style-name="T532">1. F</text:span><text:span text:style-name="T533">ind the app</text:span><text:span text:style-name="T534"><text:line-break/></text:span><text:span text:style-name="T535">2. Press download</text:span><text:span text:style-name="T536"><text:line-break/></text:span><text:span text:style-name="T537">3. Verify that the name is correct</text:span></text:p>
      <text:h text:style-name="Heading3" text:outline-level="3"><text:span text:style-name="T538">Related requirement(s)</text:span></text:h>
      <text:p text:style-name="Normal"><text:span text:style-name="T539">1.02</text:span></text:p>
      <text:h text:style-name="Heading3" text:outline-level="3"><text:span text:style-name="T540">Author</text:span></text:h>
      <text:p text:style-name="Normal"><text:span text:style-name="T541">JS</text:span></text:p>
      <text:h text:style-name="Heading3" text:outline-level="3"><text:span text:style-name="T542">Test case ID        </text:span><text:span text:style-name="T543"><text:tab/></text:span></text:h>
      <text:h text:style-name="Heading3" text:outline-level="3"><text:span text:style-name="T544">T1.03</text:span><text:span text:style-name="T545"><text:s/>       </text:span><text:span text:style-name="T546"><text:tab/></text:span></text:h>
      <text:h text:style-name="Heading3" text:outline-level="3"><text:span text:style-name="T547">Test case description</text:span></text:h>
      <text:soft-page-break/>
      <text:h text:style-name="Heading3" text:outline-level="3"><text:span text:style-name="T548">Test if App is uploaded under correct name</text:span></text:h>
      <text:h text:style-name="Heading3" text:outline-level="3"><text:span text:style-name="T549">Precondition</text:span></text:h>
      <text:p text:style-name="Normal"><text:span text:style-name="T550">The app is found on Android market</text:span></text:p>
      <text:h text:style-name="Heading3" text:outline-level="3"><text:span text:style-name="T551">Test step or order of execution number</text:span></text:h>
      <text:p text:style-name="Normal"><text:span text:style-name="T552">1. Find the app</text:span><text:span text:style-name="T553"><text:line-break/></text:span><text:span text:style-name="T554">2. Verify that the name is correct</text:span></text:p>
      <text:h text:style-name="Heading3" text:outline-level="3"><text:span text:style-name="T555">Related requirement(s)</text:span></text:h>
      <text:p text:style-name="Normal"><text:span text:style-name="T556">1.03</text:span></text:p>
      <text:h text:style-name="Heading3" text:outline-level="3"><text:span text:style-name="T557">Author</text:span></text:h>
      <text:p text:style-name="Normal"><text:span text:style-name="T558">JS</text:span><text:span text:style-name="T559"><text:line-break/></text:span><text:span text:style-name="T560"><text:line-break/></text:span></text:p>
      <text:h text:style-name="Heading3" text:outline-level="3"><text:span text:style-name="T561">Test case ID        </text:span><text:span text:style-name="T562"><text:tab/></text:span></text:h>
      <text:h text:style-name="Heading3" text:outline-level="3"><text:span text:style-name="T563">T1.04</text:span><text:span text:style-name="T564"><text:s/>       </text:span><text:span text:style-name="T565"><text:tab/></text:span></text:h>
      <text:h text:style-name="Heading3" text:outline-level="3"><text:span text:style-name="T566">Test case description</text:span></text:h>
      <text:h text:style-name="Heading3" text:outline-level="3"><text:span text:style-name="T567">Test if the descriptions of the application is Correct at Android M</text:span><text:span text:style-name="T568">arket</text:span></text:h>
      <text:h text:style-name="Heading3" text:outline-level="3"><text:span text:style-name="T569">Precondition</text:span></text:h>
      <text:p text:style-name="Normal"><text:span text:style-name="T570">The app is found on Android market</text:span></text:p>
      <text:h text:style-name="Heading3" text:outline-level="3"><text:span text:style-name="T571">Test step or order of execution number</text:span></text:h>
      <text:p text:style-name="Normal"><text:span text:style-name="T572">1. Find the app</text:span><text:span text:style-name="T573"><text:line-break/></text:span><text:span text:style-name="T574">2. Press the app</text:span><text:span text:style-name="T575"><text:line-break/></text:span><text:span text:style-name="T576">2. Verify that the description is correct</text:span></text:p>
      <text:h text:style-name="Heading3" text:outline-level="3"><text:span text:style-name="T577">Related requirement(s)</text:span></text:h>
      <text:p text:style-name="Normal"><text:span text:style-name="T578">1.04</text:span></text:p>
      <text:h text:style-name="Heading3" text:outline-level="3"><text:span text:style-name="T579">Author</text:span></text:h>
      <text:p text:style-name="Normal"><text:span text:style-name="T580">JS</text:span><text:span text:style-name="T581"><text:line-break/></text:span></text:p>
      <text:h text:style-name="Heading3" text:outline-level="3"><text:span text:style-name="T582">Test case ID        </text:span><text:span text:style-name="T583"><text:tab/></text:span></text:h>
      <text:h text:style-name="Heading3" text:outline-level="3"><text:span text:style-name="T584">T1.05</text:span><text:span text:style-name="T585"><text:s/>       </text:span><text:span text:style-name="T586"><text:tab/></text:span></text:h>
      <text:h text:style-name="Heading3" text:outline-level="3"><text:span text:style-name="T587">Test case<text:s/></text:span><text:span text:style-name="T588">description</text:span></text:h>
      <text:h text:style-name="Heading3" text:outline-level="3"><text:span text:style-name="T589">Test<text:s/></text:span><text:span text:style-name="T590">if there</text:span><text:span text:style-name="T591"><text:s/>is a confirmation message provided if installation succeeds</text:span></text:h>
      <text:h text:style-name="Heading3" text:outline-level="3"><text:span text:style-name="T592">Precondition</text:span></text:h>
      <text:p text:style-name="Normal"><text:span text:style-name="T593">The user has pressed install</text:span></text:p>
      <text:h text:style-name="Heading3" text:outline-level="3"><text:span text:style-name="T594">Test step or order of execution number</text:span></text:h>
      <text:soft-page-break/>
      <text:p text:style-name="Normal"><text:span text:style-name="T595">1. Install finishes</text:span><text:span text:style-name="T596"><text:line-break/></text:span><text:span text:style-name="T597">2. Verify that there is a confirmation message after the file has<text:s/></text:span><text:span text:style-name="T598">been installed</text:span></text:p>
      <text:h text:style-name="Heading3" text:outline-level="3"><text:span text:style-name="T599">Related requirement(s)</text:span></text:h>
      <text:p text:style-name="Normal"><text:span text:style-name="T600">1.05</text:span></text:p>
      <text:h text:style-name="Heading3" text:outline-level="3"><text:span text:style-name="T601">Author</text:span></text:h>
      <text:p text:style-name="Normal"><text:span text:style-name="T602">JS</text:span><text:span text:style-name="T603"><text:line-break/></text:span></text:p>
      <text:h text:style-name="Heading3" text:outline-level="3"><text:span text:style-name="T604">Test case ID        </text:span><text:span text:style-name="T605"><text:tab/></text:span></text:h>
      <text:h text:style-name="Heading3" text:outline-level="3"><text:span text:style-name="T606">T1.06</text:span><text:span text:style-name="T607"><text:s/>       </text:span><text:span text:style-name="T608"><text:tab/></text:span></text:h>
      <text:h text:style-name="Heading3" text:outline-level="3"><text:span text:style-name="T609">Test case description</text:span></text:h>
      <text:h text:style-name="Heading3" text:outline-level="3"><text:span text:style-name="T610">Test if Message is provided when something goes wrong during the installation.<text:s/></text:span></text:h>
      <text:h text:style-name="Heading3" text:outline-level="3"><text:span text:style-name="T611">Precondition</text:span></text:h>
      <text:p text:style-name="Normal"><text:span text:style-name="T612">The user has pressed install</text:span></text:p>
      <text:h text:style-name="Heading3" text:outline-level="3"><text:span text:style-name="T613">Test step or order of</text:span><text:span text:style-name="T614"><text:s/>execution number</text:span></text:h>
      <text:p text:style-name="Normal"><text:span text:style-name="T615">1. Install is on the way</text:span><text:span text:style-name="T616"><text:line-break/></text:span><text:span text:style-name="T617">2. Something goes wrong (ex. abort is pressed)</text:span><text:span text:style-name="T618"><text:line-break/></text:span><text:span text:style-name="T619">3</text:span><text:span text:style-name="T620">. Verify that there is an error message saying that the installation failed</text:span></text:p>
      <text:h text:style-name="Heading3" text:outline-level="3"><text:span text:style-name="T621">Related requirement(s)</text:span></text:h>
      <text:p text:style-name="Normal"><text:span text:style-name="T622">1.06</text:span></text:p>
      <text:h text:style-name="Heading3" text:outline-level="3"><text:span text:style-name="T623">Author</text:span></text:h>
      <text:p text:style-name="Normal"><text:span text:style-name="T624">JS</text:span><text:span text:style-name="T625"><text:line-break/></text:span><text:span text:style-name="T626"><text:line-break/></text:span><text:span text:style-name="T627"><text:line-break/></text:span><text:span text:style-name="T628"><text:line-break/></text:span></text:p>
      <text:p text:style-name="P629"/>
      <text:h text:style-name="Heading3" text:outline-level="3"><text:span text:style-name="T630">Test case ID        </text:span><text:span text:style-name="T631"><text:tab/></text:span></text:h>
      <text:h text:style-name="Heading3" text:outline-level="3"><text:span text:style-name="T632">T2.01</text:span><text:span text:style-name="T633"><text:s/>      </text:span><text:span text:style-name="T634"><text:tab/></text:span></text:h>
      <text:h text:style-name="Heading3" text:outline-level="3"><text:span text:style-name="T635">Test case<text:s/></text:span><text:span text:style-name="T636">description</text:span></text:h>
      <text:h text:style-name="Heading3" text:outline-level="3"><text:span text:style-name="T637">Test if application is<text:s/></text:span><text:span text:style-name="T638">start able</text:span></text:h>
      <text:h text:style-name="Heading3" text:outline-level="3"><text:span text:style-name="T639">Precondition</text:span></text:h>
      <text:p text:style-name="Normal"><text:span text:style-name="T640">The app is downloaded and installed</text:span></text:p>
      <text:h text:style-name="Heading3" text:outline-level="3"><text:span text:style-name="T641">Test step or order of execution number</text:span></text:h>
      <text:p text:style-name="Normal"><text:span text:style-name="T642">1. Press the installed app</text:span><text:span text:style-name="T643"><text:line-break/></text:span><text:span text:style-name="T644">2. Verify that the application is started</text:span></text:p>
      <text:h text:style-name="Heading3" text:outline-level="3"><text:span text:style-name="T645">Related requirement(s)</text:span></text:h>
      <text:p text:style-name="Normal"><text:span text:style-name="T646">2.01</text:span></text:p>
      <text:h text:style-name="Heading3" text:outline-level="3"><text:span text:style-name="T647">Author</text:span></text:h>
      <text:p text:style-name="Normal"><text:span text:style-name="T648">JS</text:span><text:span text:style-name="T649"><text:line-break/></text:span><text:span text:style-name="T650"><text:line-break/></text:span><text:span text:style-name="T651"><text:line-break/></text:span><text:span text:style-name="T652">Test case ID</text:span><text:span text:style-name="T653"><text:s/></text:span><text:span text:style-name="T654">       </text:span><text:span text:style-name="T655"><text:tab/></text:span></text:p>
      <text:h text:style-name="Heading3" text:outline-level="3"><text:span text:style-name="T656">T2.02        </text:span><text:span text:style-name="T657"><text:tab/></text:span></text:h>
      <text:h text:style-name="Heading3" text:outline-level="3"><text:span text:style-name="T658">Test case description</text:span></text:h>
      <text:h text:style-name="Heading3" text:outline-level="3"><text:span text:style-name="T659">Tests if application always starts on menu</text:span></text:h>
      <text:h text:style-name="Heading3" text:outline-level="3"><text:span text:style-name="T660">Precondition</text:span></text:h>
      <text:p text:style-name="Normal"><text:span text:style-name="T661">In android menu</text:span></text:p>
      <text:h text:style-name="Heading3" text:outline-level="3"><text:span text:style-name="T662">Test step or order of execution number</text:span></text:h>
      <text:p text:style-name="Normal"><text:span text:style-name="T663">1. Start the app</text:span><text:span text:style-name="T664"><text:line-break/></text:span><text:span text:style-name="T665">2. Verify that the window is the menu.</text:span></text:p>
      <text:h text:style-name="Heading3" text:outline-level="3"><text:span text:style-name="T666">Related requirement(s)</text:span></text:h>
      <text:p text:style-name="Normal"><text:span text:style-name="T667">2.02</text:span></text:p>
      <text:h text:style-name="Heading3" text:outline-level="3"><text:span text:style-name="T668">Author</text:span></text:h>
      <text:p text:style-name="Normal"><text:span text:style-name="T669">JS</text:span><text:span text:style-name="T670"><text:line-break/></text:span></text:p>
      <text:h text:style-name="Heading3" text:outline-level="3"><text:span text:style-name="T671"><text:tab/></text:span></text:h>
      <text:p text:style-name="Normal"><text:span text:style-name="T672"> </text:span><text:span text:style-name="T673"><text:line-break/></text:span><text:span text:style-name="T674"><text:line-break/></text:span><text:span text:style-name="T675"><text:line-break/></text:span><text:soft-page-break/><text:span text:style-name="T676"><text:line-break/></text:span></text:p>
      <text:p text:style-name="P677"/>
      <text:p text:style-name="Normal"><text:span text:style-name="T678">Test case ID</text:span><text:span text:style-name="T679"><text:s/>       </text:span><text:span text:style-name="T680"><text:tab/></text:span></text:p>
      <text:h text:style-name="Heading3" text:outline-level="3"><text:span text:style-name="T681">T3.01        </text:span><text:span text:style-name="T682"><text:tab/></text:span></text:h>
      <text:h text:style-name="Heading3" text:outline-level="3"><text:span text:style-name="T683">Test case description</text:span></text:h>
      <text:h text:style-name="Heading3" text:outline-level="3"><text:span text:style-name="T684">Tests if Schema is illustrated</text:span></text:h>
      <text:h text:style-name="Heading3" text:outline-level="3"><text:span text:style-name="T685">Precondition</text:span></text:h>
      <text:p text:style-name="Normal"><text:span text:style-name="T686">In Schema</text:span></text:p>
      <text:h text:style-name="Heading3" text:outline-level="3"><text:span text:style-name="T687">Test step or order of execution number</text:span></text:h>
      <text:p text:style-name="Normal"><text:span text:style-name="T688">1. Start the Schema from Menu</text:span><text:span text:style-name="T689"><text:line-break/></text:span><text:span text:style-name="T690">2. Verify that the Schema is visible.</text:span></text:p>
      <text:h text:style-name="Heading3" text:outline-level="3"><text:span text:style-name="T691">Related requirement(s)</text:span></text:h>
      <text:p text:style-name="Normal"><text:span text:style-name="T692">3.01</text:span></text:p>
      <text:h text:style-name="Heading3" text:outline-level="3"><text:span text:style-name="T693">Author</text:span></text:h>
      <text:p text:style-name="Normal"><text:span text:style-name="T694">JS</text:span><text:span text:style-name="T695"><text:line-break/></text:span><text:span text:style-name="T696"><text:line-break/></text:span><text:span text:style-name="T697"><text:line-break/></text:span><text:span text:style-name="T698">Test case ID</text:span><text:span text:style-name="T699"><text:s/>       </text:span><text:span text:style-name="T700"><text:tab/></text:span></text:p>
      <text:h text:style-name="Heading3" text:outline-level="3"><text:span text:style-name="T701">T3.02        </text:span><text:span text:style-name="T702"><text:tab/></text:span></text:h>
      <text:h text:style-name="Heading3" text:outline-level="3"><text:span text:style-name="T703">Test case description</text:span></text:h>
      <text:h text:style-name="Heading3" text:outline-level="3"><text:span text:style-name="T704">Tests if days are visible in Schema</text:span></text:h>
      <text:h text:style-name="Heading3" text:outline-level="3"><text:span text:style-name="T705">Precondition</text:span></text:h>
      <text:p text:style-name="Normal"><text:span text:style-name="T706">In Schema</text:span></text:p>
      <text:h text:style-name="Heading3" text:outline-level="3"><text:span text:style-name="T707">Test step or order of execution number</text:span></text:h>
      <text:p text:style-name="Normal"><text:span text:style-name="T708">1. Start the Schema from Menu</text:span><text:span text:style-name="T709"><text:line-break/></text:span><text:span text:style-name="T710">2. Verify that the days in Schema are visible.</text:span><text:span text:style-name="T711"><text:line-break/></text:span><text:span text:style-name="T712"><text:line-break/></text:span><text:span text:style-name="T713">Related<text:s/></text:span><text:span text:style-name="T714">requirement(s)</text:span><text:span text:style-name="T715"><text:line-break/></text:span><text:span text:style-name="T716">3.02</text:span></text:p>
      <text:h text:style-name="Heading3" text:outline-level="3"><text:span text:style-name="T717">Author</text:span></text:h>
      <text:p text:style-name="Normal"><text:span text:style-name="T718">JS</text:span><text:span text:style-name="T719"><text:line-break/></text:span><text:span text:style-name="T720"><text:line-break/></text:span><text:span text:style-name="T721">Test case ID</text:span><text:span text:style-name="T722"><text:s/>       </text:span><text:span text:style-name="T723"><text:tab/></text:span></text:p>
      <text:h text:style-name="Heading3" text:outline-level="3"><text:span text:style-name="T724">T3.03        </text:span><text:span text:style-name="T725"><text:tab/></text:span></text:h>
      <text:h text:style-name="Heading3" text:outline-level="3"><text:span text:style-name="T726">Test case description</text:span></text:h>
      <text:h text:style-name="Heading3" text:outline-level="3"><text:span text:style-name="T727">Tests if hours are visible from 00.00 to 23.59 in Schema</text:span></text:h>
      <text:soft-page-break/>
      <text:h text:style-name="Heading3" text:outline-level="3"><text:span text:style-name="T728">Precondition</text:span></text:h>
      <text:p text:style-name="Normal"><text:span text:style-name="T729">In Schema</text:span></text:p>
      <text:h text:style-name="Heading3" text:outline-level="3"><text:span text:style-name="T730">Test step or order of execution number</text:span></text:h>
      <text:p text:style-name="Normal"><text:span text:style-name="T731">1. Start the Schema from Menu</text:span><text:span text:style-name="T732"><text:line-break/></text:span><text:span text:style-name="T733">2. Verify that<text:s/></text:span><text:span text:style-name="T734">the hours from 00.23.59 in Schema are visible.</text:span></text:p>
      <text:h text:style-name="Heading3" text:outline-level="3"><text:span text:style-name="T735">Related requirement(s)</text:span></text:h>
      <text:p text:style-name="Normal"><text:span text:style-name="T736">3.03</text:span></text:p>
      <text:h text:style-name="Heading3" text:outline-level="3"><text:span text:style-name="T737">Author</text:span></text:h>
      <text:p text:style-name="Normal"><text:span text:style-name="T738">JS</text:span><text:span text:style-name="T739"><text:line-break/></text:span><text:span text:style-name="T740"><text:line-break/></text:span><text:span text:style-name="T741"><text:line-break/></text:span><text:span text:style-name="T742">Test case ID</text:span><text:span text:style-name="T743"><text:s/>       </text:span><text:span text:style-name="T744"><text:tab/></text:span></text:p>
      <text:h text:style-name="Heading3" text:outline-level="3"><text:span text:style-name="T745">T3.04        </text:span><text:span text:style-name="T746"><text:tab/></text:span></text:h>
      <text:h text:style-name="Heading3" text:outline-level="3"><text:span text:style-name="T747">Test case description</text:span></text:h>
      <text:h text:style-name="Heading3" text:outline-level="3"><text:span text:style-name="T748">Tests if<text:s/></text:span><text:span text:style-name="T749">it</text:span><text:span text:style-name="T750"><text:s/>is possible to choose to view a week in Schema</text:span></text:h>
      <text:h text:style-name="Heading3" text:outline-level="3"><text:span text:style-name="T751">Precondition</text:span></text:h>
      <text:p text:style-name="Normal"><text:span text:style-name="T752">In Schema</text:span></text:p>
      <text:h text:style-name="Heading3" text:outline-level="3"><text:span text:style-name="T753">Test step or order of execut</text:span><text:span text:style-name="T754">ion number</text:span></text:h>
      <text:p text:style-name="Normal"><text:span text:style-name="T755">1. Start the Schema from Menu</text:span><text:span text:style-name="T756"><text:line-break/></text:span><text:span text:style-name="T757">2. Verify that it is possible to choose week-view in Schema.</text:span><text:span text:style-name="T758"><text:line-break/></text:span><text:span text:style-name="T759"><text:line-break/></text:span><text:span text:style-name="T760">Related requirement(s)</text:span><text:span text:style-name="T761"><text:line-break/></text:span><text:span text:style-name="T762">3.04</text:span></text:p>
      <text:h text:style-name="Heading3" text:outline-level="3"><text:span text:style-name="T763">Author</text:span></text:h>
      <text:p text:style-name="Normal"><text:span text:style-name="T764">JS</text:span><text:span text:style-name="T765"><text:line-break/></text:span><text:span text:style-name="T766"><text:line-break/></text:span><text:span text:style-name="T767"><text:line-break/></text:span><text:span text:style-name="T768">Test case ID</text:span><text:span text:style-name="T769"><text:s/>       </text:span><text:span text:style-name="T770"><text:tab/></text:span></text:p>
      <text:h text:style-name="Heading3" text:outline-level="3"><text:span text:style-name="T771">T3.05        </text:span><text:span text:style-name="T772"><text:tab/></text:span></text:h>
      <text:h text:style-name="Heading3" text:outline-level="3"><text:span text:style-name="T773">Test case description</text:span></text:h>
      <text:h text:style-name="Heading3" text:outline-level="3"><text:span text:style-name="T774">Tests if<text:s/></text:span><text:span text:style-name="T775">it</text:span><text:span text:style-name="T776"><text:s/>is possible to only choose to view a day<text:s/></text:span><text:span text:style-name="T777">in Schema</text:span></text:h>
      <text:h text:style-name="Heading3" text:outline-level="3"><text:span text:style-name="T778">Precondition</text:span></text:h>
      <text:p text:style-name="Normal"><text:span text:style-name="T779">In Schema</text:span></text:p>
      <text:h text:style-name="Heading3" text:outline-level="3"><text:span text:style-name="T780">Test step or order of execution number</text:span></text:h>
      <text:p text:style-name="Normal"><text:span text:style-name="T781">1. Start the Schema from Menu</text:span><text:span text:style-name="T782"><text:line-break/></text:span><text:span text:style-name="T783">2. Verify that it is possible to choose day-view in Schema.</text:span><text:span text:style-name="T784"><text:line-break/></text:span></text:p>
      <text:soft-page-break/>
      <text:h text:style-name="Heading3" text:outline-level="3"><text:span text:style-name="T785">Related requirement(s)</text:span></text:h>
      <text:p text:style-name="Normal"><text:span text:style-name="T786">3.05</text:span></text:p>
      <text:h text:style-name="Heading3" text:outline-level="3"><text:span text:style-name="T787">Author</text:span></text:h>
      <text:p text:style-name="Normal"><text:span text:style-name="T788">JS</text:span><text:span text:style-name="T789"><text:line-break/></text:span><text:span text:style-name="T790"><text:line-break/></text:span><text:span text:style-name="T791"><text:line-break/></text:span><text:span text:style-name="T792">Test case ID</text:span><text:span text:style-name="T793"><text:s/>       </text:span><text:span text:style-name="T794"><text:tab/></text:span></text:p>
      <text:h text:style-name="Heading3" text:outline-level="3"><text:span text:style-name="T795">T3.06        </text:span><text:span text:style-name="T796"><text:tab/></text:span></text:h>
      <text:h text:style-name="Heading3" text:outline-level="3"><text:span text:style-name="T797">Test case descri</text:span><text:span text:style-name="T798">ption</text:span></text:h>
      <text:h text:style-name="Heading3" text:outline-level="3"><text:span text:style-name="T799">Tests if the home button takes the user from Schema to Menu</text:span></text:h>
      <text:h text:style-name="Heading3" text:outline-level="3"><text:span text:style-name="T800">Precondition</text:span></text:h>
      <text:p text:style-name="Normal"><text:span text:style-name="T801">In Schema</text:span></text:p>
      <text:h text:style-name="Heading3" text:outline-level="3"><text:span text:style-name="T802">Test step or order of execution number</text:span></text:h>
      <text:p text:style-name="Normal"><text:span text:style-name="T803">1. Press Home Button in Schema</text:span><text:span text:style-name="T804"><text:line-break/></text:span><text:span text:style-name="T805">2. Verify that you are returned to Menu</text:span><text:span text:style-name="T806"><text:line-break/></text:span><text:span text:style-name="T807"><text:line-break/></text:span><text:span text:style-name="T808">Related requirement(s)</text:span><text:span text:style-name="T809"><text:line-break/></text:span><text:span text:style-name="T810">3.06</text:span></text:p>
      <text:h text:style-name="Heading3" text:outline-level="3"><text:span text:style-name="T811">Author</text:span></text:h>
      <text:p text:style-name="Normal"><text:span text:style-name="T812">JS</text:span><text:span text:style-name="T813"><text:line-break/></text:span><text:span text:style-name="T814"><text:line-break/></text:span><text:span text:style-name="T815"><text:line-break/></text:span><text:span text:style-name="T816">Test case ID</text:span><text:span text:style-name="T817"><text:s/></text:span><text:span text:style-name="T818">       </text:span><text:span text:style-name="T819"><text:tab/></text:span></text:p>
      <text:h text:style-name="Heading3" text:outline-level="3"><text:span text:style-name="T820">T3.07        </text:span><text:span text:style-name="T821"><text:tab/></text:span></text:h>
      <text:h text:style-name="Heading3" text:outline-level="3"><text:span text:style-name="T822">Test case description</text:span></text:h>
      <text:h text:style-name="Heading3" text:outline-level="3"><text:span text:style-name="T823">Tests if the back button takes the user from Schema to Menu</text:span></text:h>
      <text:h text:style-name="Heading3" text:outline-level="3"><text:span text:style-name="T824">Precondition</text:span></text:h>
      <text:p text:style-name="Normal"><text:span text:style-name="T825">In Schema</text:span></text:p>
      <text:h text:style-name="Heading3" text:outline-level="3"><text:span text:style-name="T826">Test step or order of execution number</text:span></text:h>
      <text:p text:style-name="Normal"><text:span text:style-name="T827">1. Press Back Button in Schema</text:span><text:span text:style-name="T828"><text:line-break/></text:span><text:span text:style-name="T829">2. Verify that you are returned to Menu</text:span><text:span text:style-name="T830"><text:line-break/></text:span><text:span text:style-name="T831">Related<text:s/></text:span><text:span text:style-name="T832">requirement(s)</text:span><text:span text:style-name="T833"><text:line-break/></text:span><text:span text:style-name="T834">3.07</text:span></text:p>
      <text:h text:style-name="Heading3" text:outline-level="3"><text:span text:style-name="T835">Author</text:span></text:h>
      <text:p text:style-name="Normal"><text:span text:style-name="T836">JS</text:span><text:span text:style-name="T837"><text:line-break/></text:span><text:span text:style-name="T838"><text:line-break/></text:span><text:span text:style-name="T839"><text:line-break/></text:span><text:span text:style-name="T840">Test case ID</text:span><text:span text:style-name="T841"><text:s/>       </text:span><text:span text:style-name="T842"><text:tab/></text:span></text:p>
      <text:soft-page-break/>
      <text:h text:style-name="Heading3" text:outline-level="3"><text:span text:style-name="T843">T3.08        </text:span><text:span text:style-name="T844"><text:tab/></text:span></text:h>
      <text:h text:style-name="Heading3" text:outline-level="3"><text:span text:style-name="T845">Test case description</text:span></text:h>
      <text:h text:style-name="Heading3" text:outline-level="3"><text:span text:style-name="T846">Tests if you can add a sleep style to schema</text:span></text:h>
      <text:h text:style-name="Heading3" text:outline-level="3"><text:span text:style-name="T847">Precondition</text:span></text:h>
      <text:p text:style-name="Normal"><text:span text:style-name="T848">In Schema</text:span></text:p>
      <text:h text:style-name="Heading3" text:outline-level="3"><text:span text:style-name="T849">Test step or order of execution number</text:span></text:h>
      <text:p text:style-name="Normal"><text:span text:style-name="T850">1. Go to Schema</text:span><text:span text:style-name="T851"><text:line-break/></text:span><text:span text:style-name="T852">2. Press add sleep style</text:span><text:span text:style-name="T853"><text:line-break/></text:span><text:span text:style-name="T854">3. Verify that<text:s/></text:span><text:span text:style-name="T855">there is an edit window, with an OK button</text:span></text:p>
      <text:h text:style-name="Heading3" text:outline-level="3"><text:span text:style-name="T856">Related requirement(s)</text:span></text:h>
      <text:p text:style-name="Normal"><text:span text:style-name="T857">3.08</text:span></text:p>
      <text:h text:style-name="Heading3" text:outline-level="3"><text:span text:style-name="T858">Author</text:span></text:h>
      <text:p text:style-name="Normal"><text:span text:style-name="T859">JS</text:span><text:span text:style-name="T860"><text:line-break/></text:span><text:span text:style-name="T861"><text:line-break/></text:span><text:span text:style-name="T862"><text:line-break/></text:span><text:span text:style-name="T863">Test case ID</text:span><text:span text:style-name="T864"><text:s/>       </text:span><text:span text:style-name="T865"><text:tab/></text:span></text:p>
      <text:h text:style-name="Heading3" text:outline-level="3"><text:span text:style-name="T866">T3.09        </text:span><text:span text:style-name="T867"><text:tab/></text:span></text:h>
      <text:h text:style-name="Heading3" text:outline-level="3"><text:span text:style-name="T868">Test case description</text:span></text:h>
      <text:h text:style-name="Heading3" text:outline-level="3"><text:span text:style-name="T869">Tests if you can add an appointment to schema</text:span></text:h>
      <text:h text:style-name="Heading3" text:outline-level="3"><text:span text:style-name="T870">Precondition</text:span></text:h>
      <text:p text:style-name="Normal"><text:span text:style-name="T871">In Schema</text:span></text:p>
      <text:h text:style-name="Heading3" text:outline-level="3"><text:span text:style-name="T872">Test step or order of execution number</text:span></text:h>
      <text:p text:style-name="Normal"><text:span text:style-name="T873">1. Go<text:s/></text:span><text:span text:style-name="T874">to Schema</text:span><text:span text:style-name="T875"><text:line-break/></text:span><text:span text:style-name="T876">2. Press add appointment</text:span><text:span text:style-name="T877"><text:line-break/></text:span><text:span text:style-name="T878">3. Verify that there is an edit window, with an OK button</text:span><text:span text:style-name="T879"><text:line-break/></text:span><text:span text:style-name="T880"><text:line-break/></text:span><text:span text:style-name="T881">Related requirement(s)</text:span><text:span text:style-name="T882"><text:line-break/></text:span><text:span text:style-name="T883">3.09</text:span></text:p>
      <text:h text:style-name="Heading3" text:outline-level="3"><text:span text:style-name="T884">Author</text:span></text:h>
      <text:p text:style-name="Normal"><text:span text:style-name="T885">JS</text:span><text:span text:style-name="T886"><text:line-break/></text:span><text:span text:style-name="T887"><text:line-break/></text:span><text:span text:style-name="T888">Test case ID</text:span><text:span text:style-name="T889"><text:s/>       </text:span><text:span text:style-name="T890"><text:tab/></text:span></text:p>
      <text:h text:style-name="Heading3" text:outline-level="3"><text:span text:style-name="T891">T3.10        </text:span><text:span text:style-name="T892"><text:tab/></text:span></text:h>
      <text:h text:style-name="Heading3" text:outline-level="3"><text:span text:style-name="T893">Test case description</text:span></text:h>
      <text:h text:style-name="Heading3" text:outline-level="3"><text:span text:style-name="T894">Tests if you can move an appointment in schema</text:span></text:h>
      <text:h text:style-name="Heading3" text:outline-level="3"><text:span text:style-name="T895">Precondition</text:span></text:h>
      <text:soft-page-break/>
      <text:p text:style-name="Normal"><text:span text:style-name="T896">In<text:s/></text:span><text:span text:style-name="T897">Schema</text:span></text:p>
      <text:h text:style-name="Heading3" text:outline-level="3"><text:span text:style-name="T898">Test step or order of execution number</text:span></text:h>
      <text:p text:style-name="Normal"><text:span text:style-name="T899">1. Go to Schema</text:span><text:span text:style-name="T900"><text:line-break/></text:span><text:span text:style-name="T901">2. Press an appointment</text:span><text:span text:style-name="T902"><text:line-break/></text:span><text:span text:style-name="T903">3. Verify that you can move it</text:span></text:p>
      <text:h text:style-name="Heading3" text:outline-level="3"><text:span text:style-name="T904">Related requirement(s)</text:span></text:h>
      <text:p text:style-name="Normal"><text:span text:style-name="T905">3.10</text:span></text:p>
      <text:h text:style-name="Heading3" text:outline-level="3"><text:span text:style-name="T906">Author</text:span></text:h>
      <text:p text:style-name="Normal"><text:span text:style-name="T907">JS</text:span><text:span text:style-name="T908"><text:line-break/></text:span><text:span text:style-name="T909"><text:line-break/></text:span><text:span text:style-name="T910"><text:line-break/></text:span><text:span text:style-name="T911">Test case ID</text:span><text:span text:style-name="T912"><text:s/>       </text:span><text:span text:style-name="T913"><text:tab/></text:span></text:p>
      <text:h text:style-name="Heading3" text:outline-level="3"><text:span text:style-name="T914">T3.11        </text:span><text:span text:style-name="T915"><text:tab/></text:span></text:h>
      <text:h text:style-name="Heading3" text:outline-level="3"><text:span text:style-name="T916">Test case description</text:span></text:h>
      <text:h text:style-name="Heading3" text:outline-level="3"><text:span text:style-name="T917">Tests if you can delete an appointment<text:s/></text:span><text:span text:style-name="T918">in schema</text:span></text:h>
      <text:h text:style-name="Heading3" text:outline-level="3"><text:span text:style-name="T919">Precondition</text:span></text:h>
      <text:p text:style-name="Normal"><text:span text:style-name="T920">In Schema</text:span></text:p>
      <text:h text:style-name="Heading3" text:outline-level="3"><text:span text:style-name="T921">Test step or order of execution number</text:span></text:h>
      <text:p text:style-name="Normal"><text:span text:style-name="T922">1. Go to Schema</text:span><text:span text:style-name="T923"><text:line-break/></text:span><text:span text:style-name="T924">2. Press an appointment</text:span><text:span text:style-name="T925"><text:line-break/></text:span><text:span text:style-name="T926">3. Verify that you can delete it</text:span><text:span text:style-name="T927"><text:line-break/></text:span><text:span text:style-name="T928"><text:line-break/></text:span><text:span text:style-name="T929">Related requirement(s)</text:span><text:span text:style-name="T930"><text:line-break/></text:span><text:span text:style-name="T931">3.11</text:span></text:p>
      <text:h text:style-name="Heading3" text:outline-level="3"><text:span text:style-name="T932">Author</text:span></text:h>
      <text:p text:style-name="Normal"><text:span text:style-name="T933">JS</text:span><text:span text:style-name="T934"><text:line-break/></text:span><text:span text:style-name="T935"><text:line-break/></text:span><text:span text:style-name="T936"><text:line-break/></text:span><text:span text:style-name="T937">Test case ID</text:span><text:span text:style-name="T938"><text:s/>       </text:span><text:span text:style-name="T939"><text:tab/></text:span></text:p>
      <text:h text:style-name="Heading3" text:outline-level="3"><text:span text:style-name="T940">T3.12        </text:span><text:span text:style-name="T941"><text:tab/></text:span></text:h>
      <text:h text:style-name="Heading3" text:outline-level="3"><text:span text:style-name="T942">Test case description</text:span></text:h>
      <text:h text:style-name="Heading3" text:outline-level="3"><text:span text:style-name="T943">Tests if yo</text:span><text:span text:style-name="T944">u can move a sleep element in schema</text:span></text:h>
      <text:h text:style-name="Heading3" text:outline-level="3"><text:span text:style-name="T945">Precondition</text:span></text:h>
      <text:p text:style-name="Normal"><text:span text:style-name="T946">In Schema</text:span></text:p>
      <text:h text:style-name="Heading3" text:outline-level="3"><text:span text:style-name="T947">Test step or order of execution number</text:span></text:h>
      <text:p text:style-name="Normal"><text:span text:style-name="T948">1. Go to Schema</text:span><text:span text:style-name="T949"><text:line-break/></text:span><text:span text:style-name="T950">2. Press a sleep element</text:span><text:span text:style-name="T951"><text:line-break/></text:span><text:span text:style-name="T952">3. Verify that you can move it</text:span><text:span text:style-name="T953"><text:line-break/></text:span><text:soft-page-break/><text:span text:style-name="T954"><text:line-break/></text:span><text:span text:style-name="T955">Related requirement(s)</text:span><text:span text:style-name="T956"><text:line-break/></text:span><text:span text:style-name="T957">3.12</text:span></text:p>
      <text:h text:style-name="Heading3" text:outline-level="3"><text:span text:style-name="T958">Author</text:span></text:h>
      <text:p text:style-name="Normal"><text:span text:style-name="T959">JS</text:span><text:span text:style-name="T960"><text:line-break/></text:span><text:span text:style-name="T961"><text:line-break/></text:span><text:span text:style-name="T962"><text:line-break/></text:span><text:span text:style-name="T963">Test case ID</text:span><text:span text:style-name="T964"><text:s/>       </text:span><text:span text:style-name="T965"><text:tab/></text:span></text:p>
      <text:h text:style-name="Heading3" text:outline-level="3"><text:span text:style-name="T966">T3.13        </text:span><text:span text:style-name="T967"><text:tab/></text:span></text:h>
      <text:h text:style-name="Heading3" text:outline-level="3"><text:span text:style-name="T968">Test<text:s/></text:span><text:span text:style-name="T969">case description</text:span></text:h>
      <text:h text:style-name="Heading3" text:outline-level="3"><text:span text:style-name="T970">Tests if you can move an entire sleep group element in schema</text:span></text:h>
      <text:h text:style-name="Heading3" text:outline-level="3"><text:span text:style-name="T971">Precondition</text:span></text:h>
      <text:p text:style-name="Normal"><text:span text:style-name="T972">In Schema</text:span></text:p>
      <text:h text:style-name="Heading3" text:outline-level="3"><text:span text:style-name="T973">Test step or order of execution number</text:span></text:h>
      <text:p text:style-name="Normal"><text:span text:style-name="T974">1. Go to Schema</text:span><text:span text:style-name="T975"><text:line-break/></text:span><text:span text:style-name="T976">2. Press a sleep group element</text:span><text:span text:style-name="T977"><text:line-break/></text:span><text:span text:style-name="T978">3. Verify that you can move it</text:span><text:span text:style-name="T979"><text:line-break/></text:span><text:span text:style-name="T980"><text:line-break/></text:span><text:span text:style-name="T981">Related requirement(s)</text:span><text:span text:style-name="T982"><text:line-break/></text:span><text:span text:style-name="T983">3.13</text:span></text:p>
      <text:h text:style-name="Heading3" text:outline-level="3"><text:span text:style-name="T984">Author</text:span></text:h>
      <text:p text:style-name="Normal"><text:span text:style-name="T985">JS</text:span><text:span text:style-name="T986"><text:line-break/></text:span><text:span text:style-name="T987"><text:line-break/></text:span><text:span text:style-name="T988"><text:line-break/></text:span><text:span text:style-name="T989">Test case ID</text:span><text:span text:style-name="T990"><text:s/>       </text:span><text:span text:style-name="T991"><text:tab/></text:span></text:p>
      <text:h text:style-name="Heading3" text:outline-level="3"><text:span text:style-name="T992">T3.14        </text:span><text:span text:style-name="T993"><text:tab/></text:span></text:h>
      <text:h text:style-name="Heading3" text:outline-level="3"><text:span text:style-name="T994">Test case description</text:span></text:h>
      <text:h text:style-name="Heading3" text:outline-level="3"><text:span text:style-name="T995">Tests if you<text:s/></text:span><text:span text:style-name="T996">receive</text:span><text:span text:style-name="T997"><text:s/>a warning message when moving a sleep element in schema</text:span></text:h>
      <text:h text:style-name="Heading3" text:outline-level="3"><text:span text:style-name="T998">Precondition</text:span></text:h>
      <text:p text:style-name="Normal"><text:span text:style-name="T999">In Schema</text:span></text:p>
      <text:h text:style-name="Heading3" text:outline-level="3"><text:span text:style-name="T1000">Test step or order of execution number</text:span></text:h>
      <text:p text:style-name="Normal"><text:span text:style-name="T1001">1. Go to Schema</text:span><text:span text:style-name="T1002"><text:line-break/></text:span><text:span text:style-name="T1003">2. Press a sleep group element</text:span><text:span text:style-name="T1004"><text:line-break/></text:span><text:span text:style-name="T1005">3. Try</text:span><text:span text:style-name="T1006"><text:s/>to move it</text:span><text:span text:style-name="T1007"><text:line-break/></text:span><text:span text:style-name="T1008">4. Verify that you<text:s/></text:span><text:span text:style-name="T1009">receive</text:span><text:span text:style-name="T1010"><text:s/>a warning message</text:span><text:span text:style-name="T1011"><text:line-break/></text:span><text:span text:style-name="T1012"><text:line-break/></text:span><text:span text:style-name="T1013">Related requirement(s)</text:span><text:span text:style-name="T1014"><text:line-break/></text:span><text:span text:style-name="T1015">3.14</text:span></text:p>
      <text:h text:style-name="Heading3" text:outline-level="3"><text:span text:style-name="T1016">Author</text:span></text:h>
      <text:soft-page-break/>
      <text:p text:style-name="Normal"><text:span text:style-name="T1017">JS</text:span><text:span text:style-name="T1018"><text:line-break/></text:span><text:span text:style-name="T1019"><text:line-break/></text:span><text:span text:style-name="T1020"><text:line-break/></text:span><text:span text:style-name="T1021">Test case ID</text:span><text:span text:style-name="T1022"><text:s/>       </text:span><text:span text:style-name="T1023"><text:tab/></text:span></text:p>
      <text:h text:style-name="Heading3" text:outline-level="3"><text:span text:style-name="T1024">T3.15        </text:span><text:span text:style-name="T1025"><text:tab/></text:span></text:h>
      <text:h text:style-name="Heading3" text:outline-level="3"><text:span text:style-name="T1026">Test case description</text:span></text:h>
      <text:h text:style-name="Heading3" text:outline-level="3"><text:span text:style-name="T1027">Test if color of appointment is not the same as sleep elements and imported calendar elements</text:span></text:h>
      <text:h text:style-name="Heading3" text:outline-level="3"><text:span text:style-name="T1028">Precondition</text:span></text:h>
      <text:p text:style-name="Normal"><text:span text:style-name="T1029">In Schema</text:span></text:p>
      <text:h text:style-name="Heading3" text:outline-level="3"><text:span text:style-name="T1030">Test step or order of execution number</text:span></text:h>
      <text:p text:style-name="Normal"><text:span text:style-name="T1031">1. Go to Schema</text:span><text:span text:style-name="T1032"><text:line-break/></text:span><text:span text:style-name="T1033">2. Verify that sleep elements, appointments and imported calendar elements have different colors</text:span><text:span text:style-name="T1034"><text:line-break/></text:span></text:p>
      <text:h text:style-name="Heading3" text:outline-level="3"><text:span text:style-name="T1035">Related requirement(s)</text:span></text:h>
      <text:p text:style-name="Normal"><text:span text:style-name="T1036">3.15</text:span></text:p>
      <text:h text:style-name="Heading3" text:outline-level="3"><text:span text:style-name="T1037">Author</text:span></text:h>
      <text:p text:style-name="Normal"><text:span text:style-name="T1038">JS</text:span><text:span text:style-name="T1039"><text:line-break/></text:span><text:span text:style-name="T1040"><text:line-break/></text:span><text:span text:style-name="T1041"><text:line-break/></text:span><text:span text:style-name="T1042">Test case ID</text:span><text:span text:style-name="T1043"><text:s/>       </text:span><text:span text:style-name="T1044"><text:tab/></text:span></text:p>
      <text:h text:style-name="Heading3" text:outline-level="3"><text:span text:style-name="T1045">T3.16        </text:span><text:span text:style-name="T1046"><text:tab/></text:span></text:h>
      <text:h text:style-name="Heading3" text:outline-level="3"><text:span text:style-name="T1047">Tes</text:span><text:span text:style-name="T1048">t case description</text:span></text:h>
      <text:h text:style-name="Heading3" text:outline-level="3"><text:span text:style-name="T1049">Tests if you can add information about an element</text:span></text:h>
      <text:h text:style-name="Heading3" text:outline-level="3"><text:span text:style-name="T1050">Precondition</text:span></text:h>
      <text:p text:style-name="Normal"><text:span text:style-name="T1051">In Schema</text:span></text:p>
      <text:h text:style-name="Heading3" text:outline-level="3"><text:span text:style-name="T1052">Test step or order of execution number</text:span></text:h>
      <text:p text:style-name="Normal"><text:span text:style-name="T1053">1. Go to Schema</text:span><text:span text:style-name="T1054"><text:line-break/></text:span><text:span text:style-name="T1055">2. Press a sleep element</text:span><text:span text:style-name="T1056"><text:line-break/></text:span><text:span text:style-name="T1057">3. Press edit</text:span><text:span text:style-name="T1058"><text:line-break/></text:span><text:span text:style-name="T1059">3. Verify that you can add information</text:span></text:p>
      <text:h text:style-name="Heading3" text:outline-level="3"><text:span text:style-name="T1060">Related requirement(s)</text:span></text:h>
      <text:p text:style-name="Normal"><text:span text:style-name="T1061">3.16</text:span></text:p>
      <text:h text:style-name="Heading3" text:outline-level="3"><text:span text:style-name="T1062">Author</text:span></text:h>
      <text:p text:style-name="Normal"><text:span text:style-name="T1063">JS</text:span><text:span text:style-name="T1064"><text:line-break/></text:span><text:span text:style-name="T1065"><text:line-break/></text:span><text:span text:style-name="T1066"><text:line-break/></text:span><text:soft-page-break/><text:span text:style-name="T1067"><text:line-break/></text:span><text:span text:style-name="T1068">Test case ID</text:span><text:span text:style-name="T1069"><text:s/>       </text:span><text:span text:style-name="T1070"><text:tab/></text:span></text:p>
      <text:h text:style-name="Heading3" text:outline-level="3"><text:span text:style-name="T1071">T3.17        </text:span><text:span text:style-name="T1072"><text:tab/></text:span></text:h>
      <text:h text:style-name="Heading3" text:outline-level="3"><text:span text:style-name="T1073">Test case description</text:span></text:h>
      <text:h text:style-name="Heading3" text:outline-level="3"><text:span text:style-name="T1074">Tests if you can change information about an element</text:span></text:h>
      <text:h text:style-name="Heading3" text:outline-level="3"><text:span text:style-name="T1075">Precondition</text:span></text:h>
      <text:p text:style-name="Normal"><text:span text:style-name="T1076">In Schema</text:span></text:p>
      <text:h text:style-name="Heading3" text:outline-level="3"><text:span text:style-name="T1077">Test step or order of execution number</text:span></text:h>
      <text:p text:style-name="Normal"><text:span text:style-name="T1078">1. Go to Schema</text:span><text:span text:style-name="T1079"><text:line-break/></text:span><text:span text:style-name="T1080">2. Press a sleep element</text:span><text:span text:style-name="T1081"><text:line-break/></text:span><text:span text:style-name="T1082">3. Press edit</text:span><text:span text:style-name="T1083"><text:line-break/></text:span><text:span text:style-name="T1084">3. Verify that</text:span><text:span text:style-name="T1085"><text:s/>you can change information</text:span><text:span text:style-name="T1086"><text:line-break/></text:span><text:span text:style-name="T1087"><text:line-break/></text:span><text:span text:style-name="T1088">Related requirement(s)</text:span><text:span text:style-name="T1089"><text:line-break/></text:span><text:span text:style-name="T1090">3.17</text:span></text:p>
      <text:h text:style-name="Heading3" text:outline-level="3"><text:span text:style-name="T1091">Author</text:span></text:h>
      <text:p text:style-name="Normal"><text:span text:style-name="T1092">JS</text:span><text:span text:style-name="T1093"><text:line-break/></text:span><text:span text:style-name="T1094"><text:line-break/></text:span><text:span text:style-name="T1095">Test case ID</text:span><text:span text:style-name="T1096"><text:s/>       </text:span><text:span text:style-name="T1097"><text:tab/></text:span></text:p>
      <text:h text:style-name="Heading3" text:outline-level="3"><text:span text:style-name="T1098">T3.18        </text:span><text:span text:style-name="T1099"><text:tab/></text:span></text:h>
      <text:h text:style-name="Heading3" text:outline-level="3"><text:span text:style-name="T1100">Test case description</text:span></text:h>
      <text:h text:style-name="Heading3" text:outline-level="3"><text:span text:style-name="T1101">Tests if you can delete information about an element</text:span></text:h>
      <text:h text:style-name="Heading3" text:outline-level="3"><text:span text:style-name="T1102">Precondition</text:span></text:h>
      <text:p text:style-name="Normal"><text:span text:style-name="T1103">In Schema</text:span></text:p>
      <text:h text:style-name="Heading3" text:outline-level="3"><text:span text:style-name="T1104">Test step or order of execution number</text:span></text:h>
      <text:p text:style-name="Normal"><text:span text:style-name="T1105">1. Go to<text:s/></text:span><text:span text:style-name="T1106">Schema</text:span><text:span text:style-name="T1107"><text:line-break/></text:span><text:span text:style-name="T1108">2. Press a sleep element</text:span><text:span text:style-name="T1109"><text:line-break/></text:span><text:span text:style-name="T1110">3. Press edit</text:span><text:span text:style-name="T1111"><text:line-break/></text:span><text:span text:style-name="T1112">3. Verify that you can delete information</text:span><text:span text:style-name="T1113"><text:line-break/></text:span><text:span text:style-name="T1114"><text:line-break/></text:span><text:span text:style-name="T1115">Related requirement(s)</text:span><text:span text:style-name="T1116"><text:line-break/></text:span><text:span text:style-name="T1117">3.18</text:span></text:p>
      <text:h text:style-name="Heading3" text:outline-level="3"><text:span text:style-name="T1118">Author</text:span></text:h>
      <text:p text:style-name="Normal"><text:span text:style-name="T1119">JS</text:span><text:span text:style-name="T1120"><text:line-break/></text:span><text:span text:style-name="T1121"><text:line-break/></text:span><text:span text:style-name="T1122"><text:line-break/></text:span><text:span text:style-name="T1123"><text:line-break/></text:span><text:span text:style-name="T1124"><text:line-break/></text:span><text:span text:style-name="T1125"><text:line-break/></text:span></text:p>
      <text:p text:style-name="P1126"/>
      <text:p text:style-name="Normal"><text:span text:style-name="T1127">Test case ID</text:span><text:span text:style-name="T1128"><text:s/>       </text:span><text:span text:style-name="T1129"><text:tab/></text:span></text:p>
      <text:h text:style-name="Heading3" text:outline-level="3"><text:span text:style-name="T1130">T3.19        </text:span><text:span text:style-name="T1131"><text:tab/></text:span></text:h>
      <text:h text:style-name="Heading3" text:outline-level="3"><text:span text:style-name="T1132">Test case description</text:span></text:h>
      <text:h text:style-name="Heading3" text:outline-level="3"><text:span text:style-name="T1133">Tests if there is a back button from schema</text:span></text:h>
      <text:h text:style-name="Heading3" text:outline-level="3"><text:span text:style-name="T1134">Precondition</text:span></text:h>
      <text:p text:style-name="Normal"><text:span text:style-name="T1135">In<text:s/></text:span><text:span text:style-name="T1136">Schema</text:span></text:p>
      <text:h text:style-name="Heading3" text:outline-level="3"><text:span text:style-name="T1137">Test step or order of execution number</text:span></text:h>
      <text:p text:style-name="Normal"><text:span text:style-name="T1138">1. Press</text:span><text:span text:style-name="T1139"><text:s/>the back button</text:span><text:span text:style-name="T1140"><text:line-break/></text:span><text:span text:style-name="T1141">2. Verify that you are returned to Menu</text:span></text:p>
      <text:h text:style-name="Heading3" text:outline-level="3"><text:span text:style-name="T1142">Related requirement(s)</text:span></text:h>
      <text:p text:style-name="Normal"><text:span text:style-name="T1143">3.19</text:span></text:p>
      <text:h text:style-name="Heading3" text:outline-level="3"><text:span text:style-name="T1144">Author</text:span></text:h>
      <text:p text:style-name="Normal"><text:span text:style-name="T1145">JS</text:span><text:span text:style-name="T1146"><text:line-break/></text:span></text:p>
      <text:h text:style-name="Heading3" text:outline-level="3"><text:span text:style-name="T1147">Test case ID        </text:span><text:span text:style-name="T1148"><text:tab/></text:span></text:h>
      <text:h text:style-name="Heading3" text:outline-level="3"><text:span text:style-name="T1149">T4.01</text:span><text:span text:style-name="T1150"><text:tab/></text:span><text:span text:style-name="T1151"><text:tab/></text:span><text:span text:style-name="T1152"><text:tab/></text:span></text:h>
      <text:h text:style-name="Heading3" text:outline-level="3"><text:span text:style-name="T1153">Test case description</text:span></text:h>
      <text:h text:style-name="Heading1" text:outline-level="1"><text:span text:style-name="T1154">Sleep style is illustrated on the schema</text:span></text:h>
      <text:h text:style-name="Heading3" text:outline-level="3"><text:span text:style-name="T1155">Preconditi</text:span><text:span text:style-name="T1156">on</text:span></text:h>
      <text:p text:style-name="Normal"><text:span text:style-name="T1157">Application is running, sleep information is implemented<text:s/></text:span><text:span text:style-name="T1158"><text:tab/></text:span></text:p>
      <text:h text:style-name="Heading3" text:outline-level="3"><text:span text:style-name="T1159">Test step or order of execution number</text:span></text:h>
      <text:p text:style-name="Normal"><text:span text:style-name="T1160">1. Press the “sleep information”  button  </text:span><text:span text:style-name="T1161"><text:line-break/></text:span><text:span text:style-name="T1162">2. Verify that sleep information is displayed and represented as a visual sleep schedule</text:span></text:p>
      <text:h text:style-name="Heading3" text:outline-level="3"><text:span text:style-name="T1163">Related requirement(s)</text:span></text:h>
      <text:p text:style-name="Normal"><text:span text:style-name="T1164">4.01</text:span></text:p>
      <text:h text:style-name="Heading3" text:outline-level="3"><text:span text:style-name="T1165">Author</text:span></text:h>
      <text:p text:style-name="Normal"><text:span text:style-name="T1166">GM</text:span></text:p>
      <text:soft-page-break/>
      <text:h text:style-name="P1167" text:outline-level="3"><text:span text:style-name="T1168">Test case ID        </text:span><text:span text:style-name="T1169"><text:tab/></text:span></text:h>
      <text:h text:style-name="Heading3" text:outline-level="3"><text:span text:style-name="T1170">T4.02</text:span><text:span text:style-name="T1171"><text:tab/></text:span><text:span text:style-name="T1172"><text:tab/></text:span><text:span text:style-name="T1173"><text:tab/></text:span></text:h>
      <text:h text:style-name="Heading3" text:outline-level="3"><text:span text:style-name="T1174">Test case description</text:span></text:h>
      <text:h text:style-name="Heading1" text:outline-level="1"><text:span text:style-name="T1175">The sleep style is illustrated in black color</text:span></text:h>
      <text:h text:style-name="Heading3" text:outline-level="3"><text:span text:style-name="T1176">Precondition</text:span></text:h>
      <text:p text:style-name="Normal"><text:span text:style-name="T1177">Application is running, sleep information is implemented<text:s/></text:span><text:span text:style-name="T1178"><text:tab/></text:span></text:p>
      <text:h text:style-name="Heading3" text:outline-level="3"><text:span text:style-name="T1179">Test step or order of execution number</text:span></text:h>
      <text:p text:style-name="Normal"><text:span text:style-name="T1180">1. Press the “sleep<text:s/></text:span><text:span text:style-name="T1181">information” button  </text:span><text:span text:style-name="T1182"><text:line-break/></text:span><text:span text:style-name="T1183">2. Verify that sleep information is displayed and represented as a visual sleep schedule and displayed in black color.</text:span></text:p>
      <text:h text:style-name="Heading3" text:outline-level="3"><text:span text:style-name="T1184">Related requirement(s)</text:span></text:h>
      <text:h text:style-name="Heading3" text:outline-level="3"><text:span text:style-name="T1185">4.02</text:span></text:h>
      <text:h text:style-name="Heading3" text:outline-level="3"><text:span text:style-name="T1186">Author</text:span></text:h>
      <text:p text:style-name="Normal"><text:span text:style-name="T1187">GM</text:span><text:span text:style-name="T1188"><text:line-break/></text:span></text:p>
      <text:h text:style-name="Heading3" text:outline-level="3"><text:span text:style-name="T1189">Test case ID        </text:span><text:span text:style-name="T1190"><text:tab/></text:span></text:h>
      <text:h text:style-name="Heading3" text:outline-level="3"><text:span text:style-name="T1191">T4.03</text:span><text:span text:style-name="T1192"><text:tab/></text:span><text:span text:style-name="T1193"><text:tab/></text:span><text:span text:style-name="T1194"><text:tab/></text:span></text:h>
      <text:h text:style-name="Heading3" text:outline-level="3"><text:span text:style-name="T1195">Test case description</text:span></text:h>
      <text:h text:style-name="Heading1" text:outline-level="1"><text:span text:style-name="T1196">Each sleep element has<text:s/></text:span><text:span text:style-name="T1197">a start time</text:span></text:h>
      <text:h text:style-name="Heading3" text:outline-level="3"><text:span text:style-name="T1198">Precondition</text:span></text:h>
      <text:p text:style-name="Normal"><text:span text:style-name="T1199">Application is running, sleep information is implemented and sleep style is selected</text:span><text:span text:style-name="T1200"><text:tab/></text:span></text:p>
      <text:h text:style-name="Heading3" text:outline-level="3"><text:span text:style-name="T1201">Test step or order of execution number</text:span></text:h>
      <text:p text:style-name="Normal"><text:span text:style-name="T1202">1.<text:s/></text:span><text:span text:style-name="T1203">Verify</text:span><text:span text:style-name="T1204"><text:s/>that all elements has a starting time</text:span></text:p>
      <text:h text:style-name="Heading3" text:outline-level="3"><text:span text:style-name="T1205">Related requirement(s)</text:span></text:h>
      <text:p text:style-name="Normal"><text:span text:style-name="T1206">4.03</text:span></text:p>
      <text:h text:style-name="Heading3" text:outline-level="3"><text:span text:style-name="T1207">Author</text:span></text:h>
      <text:p text:style-name="Normal"><text:span text:style-name="T1208">GM</text:span><text:span text:style-name="T1209"><text:line-break/></text:span></text:p>
      <text:h text:style-name="Heading3" text:outline-level="3"><text:span text:style-name="T1210">Test case ID     </text:span><text:span text:style-name="T1211">   </text:span><text:span text:style-name="T1212"><text:tab/></text:span></text:h>
      <text:h text:style-name="Heading3" text:outline-level="3"><text:span text:style-name="T1213">T4.04</text:span><text:span text:style-name="T1214"><text:tab/></text:span><text:span text:style-name="T1215"><text:tab/></text:span><text:span text:style-name="T1216"><text:tab/></text:span></text:h>
      <text:h text:style-name="Heading3" text:outline-level="3"><text:span text:style-name="T1217">Test case description</text:span></text:h>
      <text:soft-page-break/>
      <text:h text:style-name="Heading3" text:outline-level="3"><text:span text:style-name="T1218">Each sleep element has a stop time</text:span></text:h>
      <text:h text:style-name="Heading3" text:outline-level="3"><text:span text:style-name="T1219">Precondition</text:span></text:h>
      <text:p text:style-name="Normal"><text:span text:style-name="T1220">Application is running, sleep information is implemented<text:s/></text:span><text:span text:style-name="T1221"><text:tab/></text:span></text:p>
      <text:h text:style-name="Heading3" text:outline-level="3"><text:span text:style-name="T1222">Test step or order of execution number</text:span></text:h>
      <text:p text:style-name="Normal"><text:span text:style-name="T1223">1.<text:s/></text:span><text:span text:style-name="T1224">Verify</text:span><text:span text:style-name="T1225"><text:s/>that all elements has a ending time</text:span><text:span text:style-name="T1226"><text:line-break/></text:span></text:p>
      <text:h text:style-name="Heading3" text:outline-level="3"><text:span text:style-name="T1227">Related requirement(s)</text:span></text:h>
      <text:p text:style-name="Normal"><text:span text:style-name="T1228">4.04</text:span></text:p>
      <text:h text:style-name="Heading3" text:outline-level="3"><text:span text:style-name="T1229">Author</text:span></text:h>
      <text:p text:style-name="Normal"><text:span text:style-name="T1230">GM</text:span><text:span text:style-name="T1231"><text:line-break/></text:span></text:p>
      <text:h text:style-name="Heading3" text:outline-level="3"><text:span text:style-name="T1232">Test case ID        </text:span><text:span text:style-name="T1233"><text:tab/></text:span></text:h>
      <text:h text:style-name="Heading3" text:outline-level="3"><text:span text:style-name="T1234">T4.05</text:span><text:span text:style-name="T1235"><text:tab/></text:span><text:span text:style-name="T1236"><text:tab/></text:span><text:span text:style-name="T1237"><text:tab/></text:span></text:h>
      <text:h text:style-name="Heading3" text:outline-level="3"><text:span text:style-name="T1238">Test case description</text:span></text:h>
      <text:h text:style-name="Heading1" text:outline-level="1"><text:span text:style-name="T1239">The sleep elements should be a layer on the schema</text:span></text:h>
      <text:h text:style-name="Heading3" text:outline-level="3"><text:span text:style-name="T1240">Precondition</text:span></text:h>
      <text:p text:style-name="Normal"><text:span text:style-name="T1241">Application is running, sleep style is implemented and selected<text:s/></text:span><text:span text:style-name="T1242"><text:tab/></text:span></text:p>
      <text:h text:style-name="Heading3" text:outline-level="3"><text:span text:style-name="T1243">Test step or order of execution number</text:span></text:h>
      <text:h text:style-name="Heading3" text:outline-level="3"><text:span text:style-name="T1244">Related<text:s/></text:span><text:span text:style-name="T1245">requirement(s)</text:span></text:h>
      <text:p text:style-name="Normal"><text:span text:style-name="T1246">4.05</text:span></text:p>
      <text:h text:style-name="Heading3" text:outline-level="3"><text:span text:style-name="T1247">Author</text:span></text:h>
      <text:p text:style-name="Normal"><text:span text:style-name="T1248">GM</text:span><text:span text:style-name="T1249"><text:line-break/></text:span></text:p>
      <text:h text:style-name="Heading3" text:outline-level="3"><text:span text:style-name="T1250">Test case ID        </text:span><text:span text:style-name="T1251"><text:tab/></text:span></text:h>
      <text:h text:style-name="Heading3" text:outline-level="3"><text:span text:style-name="T1252">T4.06</text:span><text:span text:style-name="T1253"><text:tab/></text:span><text:span text:style-name="T1254"><text:tab/></text:span><text:span text:style-name="T1255"><text:tab/></text:span></text:h>
      <text:h text:style-name="Heading3" text:outline-level="3"><text:span text:style-name="T1256">Test case description</text:span></text:h>
      <text:h text:style-name="Heading1" text:outline-level="1"><text:span text:style-name="T1257">The sleep elements should be able to be hidden from the schema, with on/off function</text:span></text:h>
      <text:h text:style-name="Heading3" text:outline-level="3"><text:span text:style-name="T1258">Precondition</text:span></text:h>
      <text:p text:style-name="Normal"><text:span text:style-name="T1259">Application is running, sleep style is implemented and selected<text:s/></text:span><text:span text:style-name="T1260"><text:tab/></text:span></text:p>
      <text:h text:style-name="Heading3" text:outline-level="3"><text:span text:style-name="T1261">Test ste</text:span><text:span text:style-name="T1262">p or order of execution number</text:span></text:h>
      <text:p text:style-name="Normal"><text:span text:style-name="T1263">1. Enter schema mode</text:span><text:span text:style-name="T1264"><text:line-break/></text:span><text:span text:style-name="T1265">2.<text:s/></text:span><text:span text:style-name="T1266">Verify</text:span><text:span text:style-name="T1267"><text:s/>that on on/off button hides sleep layer from user view<text:s/></text:span><text:span text:style-name="T1268"><text:line-break/></text:span></text:p>
      <text:soft-page-break/>
      <text:h text:style-name="Heading3" text:outline-level="3"><text:span text:style-name="T1269">Related requirement(s)</text:span></text:h>
      <text:p text:style-name="Normal"><text:span text:style-name="T1270">4.06</text:span></text:p>
      <text:h text:style-name="Heading3" text:outline-level="3"><text:span text:style-name="T1271">Author</text:span></text:h>
      <text:p text:style-name="Normal"><text:span text:style-name="T1272">GM</text:span><text:span text:style-name="T1273"><text:line-break/></text:span><text:span text:style-name="T1274"><text:line-break/></text:span><text:span text:style-name="T1275"><text:line-break/></text:span><text:span text:style-name="T1276"><text:line-break/></text:span></text:p>
      <text:p text:style-name="P1277"/>
      <text:p text:style-name="Normal"><text:span text:style-name="T1278">Test case ID        </text:span><text:span text:style-name="T1279"><text:tab/></text:span></text:p>
      <text:h text:style-name="Heading3" text:outline-level="3"><text:span text:style-name="T1280">T5.01</text:span><text:span text:style-name="T1281"><text:tab/></text:span><text:span text:style-name="T1282"><text:tab/></text:span><text:span text:style-name="T1283"><text:tab/></text:span></text:h>
      <text:h text:style-name="Heading3" text:outline-level="3"><text:span text:style-name="T1284">Test case description</text:span></text:h>
      <text:h text:style-name="Heading1" text:outline-level="1"><text:span text:style-name="T1285">The program should include an Alarm<text:s/></text:span><text:span text:style-name="T1286">function</text:span></text:h>
      <text:h text:style-name="Heading3" text:outline-level="3"><text:span text:style-name="T1287">Precondition</text:span></text:h>
      <text:p text:style-name="Normal"><text:span text:style-name="T1288">Application is running, sleep style is implemented and selected<text:s/></text:span><text:span text:style-name="T1289"><text:tab/></text:span></text:p>
      <text:h text:style-name="Heading3" text:outline-level="3"><text:span text:style-name="T1290">Test step or order of execution number</text:span></text:h>
      <text:p text:style-name="Normal"><text:span text:style-name="T1291">Verify that alarm is present</text:span></text:p>
      <text:h text:style-name="Heading3" text:outline-level="3"><text:span text:style-name="T1292">Related requirement(s)</text:span></text:h>
      <text:p text:style-name="Normal"><text:span text:style-name="T1293">5.01</text:span></text:p>
      <text:h text:style-name="Heading3" text:outline-level="3"><text:span text:style-name="T1294">Author</text:span></text:h>
      <text:p text:style-name="Normal"><text:span text:style-name="T1295">GM</text:span><text:span text:style-name="T1296"><text:line-break/></text:span></text:p>
      <text:h text:style-name="Heading3" text:outline-level="3"><text:span text:style-name="T1297">Test case ID        </text:span><text:span text:style-name="T1298"><text:tab/></text:span></text:h>
      <text:h text:style-name="Heading3" text:outline-level="3"><text:span text:style-name="T1299">T5.02</text:span><text:span text:style-name="T1300"><text:tab/></text:span><text:span text:style-name="T1301"><text:tab/></text:span><text:span text:style-name="T1302"><text:tab/></text:span></text:h>
      <text:h text:style-name="Heading3" text:outline-level="3"><text:span text:style-name="T1303">Test case description</text:span></text:h>
      <text:h text:style-name="Heading1" text:outline-level="1"><text:span text:style-name="T1304">Automatically create an Alarm to awaken the user after every sleep element</text:span></text:h>
      <text:h text:style-name="Heading3" text:outline-level="3"><text:span text:style-name="T1305">Precondition</text:span></text:h>
      <text:p text:style-name="Normal"><text:span text:style-name="T1306">Application is running, sleep style is implemented and selected<text:s/></text:span><text:span text:style-name="T1307"><text:tab/></text:span></text:p>
      <text:h text:style-name="Heading3" text:outline-level="3"><text:span text:style-name="T1308">Test step or order of execution number</text:span></text:h>
      <text:p text:style-name="Normal"><text:span text:style-name="T1309">Verify that alarm is created in a correct way in regard to<text:s/></text:span><text:span text:style-name="T1310">selected sleep style</text:span></text:p>
      <text:h text:style-name="Heading3" text:outline-level="3"><text:span text:style-name="T1311">Related requirement(s)</text:span></text:h>
      <text:p text:style-name="Normal"><text:span text:style-name="T1312">5.02</text:span></text:p>
      <text:h text:style-name="Heading3" text:outline-level="3"><text:span text:style-name="T1313">Author</text:span></text:h>
      <text:p text:style-name="Normal"><text:span text:style-name="T1314">GM</text:span><text:span text:style-name="T1315"><text:line-break/></text:span></text:p>
      <text:h text:style-name="Heading3" text:outline-level="3"><text:span text:style-name="T1316">Test case ID        </text:span><text:span text:style-name="T1317"><text:tab/></text:span></text:h>
      <text:h text:style-name="Heading3" text:outline-level="3"><text:span text:style-name="T1318">T5.03</text:span><text:span text:style-name="T1319"><text:tab/></text:span><text:span text:style-name="T1320"><text:tab/></text:span><text:span text:style-name="T1321"><text:tab/></text:span></text:h>
      <text:h text:style-name="Heading3" text:outline-level="3"><text:span text:style-name="T1322">Test case description</text:span></text:h>
      <text:h text:style-name="Heading1" text:outline-level="1"><text:span text:style-name="T1323">When the alarm rings phone is automatically unlocked</text:span></text:h>
      <text:soft-page-break/>
      <text:h text:style-name="Heading3" text:outline-level="3"><text:span text:style-name="T1324">Precondition</text:span></text:h>
      <text:p text:style-name="Normal"><text:span text:style-name="T1325">Application is running, sleep style is implemented and selected, alarm is<text:s/></text:span><text:span text:style-name="T1326">implemented</text:span></text:p>
      <text:h text:style-name="Heading3" text:outline-level="3"><text:span text:style-name="T1327">Test step or order of execution number</text:span></text:h>
      <text:p text:style-name="Normal"><text:span text:style-name="T1328">1. Set alarm</text:span><text:span text:style-name="T1329"><text:line-break/></text:span><text:span text:style-name="T1330">2. Put phone in sleep mode</text:span><text:span text:style-name="T1331"><text:line-break/></text:span><text:span text:style-name="T1332">3. Verify that phone is unlocked as alarm is due<text:s/></text:span></text:p>
      <text:h text:style-name="Heading3" text:outline-level="3"><text:span text:style-name="T1333">Related requirement(s)</text:span></text:h>
      <text:p text:style-name="Normal"><text:span text:style-name="T1334">5.03</text:span></text:p>
      <text:h text:style-name="Heading3" text:outline-level="3"><text:span text:style-name="T1335">Author</text:span></text:h>
      <text:p text:style-name="Normal"><text:span text:style-name="T1336">GM</text:span><text:span text:style-name="T1337"><text:line-break/></text:span></text:p>
      <text:h text:style-name="Heading3" text:outline-level="3"><text:span text:style-name="T1338">Test case ID        </text:span><text:span text:style-name="T1339"><text:tab/></text:span></text:h>
      <text:h text:style-name="Heading3" text:outline-level="3"><text:span text:style-name="T1340">T5.04</text:span><text:span text:style-name="T1341"><text:tab/></text:span><text:span text:style-name="T1342"><text:tab/></text:span><text:span text:style-name="T1343"><text:tab/></text:span></text:h>
      <text:h text:style-name="Heading3" text:outline-level="3"><text:span text:style-name="T1344">Test case description</text:span></text:h>
      <text:h text:style-name="Heading3" text:outline-level="3"><text:span text:style-name="T1345">Possibility select<text:s/></text:span><text:span text:style-name="T1346">different alarm tones</text:span></text:h>
      <text:h text:style-name="Heading3" text:outline-level="3"><text:span text:style-name="T1347">Precondition</text:span></text:h>
      <text:p text:style-name="Normal"><text:span text:style-name="T1348">Application is running, sleep style is implemented and selected, alarm is implemented</text:span></text:p>
      <text:h text:style-name="Heading3" text:outline-level="3"><text:span text:style-name="T1349">Test step or order of execution number</text:span></text:h>
      <text:p text:style-name="Normal"><text:span text:style-name="T1350">1. Button for edit alarm tone, and press-able<text:s/></text:span><text:span text:style-name="T1351"><text:line-break/></text:span><text:span text:style-name="T1352">2. Select new alarm tone</text:span><text:span text:style-name="T1353"><text:line-break/></text:span><text:span text:style-name="T1354">3. Set alarm and verify<text:s/></text:span><text:span text:style-name="T1355">that tone has been changed<text:s/></text:span></text:p>
      <text:h text:style-name="Heading3" text:outline-level="3"><text:span text:style-name="T1356">Related requirement(s)</text:span></text:h>
      <text:p text:style-name="Normal"><text:span text:style-name="T1357">5.04</text:span></text:p>
      <text:h text:style-name="Heading3" text:outline-level="3"><text:span text:style-name="T1358">Author</text:span></text:h>
      <text:p text:style-name="Normal"><text:span text:style-name="T1359">GM</text:span><text:span text:style-name="T1360"><text:line-break/></text:span><text:span text:style-name="T1361"><text:line-break/></text:span></text:p>
      <text:h text:style-name="Heading3" text:outline-level="3"><text:span text:style-name="T1362">Test case ID        </text:span><text:span text:style-name="T1363"><text:tab/></text:span></text:h>
      <text:h text:style-name="Heading3" text:outline-level="3"><text:span text:style-name="T1364">T5.05</text:span><text:span text:style-name="T1365"><text:tab/></text:span><text:span text:style-name="T1366"><text:tab/></text:span><text:span text:style-name="T1367"><text:tab/></text:span></text:h>
      <text:h text:style-name="Heading3" text:outline-level="3"><text:span text:style-name="T1368">Test case description</text:span></text:h>
      <text:h text:style-name="Heading1" text:outline-level="1"><text:span text:style-name="T1369">Ability to use songs from the music library as Alarm-tones</text:span></text:h>
      <text:h text:style-name="Heading3" text:outline-level="3"><text:span text:style-name="T1370">Precondition</text:span></text:h>
      <text:p text:style-name="Normal"><text:span text:style-name="T1371">Application is running, sleep style is implemented and selected</text:span><text:span text:style-name="T1372">, alarm is<text:s/></text:span><text:span text:style-name="T1373">implemented</text:span></text:p>
      <text:h text:style-name="Heading3" text:outline-level="3"><text:span text:style-name="T1374">Test step or order of execution number</text:span></text:h>
      <text:soft-page-break/>
      <text:p text:style-name="Normal"><text:span text:style-name="T1375">1. Button for edit alarm tone, and press-able<text:s/></text:span><text:span text:style-name="T1376"><text:line-break/></text:span><text:span text:style-name="T1377">2. Select new alarm tone from music library</text:span><text:span text:style-name="T1378"><text:line-break/></text:span><text:span text:style-name="T1379">3. Set alarm and verify that tone has been changed<text:s/></text:span></text:p>
      <text:h text:style-name="Heading3" text:outline-level="3"><text:span text:style-name="T1380">Related requirement(s)</text:span></text:h>
      <text:p text:style-name="Normal"><text:span text:style-name="T1381">5.05</text:span></text:p>
      <text:h text:style-name="Heading3" text:outline-level="3"><text:span text:style-name="T1382">Author</text:span></text:h>
      <text:p text:style-name="Normal"><text:span text:style-name="T1383">GM</text:span><text:span text:style-name="T1384"><text:line-break/></text:span></text:p>
      <text:h text:style-name="Heading3" text:outline-level="3"><text:span text:style-name="T1385">Test case ID<text:s/></text:span><text:span text:style-name="T1386">       </text:span><text:span text:style-name="T1387"><text:tab/></text:span></text:h>
      <text:h text:style-name="Heading3" text:outline-level="3"><text:span text:style-name="T1388">T5.06</text:span><text:span text:style-name="T1389"><text:tab/></text:span><text:span text:style-name="T1390"><text:tab/></text:span><text:span text:style-name="T1391"><text:tab/></text:span></text:h>
      <text:h text:style-name="Heading3" text:outline-level="3"><text:span text:style-name="T1392">Test case description</text:span></text:h>
      <text:h text:style-name="Heading1" text:outline-level="1"><text:span text:style-name="T1393">The app comes with some<text:s/></text:span><text:span text:style-name="T1394">pre-installed</text:span><text:span text:style-name="T1395"><text:s/>Alarm-tones</text:span></text:h>
      <text:h text:style-name="Heading3" text:outline-level="3"><text:span text:style-name="T1396">Precondition</text:span></text:h>
      <text:p text:style-name="Normal"><text:span text:style-name="T1397">Application is running, sleep style is implemented and selected, alarm is<text:s/></text:span><text:span text:style-name="T1398">implemented</text:span></text:p>
      <text:h text:style-name="Heading3" text:outline-level="3"><text:span text:style-name="T1399">Test step or order of execution number</text:span></text:h>
      <text:p text:style-name="Normal"><text:span text:style-name="T1400">1. Button for edit alarm<text:s/></text:span><text:span text:style-name="T1401">tone, and press-able<text:s/></text:span><text:span text:style-name="T1402"><text:line-break/></text:span><text:span text:style-name="T1403">2. Select new alarm tone from<text:s/></text:span><text:span text:style-name="T1404">pre-installed</text:span><text:span text:style-name="T1405"><text:s/>alarm tones</text:span><text:span text:style-name="T1406"><text:line-break/></text:span><text:span text:style-name="T1407">3. Set alarm and verify that tone has been changed<text:s/></text:span></text:p>
      <text:h text:style-name="Heading3" text:outline-level="3"><text:span text:style-name="T1408">Related requirement(s)</text:span></text:h>
      <text:p text:style-name="Normal"><text:span text:style-name="T1409">5.06</text:span></text:p>
      <text:h text:style-name="Heading3" text:outline-level="3"><text:span text:style-name="T1410">Author</text:span></text:h>
      <text:p text:style-name="Normal"><text:span text:style-name="T1411">GM</text:span><text:span text:style-name="T1412"><text:line-break/></text:span><text:span text:style-name="T1413"><text:line-break/></text:span></text:p>
      <text:h text:style-name="Heading3" text:outline-level="3"><text:span text:style-name="T1414">Test case ID        </text:span><text:span text:style-name="T1415"><text:tab/></text:span></text:h>
      <text:h text:style-name="Heading3" text:outline-level="3"><text:span text:style-name="T1416">T5.07</text:span><text:span text:style-name="T1417"><text:tab/></text:span><text:span text:style-name="T1418"><text:tab/></text:span><text:span text:style-name="T1419"><text:tab/></text:span></text:h>
      <text:h text:style-name="Heading3" text:outline-level="3"><text:span text:style-name="T1420">Test case description</text:span></text:h>
      <text:h text:style-name="Heading1" text:outline-level="1"><text:span text:style-name="T1421">Confirmation message that the<text:s/></text:span><text:span text:style-name="T1422">alarm-tone has been changed</text:span></text:h>
      <text:h text:style-name="Heading3" text:outline-level="3"><text:span text:style-name="T1423">Precondition</text:span></text:h>
      <text:p text:style-name="Normal"><text:span text:style-name="T1424">Application is running, sleep style is implemented and selected, alarm is<text:s/></text:span><text:span text:style-name="T1425">implemented</text:span></text:p>
      <text:h text:style-name="Heading3" text:outline-level="3"><text:span text:style-name="T1426">Test step or order of execution number</text:span></text:h>
      <text:p text:style-name="Normal"><text:span text:style-name="T1427">1. Set alarm</text:span><text:span text:style-name="T1428"><text:line-break/></text:span><text:span text:style-name="T1429">3. Verify that confirmation message is displayed correctly</text:span></text:p>
      <text:h text:style-name="Heading3" text:outline-level="3"><text:span text:style-name="T1430">Related requirement</text:span><text:span text:style-name="T1431">(s)</text:span></text:h>
      <text:soft-page-break/>
      <text:p text:style-name="Normal"><text:span text:style-name="T1432">5.07</text:span></text:p>
      <text:h text:style-name="Heading3" text:outline-level="3"><text:span text:style-name="T1433">Author</text:span></text:h>
      <text:p text:style-name="Normal"><text:span text:style-name="T1434">GM</text:span></text:p>
      <text:h text:style-name="Heading3" text:outline-level="3"><text:span text:style-name="T1435">Test case ID        </text:span><text:span text:style-name="T1436"><text:tab/></text:span></text:h>
      <text:h text:style-name="Heading3" text:outline-level="3"><text:span text:style-name="T1437">T5.08</text:span><text:span text:style-name="T1438"><text:tab/></text:span><text:span text:style-name="T1439"><text:tab/></text:span><text:span text:style-name="T1440"><text:tab/></text:span></text:h>
      <text:h text:style-name="Heading3" text:outline-level="3"><text:span text:style-name="T1441">Test case description</text:span></text:h>
      <text:h text:style-name="Heading3" text:outline-level="3"><text:span text:style-name="T1442">Let the user personify the Alarm-strength</text:span></text:h>
      <text:h text:style-name="Heading3" text:outline-level="3"><text:span text:style-name="T1443">Precondition</text:span></text:h>
      <text:p text:style-name="Normal"><text:span text:style-name="T1444">Application is running, sleep style is implemented and selected, alarm is<text:s/></text:span><text:span text:style-name="T1445">implemented</text:span></text:p>
      <text:h text:style-name="Heading3" text:outline-level="3"><text:span text:style-name="T1446">Test step or order of execution number</text:span></text:h>
      <text:p text:style-name="Normal"><text:span text:style-name="T1447">1. Bu</text:span><text:span text:style-name="T1448">tton for edit alarm, and press-able.</text:span><text:span text:style-name="T1449"><text:line-break/></text:span><text:span text:style-name="T1450">2. Select alarm and edit alarm<text:s/></text:span><text:span text:style-name="T1451">strength</text:span><text:span text:style-name="T1452"><text:s/></text:span><text:span text:style-name="T1453"><text:line-break/></text:span><text:span text:style-name="T1454">3. For this alarm and verify that strength has been changed<text:s/></text:span></text:p>
      <text:h text:style-name="Heading3" text:outline-level="3"><text:span text:style-name="T1455">Related requirement(s)</text:span></text:h>
      <text:p text:style-name="Normal"><text:span text:style-name="T1456">5.08</text:span></text:p>
      <text:h text:style-name="Heading3" text:outline-level="3"><text:span text:style-name="T1457">Author</text:span></text:h>
      <text:p text:style-name="Normal"><text:span text:style-name="T1458">GM</text:span><text:span text:style-name="T1459"><text:line-break/></text:span><text:span text:style-name="T1460"><text:line-break/></text:span><text:span text:style-name="T1461">Test case ID        </text:span><text:span text:style-name="T1462"><text:tab/></text:span></text:p>
      <text:h text:style-name="Heading3" text:outline-level="3"><text:span text:style-name="T1463">T5.09</text:span><text:span text:style-name="T1464"><text:tab/></text:span><text:span text:style-name="T1465"><text:tab/></text:span><text:span text:style-name="T1466"><text:tab/></text:span></text:h>
      <text:h text:style-name="Heading3" text:outline-level="3"><text:span text:style-name="T1467">Test case description</text:span></text:h>
      <text:h text:style-name="Heading3" text:outline-level="3"><text:span text:style-name="T1468">Message that the<text:s/></text:span><text:span text:style-name="T1469">Alarm-strength has been modified</text:span></text:h>
      <text:h text:style-name="Heading3" text:outline-level="3"><text:span text:style-name="T1470">Precondition</text:span></text:h>
      <text:p text:style-name="Normal"><text:span text:style-name="T1471">Application is running, sleep style is implemented and selected, alarm is implemented</text:span></text:p>
      <text:h text:style-name="Heading3" text:outline-level="3"><text:span text:style-name="T1472">Test step or order of execution number</text:span></text:h>
      <text:p text:style-name="Normal"><text:span text:style-name="T1473">1. Edit alarm-</text:span><text:span text:style-name="T1474">strength</text:span><text:span text:style-name="T1475"><text:s/></text:span><text:span text:style-name="T1476"><text:line-break/></text:span><text:span text:style-name="T1477">3. Verify that confirmation message is displayed correctly</text:span></text:p>
      <text:h text:style-name="Heading3" text:outline-level="3"><text:span text:style-name="T1478">Re</text:span><text:span text:style-name="T1479">lated requirement(s)</text:span></text:h>
      <text:p text:style-name="Normal"><text:span text:style-name="T1480">5.09</text:span></text:p>
      <text:h text:style-name="Heading3" text:outline-level="3"><text:span text:style-name="T1481">Author</text:span></text:h>
      <text:p text:style-name="Normal"><text:span text:style-name="T1482">GM</text:span><text:span text:style-name="T1483"><text:line-break/></text:span></text:p>
      <text:h text:style-name="Heading3" text:outline-level="3"><text:span text:style-name="T1484">Test case ID        </text:span><text:span text:style-name="T1485"><text:tab/></text:span></text:h>
      <text:h text:style-name="Heading3" text:outline-level="3"><text:span text:style-name="T1486">T5.10</text:span><text:span text:style-name="T1487"><text:tab/></text:span><text:span text:style-name="T1488"><text:tab/></text:span></text:h>
      <text:soft-page-break/>
      <text:h text:style-name="Heading3" text:outline-level="3"><text:span text:style-name="T1489">Test case description</text:span></text:h>
      <text:h text:style-name="Heading3" text:outline-level="3"><text:span text:style-name="T1490">Alarm should include vibration.</text:span></text:h>
      <text:h text:style-name="Heading3" text:outline-level="3"><text:span text:style-name="T1491">Precondition</text:span></text:h>
      <text:p text:style-name="Normal"><text:span text:style-name="T1492">Application is running, sleep style is implemented and selected, alarm is implemented</text:span></text:p>
      <text:h text:style-name="Heading3" text:outline-level="3"><text:span text:style-name="T1493">Test step or order of execution numb</text:span><text:span text:style-name="T1494">er</text:span></text:h>
      <text:p text:style-name="Normal"><text:span text:style-name="T1495"><text:line-break/></text:span><text:span text:style-name="T1496">Verify that alarm includes vibration</text:span></text:p>
      <text:h text:style-name="Heading3" text:outline-level="3"><text:span text:style-name="T1497">Related requirement(s)</text:span></text:h>
      <text:p text:style-name="Normal"><text:span text:style-name="T1498">5.10</text:span></text:p>
      <text:h text:style-name="Heading3" text:outline-level="3"><text:span text:style-name="T1499">Author</text:span></text:h>
      <text:p text:style-name="Normal"><text:span text:style-name="T1500">GM</text:span><text:span text:style-name="T1501"><text:line-break/></text:span><text:span text:style-name="T1502">Test case ID</text:span><text:span text:style-name="T1503"><text:s/>       </text:span><text:span text:style-name="T1504"><text:tab/></text:span><text:span text:style-name="T1505"><text:line-break/></text:span></text:p>
      <text:h text:style-name="Heading3" text:outline-level="3"><text:span text:style-name="T1506">Test case ID        </text:span><text:span text:style-name="T1507"><text:tab/></text:span></text:h>
      <text:h text:style-name="Heading3" text:outline-level="3"><text:span text:style-name="T1508">T5.11</text:span><text:span text:style-name="T1509"><text:tab/></text:span><text:span text:style-name="T1510"><text:tab/></text:span></text:h>
      <text:h text:style-name="Heading3" text:outline-level="3"><text:span text:style-name="T1511">Test case description</text:span></text:h>
      <text:h text:style-name="Heading3" text:outline-level="3"><text:span text:style-name="T1512">Possibility to turn of the sound of the alarm and only use vibration.</text:span></text:h>
      <text:h text:style-name="Heading3" text:outline-level="3"><text:span text:style-name="T1513">Precondition</text:span></text:h>
      <text:p text:style-name="Normal"><text:span text:style-name="T1514">Application is<text:s/></text:span><text:span text:style-name="T1515">running, sleep style is implemented and selected, alarm is implemented</text:span></text:p>
      <text:h text:style-name="Heading3" text:outline-level="3"><text:span text:style-name="T1516">Test step or order of execution number</text:span></text:h>
      <text:p text:style-name="Normal"><text:span text:style-name="T1517"><text:line-break/></text:span><text:span text:style-name="T1518">Verify that alarm can be set with only vibration and no sound</text:span></text:p>
      <text:h text:style-name="Heading3" text:outline-level="3"><text:span text:style-name="T1519">Related requirement(s)</text:span></text:h>
      <text:p text:style-name="Normal"><text:span text:style-name="T1520">5.11</text:span></text:p>
      <text:h text:style-name="Heading3" text:outline-level="3"><text:span text:style-name="T1521">Author</text:span></text:h>
      <text:p text:style-name="Normal"><text:span text:style-name="T1522">GM</text:span><text:span text:style-name="T1523"><text:line-break/></text:span><text:span text:style-name="T1524"><text:line-break/></text:span></text:p>
      <text:h text:style-name="Heading3" text:outline-level="3"><text:span text:style-name="T1525">Test case ID        </text:span><text:span text:style-name="T1526"><text:tab/></text:span></text:h>
      <text:h text:style-name="Heading3" text:outline-level="3"><text:span text:style-name="T1527">T5.12</text:span><text:span text:style-name="T1528"><text:tab/></text:span><text:span text:style-name="T1529"><text:tab/></text:span></text:h>
      <text:h text:style-name="Heading3" text:outline-level="3"><text:span text:style-name="T1530">Test case des</text:span><text:span text:style-name="T1531">cription</text:span></text:h>
      <text:h text:style-name="Heading3" text:outline-level="3"><text:span text:style-name="T1532">One button for turning the alarm off, one for snooze.</text:span></text:h>
      <text:h text:style-name="Heading3" text:outline-level="3"><text:span text:style-name="T1533">Precondition</text:span></text:h>
      <text:soft-page-break/>
      <text:p text:style-name="Normal"><text:span text:style-name="T1534">Application is running, sleep style is implemented and selected, alarm is implemented</text:span></text:p>
      <text:h text:style-name="Heading3" text:outline-level="3"><text:span text:style-name="T1535">Test step or order of execution number</text:span></text:h>
      <text:p text:style-name="Normal"><text:span text:style-name="T1536">When alarm goes<text:s/></text:span><text:span text:style-name="T1537">off</text:span><text:span text:style-name="T1538"><text:s/>verify the<text:s/></text:span><text:span text:style-name="T1539">available</text:span><text:span text:style-name="T1540"><text:s/>options, they s</text:span><text:span text:style-name="T1541">hould be:</text:span><text:span text:style-name="T1542"><text:line-break/></text:span><text:span text:style-name="T1543"><text:tab/></text:span><text:span text:style-name="T1544">1. Button for snooze</text:span><text:span text:style-name="T1545"><text:line-break/></text:span><text:span text:style-name="T1546"><text:tab/></text:span><text:span text:style-name="T1547">2. Button for alarm off</text:span></text:p>
      <text:h text:style-name="Heading3" text:outline-level="3"><text:span text:style-name="T1548">Related requirement(s)</text:span></text:h>
      <text:p text:style-name="Normal"><text:span text:style-name="T1549">5.12</text:span></text:p>
      <text:h text:style-name="Heading3" text:outline-level="3"><text:span text:style-name="T1550">Author</text:span></text:h>
      <text:p text:style-name="Normal"><text:span text:style-name="T1551">GM</text:span><text:span text:style-name="T1552"><text:line-break/></text:span></text:p>
      <text:h text:style-name="Heading3" text:outline-level="3"><text:span text:style-name="T1553">Test case ID        </text:span><text:span text:style-name="T1554"><text:tab/></text:span></text:h>
      <text:h text:style-name="Heading3" text:outline-level="3"><text:span text:style-name="T1555">T5.13</text:span><text:span text:style-name="T1556"><text:tab/></text:span><text:span text:style-name="T1557"><text:tab/></text:span></text:h>
      <text:h text:style-name="Heading3" text:outline-level="3"><text:span text:style-name="T1558">Test case description</text:span></text:h>
      <text:h text:style-name="Heading3" text:outline-level="3"><text:span text:style-name="T1559">Pre-defined snooze time is 5 minutes.</text:span></text:h>
      <text:h text:style-name="Heading3" text:outline-level="3"><text:span text:style-name="T1560">Precondition</text:span></text:h>
      <text:p text:style-name="Normal"><text:span text:style-name="T1561">Application is running, sleep style is implemented and<text:s/></text:span><text:span text:style-name="T1562">selected, alarm is implemented</text:span></text:p>
      <text:h text:style-name="Heading3" text:outline-level="3"><text:span text:style-name="T1563">Test step or order of execution number</text:span></text:h>
      <text:p text:style-name="Normal"><text:span text:style-name="T1564">When alarm goes<text:s/></text:span><text:span text:style-name="T1565">off</text:span><text:span text:style-name="T1566"><text:s/>verify the snooze function is set to 5 min</text:span><text:span text:style-name="T1567"><text:line-break/></text:span></text:p>
      <text:h text:style-name="Heading3" text:outline-level="3"><text:span text:style-name="T1568">Related requirement(s)</text:span></text:h>
      <text:p text:style-name="Normal"><text:span text:style-name="T1569">5.13</text:span></text:p>
      <text:h text:style-name="Heading3" text:outline-level="3"><text:span text:style-name="T1570">Author</text:span></text:h>
      <text:p text:style-name="Normal"><text:span text:style-name="T1571">GM</text:span><text:span text:style-name="T1572"><text:line-break/></text:span><text:span text:style-name="T1573"><text:line-break/></text:span></text:p>
      <text:h text:style-name="Heading3" text:outline-level="3"><text:span text:style-name="T1574">Test case ID        </text:span><text:span text:style-name="T1575"><text:tab/></text:span></text:h>
      <text:h text:style-name="Heading3" text:outline-level="3"><text:span text:style-name="T1576">T5.14</text:span><text:span text:style-name="T1577"><text:tab/></text:span><text:span text:style-name="T1578"><text:tab/></text:span></text:h>
      <text:h text:style-name="Heading3" text:outline-level="3"><text:span text:style-name="T1579">Test case description</text:span></text:h>
      <text:h text:style-name="Heading3" text:outline-level="3"><text:span text:style-name="T1580">Possibility for user to change<text:s/></text:span><text:span text:style-name="T1581">snooze time.</text:span></text:h>
      <text:h text:style-name="Heading3" text:outline-level="3"><text:span text:style-name="T1582">Precondition</text:span></text:h>
      <text:p text:style-name="Normal"><text:span text:style-name="T1583">Application is running, sleep style is implemented and selected, alarm is implemented</text:span></text:p>
      <text:h text:style-name="Heading3" text:outline-level="3"><text:span text:style-name="T1584">Test step or order of execution number</text:span></text:h>
      <text:p text:style-name="Normal"><text:span text:style-name="T1585">1. Button for edit alarm, and press-able.</text:span><text:span text:style-name="T1586"><text:line-break/></text:span><text:span text:style-name="T1587">2. Select alarm and edit snooze time</text:span><text:span text:style-name="T1588"><text:line-break/></text:span><text:span text:style-name="T1589">3. For this alarm and veri</text:span><text:span text:style-name="T1590">fy that snooze time has been changed<text:s/></text:span></text:p>
      <text:soft-page-break/>
      <text:h text:style-name="Heading3" text:outline-level="3"><text:span text:style-name="T1591">Related requirement(s)</text:span></text:h>
      <text:p text:style-name="Normal"><text:span text:style-name="T1592">5.14</text:span></text:p>
      <text:h text:style-name="Heading3" text:outline-level="3"><text:span text:style-name="T1593">Author</text:span></text:h>
      <text:p text:style-name="Normal"><text:span text:style-name="T1594">GM</text:span><text:span text:style-name="T1595"><text:line-break/></text:span></text:p>
      <text:h text:style-name="Heading3" text:outline-level="3"><text:span text:style-name="T1596">Test case ID        </text:span><text:span text:style-name="T1597"><text:tab/></text:span></text:h>
      <text:h text:style-name="Heading3" text:outline-level="3"><text:span text:style-name="T1598">T5.15</text:span><text:span text:style-name="T1599"><text:tab/></text:span><text:span text:style-name="T1600"><text:tab/></text:span></text:h>
      <text:h text:style-name="Heading3" text:outline-level="3"><text:span text:style-name="T1601">Test case description</text:span></text:h>
      <text:h text:style-name="Heading3" text:outline-level="3"><text:span text:style-name="T1602">Confirmation message of changed snooze time.</text:span><text:span text:style-name="T1603"><text:tab/></text:span><text:span text:style-name="T1604"><text:tab/></text:span></text:h>
      <text:h text:style-name="Heading3" text:outline-level="3"><text:span text:style-name="T1605">Precondition</text:span></text:h>
      <text:p text:style-name="Normal"><text:span text:style-name="T1606">Application is running, sleep style is implemented and selected,<text:s/></text:span><text:span text:style-name="T1607">alarm is implemented</text:span></text:p>
      <text:h text:style-name="Heading3" text:outline-level="3"><text:span text:style-name="T1608">Test step or order of execution number</text:span></text:h>
      <text:p text:style-name="Normal"><text:span text:style-name="T1609">1. Button for edit alarm, and press-able.</text:span><text:span text:style-name="T1610"><text:line-break/></text:span><text:span text:style-name="T1611">2. Select alarm and edit snooze time</text:span><text:span text:style-name="T1612"><text:line-break/></text:span><text:span text:style-name="T1613">3. For this alarm verify that snooze time confirmation message is displayed.<text:s/></text:span></text:p>
      <text:h text:style-name="Heading3" text:outline-level="3"><text:span text:style-name="T1614">Related requirement(s)</text:span></text:h>
      <text:p text:style-name="Normal"><text:span text:style-name="T1615">5.15</text:span></text:p>
      <text:h text:style-name="Heading3" text:outline-level="3"><text:span text:style-name="T1616">Author</text:span></text:h>
      <text:p text:style-name="P1617">GM</text:p>
      <text:p text:style-name="P1618"/>
      <text:p text:style-name="Normal"><text:span text:style-name="T1619">Test case ID        </text:span><text:span text:style-name="T1620"><text:tab/></text:span></text:p>
      <text:h text:style-name="Heading3" text:outline-level="3"><text:span text:style-name="T1621">T5.16</text:span><text:span text:style-name="T1622"><text:tab/></text:span><text:span text:style-name="T1623"><text:tab/></text:span></text:h>
      <text:h text:style-name="Heading3" text:outline-level="3"><text:span text:style-name="T1624">Test case description</text:span></text:h>
      <text:p text:style-name="Normal"><text:span text:style-name="T1625">When sleeper turns off the alarm, the time is registered</text:span></text:p>
      <text:h text:style-name="Heading3" text:outline-level="3"><text:span text:style-name="T1626">Precondition</text:span></text:h>
      <text:p text:style-name="Normal"><text:span text:style-name="T1627">Application is running, sleep style is implemented and selected, alarm is implemented</text:span></text:p>
      <text:h text:style-name="Heading3" text:outline-level="3"><text:span text:style-name="T1628">Test step or order of execution number</text:span></text:h>
      <text:p text:style-name="Normal"><text:span text:style-name="T1629">Button<text:s/></text:span><text:span text:style-name="T1630">for alarm off, and press-able.</text:span><text:span text:style-name="T1631"><text:line-break/></text:span><text:span text:style-name="T1632">Verify that time has been stored correctly  </text:span></text:p>
      <text:h text:style-name="Heading3" text:outline-level="3"><text:span text:style-name="T1633">Related requirement(s)</text:span></text:h>
      <text:p text:style-name="Normal"><text:span text:style-name="T1634">5.16</text:span></text:p>
      <text:h text:style-name="Heading3" text:outline-level="3"><text:span text:style-name="T1635">Author</text:span></text:h>
      <text:p text:style-name="Normal"><text:span text:style-name="T1636">GM</text:span><text:span text:style-name="T1637"><text:line-break/></text:span></text:p>
      <text:h text:style-name="Heading3" text:outline-level="3"><text:span text:style-name="T1638">Test case ID        </text:span><text:span text:style-name="T1639"><text:tab/></text:span></text:h>
      <text:h text:style-name="Heading3" text:outline-level="3"><text:span text:style-name="T1640">T5.17</text:span><text:span text:style-name="T1641"><text:tab/></text:span><text:span text:style-name="T1642"><text:tab/></text:span></text:h>
      <text:soft-page-break/>
      <text:h text:style-name="Heading3" text:outline-level="3"><text:span text:style-name="T1643">Test case description</text:span></text:h>
      <text:p text:style-name="Normal"><text:span text:style-name="T1644">When sleeper turns off the alarm, the time is registered</text:span></text:p>
      <text:h text:style-name="Heading3" text:outline-level="3"><text:span text:style-name="T1645">Precondition</text:span></text:h>
      <text:p text:style-name="Normal"><text:span text:style-name="T1646">Application is runn</text:span><text:span text:style-name="T1647">ing, sleep style is implemented and selected, alarm is implemented</text:span></text:p>
      <text:h text:style-name="Heading3" text:outline-level="3"><text:span text:style-name="T1648">Test step or order of execution number</text:span></text:h>
      <text:p text:style-name="Normal"><text:span text:style-name="T1649">Button for alarm off, and press-able.</text:span><text:span text:style-name="T1650"><text:line-break/></text:span><text:span text:style-name="T1651">Verify that time has been stored correctly  </text:span></text:p>
      <text:h text:style-name="Heading3" text:outline-level="3"><text:span text:style-name="T1652">Related requirement(s)</text:span></text:h>
      <text:p text:style-name="Normal"><text:span text:style-name="T1653">5.17</text:span></text:p>
      <text:h text:style-name="Heading3" text:outline-level="3"><text:span text:style-name="T1654">Author</text:span></text:h>
      <text:p text:style-name="Normal"><text:span text:style-name="T1655">GM</text:span><text:span text:style-name="T1656"><text:line-break/></text:span><text:span text:style-name="T1657"><text:line-break/></text:span></text:p>
      <text:h text:style-name="Heading3" text:outline-level="3"><text:span text:style-name="T1658">****Test case ID        </text:span><text:span text:style-name="T1659"><text:tab/></text:span></text:h>
      <text:h text:style-name="Heading3" text:outline-level="3"><text:span text:style-name="T1660">T</text:span><text:span text:style-name="T1661">5.18</text:span><text:span text:style-name="T1662"><text:tab/></text:span><text:span text:style-name="T1663"><text:tab/></text:span></text:h>
      <text:h text:style-name="Heading3" text:outline-level="3"><text:span text:style-name="T1664">Test case description</text:span></text:h>
      <text:p text:style-name="Normal"><text:span text:style-name="T1665">Sleep elements are moved so the<text:s/></text:span><text:span text:style-name="T1666">intervals between the sleep cycles are</text:span><text:span text:style-name="T1667"><text:s/>correct.</text:span><text:span text:style-name="T1668"><text:line-break/></text:span></text:p>
      <text:h text:style-name="Heading3" text:outline-level="3"><text:span text:style-name="T1669">Precondition</text:span></text:h>
      <text:p text:style-name="Normal"><text:span text:style-name="T1670">Application is running, sleep style is implemented and selected, alarm is implemented</text:span></text:p>
      <text:h text:style-name="Heading3" text:outline-level="3"><text:span text:style-name="T1671">Test step or order of execution number</text:span></text:h>
      <text:p text:style-name="Normal"><text:span text:style-name="T1672">When time</text:span><text:span text:style-name="T1673"><text:s/>difference are present between scheduled alarm and alarm off, verify that sleep elements are moved correctly in regards to time present time difference.</text:span></text:p>
      <text:h text:style-name="Heading3" text:outline-level="3"><text:span text:style-name="T1674">Related requirement(s)</text:span></text:h>
      <text:p text:style-name="Normal"><text:span text:style-name="T1675">5.18</text:span></text:p>
      <text:h text:style-name="Heading3" text:outline-level="3"><text:span text:style-name="T1676">Author</text:span></text:h>
      <text:p text:style-name="Normal"><text:span text:style-name="T1677">GM</text:span><text:span text:style-name="T1678"><text:line-break/></text:span></text:p>
      <text:h text:style-name="Heading3" text:outline-level="3"><text:span text:style-name="T1679">Test case ID        </text:span><text:span text:style-name="T1680"><text:tab/></text:span></text:h>
      <text:h text:style-name="Heading3" text:outline-level="3"><text:span text:style-name="T1681">T5.19</text:span><text:span text:style-name="T1682"><text:tab/></text:span><text:span text:style-name="T1683"><text:tab/></text:span></text:h>
      <text:h text:style-name="Heading3" text:outline-level="3"><text:span text:style-name="T1684">Test case description</text:span></text:h>
      <text:p text:style-name="Normal"><text:span text:style-name="T1685">There is a<text:s/></text:span><text:span text:style-name="T1686">back button from Alarms  </text:span><text:span text:style-name="T1687"><text:tab/></text:span></text:p>
      <text:h text:style-name="Heading3" text:outline-level="3"><text:span text:style-name="T1688">Precondition</text:span></text:h>
      <text:p text:style-name="Normal"><text:span text:style-name="T1689">Application is running, sleep style is implemented and selected, alarm is implemented</text:span></text:p>
      <text:h text:style-name="Heading3" text:outline-level="3"><text:span text:style-name="T1690">Test step or order of execution number</text:span></text:h>
      <text:p text:style-name="Normal"><text:span text:style-name="T1691">Verify presence and function of a “back button” in the alarm window</text:span></text:p>
      <text:soft-page-break/>
      <text:h text:style-name="Heading3" text:outline-level="3"><text:span text:style-name="T1692">Related requirement(s)</text:span></text:h>
      <text:p text:style-name="Normal"><text:span text:style-name="T1693">5.19</text:span></text:p>
      <text:h text:style-name="Heading3" text:outline-level="3"><text:span text:style-name="T1694">Author</text:span></text:h>
      <text:p text:style-name="Normal"><text:span text:style-name="T1695">GM</text:span><text:span text:style-name="T1696"><text:line-break/></text:span></text:p>
      <text:h text:style-name="Heading3" text:outline-level="3"><text:span text:style-name="T1697">Test case ID        </text:span><text:span text:style-name="T1698"><text:tab/></text:span></text:h>
      <text:h text:style-name="Heading3" text:outline-level="3"><text:span text:style-name="T1699">T5.19</text:span><text:span text:style-name="T1700"><text:tab/></text:span><text:span text:style-name="T1701"><text:tab/></text:span></text:h>
      <text:h text:style-name="Heading3" text:outline-level="3"><text:span text:style-name="T1702">Test case description</text:span></text:h>
      <text:p text:style-name="Normal"><text:span text:style-name="T1703">There is a back button from Alarms  </text:span><text:span text:style-name="T1704"><text:tab/></text:span></text:p>
      <text:h text:style-name="Heading3" text:outline-level="3"><text:span text:style-name="T1705">Precondition</text:span></text:h>
      <text:p text:style-name="Normal"><text:span text:style-name="T1706">Application is running, sleep style is implemented and selected, alarm is implemented</text:span></text:p>
      <text:h text:style-name="Heading3" text:outline-level="3"><text:span text:style-name="T1707">Test step or order of execution number</text:span></text:h>
      <text:p text:style-name="Normal"><text:span text:style-name="T1708">Verify prese</text:span><text:span text:style-name="T1709">nce and function of a “back button” in the alarm window</text:span></text:p>
      <text:h text:style-name="Heading3" text:outline-level="3"><text:span text:style-name="T1710">Related requirement(s)</text:span></text:h>
      <text:p text:style-name="Normal"><text:span text:style-name="T1711">5.19</text:span></text:p>
      <text:h text:style-name="Heading3" text:outline-level="3"><text:span text:style-name="T1712">Author</text:span></text:h>
      <text:p text:style-name="Normal"><text:span text:style-name="T1713">GM</text:span><text:span text:style-name="T1714"><text:line-break/></text:span><text:span text:style-name="T1715"><text:line-break/></text:span><text:span text:style-name="T1716"><text:line-break/></text:span><text:span text:style-name="T1717"><text:line-break/></text:span></text:p>
      <text:p text:style-name="P1718"/>
      <text:h text:style-name="Heading3" text:outline-level="3"><text:span text:style-name="T1719">T6.01        </text:span><text:span text:style-name="T1720"><text:tab/></text:span></text:h>
      <text:h text:style-name="Heading3" text:outline-level="3"><text:span text:style-name="T1721">Test case description</text:span></text:h>
      <text:h text:style-name="Heading3" text:outline-level="3"><text:span text:style-name="T1722">Tests if different sleep styles are available in the schema</text:span></text:h>
      <text:h text:style-name="Heading3" text:outline-level="3"><text:span text:style-name="T1723">Precondition</text:span></text:h>
      <text:p text:style-name="Normal"><text:span text:style-name="T1724">In Schema</text:span></text:p>
      <text:h text:style-name="Heading3" text:outline-level="3"><text:span text:style-name="T1725">Test step or order of execution<text:s/></text:span><text:span text:style-name="T1726">number</text:span></text:h>
      <text:p text:style-name="Normal"><text:span text:style-name="T1727">1. Go to Schema</text:span><text:span text:style-name="T1728"><text:line-break/></text:span><text:span text:style-name="T1729">2. Press choose sleep style</text:span><text:span text:style-name="T1730"><text:line-break/></text:span><text:span text:style-name="T1731">3. Verify that there are several to choose from</text:span></text:p>
      <text:h text:style-name="Heading3" text:outline-level="3"><text:span text:style-name="T1732">Related requirement(s)</text:span></text:h>
      <text:p text:style-name="Normal"><text:span text:style-name="T1733">6.01</text:span></text:p>
      <text:h text:style-name="Heading3" text:outline-level="3"><text:span text:style-name="T1734">Author</text:span></text:h>
      <text:p text:style-name="Normal"><text:span text:style-name="T1735">JS</text:span><text:span text:style-name="T1736"><text:line-break/></text:span><text:span text:style-name="T1737"><text:line-break/></text:span><text:span text:style-name="T1738">Test case ID</text:span><text:span text:style-name="T1739"><text:s/>       </text:span><text:span text:style-name="T1740"><text:tab/></text:span></text:p>
      <text:h text:style-name="Heading3" text:outline-level="3"><text:span text:style-name="T1741">T6.02        </text:span><text:span text:style-name="T1742"><text:tab/></text:span></text:h>
      <text:h text:style-name="Heading3" text:outline-level="3"><text:span text:style-name="T1743">Test case description</text:span></text:h>
      <text:h text:style-name="Heading3" text:outline-level="3"><text:span text:style-name="T1744">Test if maximum one sleep style at a time is possible</text:span></text:h>
      <text:h text:style-name="Heading3" text:outline-level="3"><text:span text:style-name="T1745">Preco</text:span><text:span text:style-name="T1746">ndition</text:span></text:h>
      <text:p text:style-name="Normal"><text:span text:style-name="T1747">In Schema</text:span></text:p>
      <text:h text:style-name="Heading3" text:outline-level="3"><text:span text:style-name="T1748">Test step or order of execution number</text:span></text:h>
      <text:p text:style-name="Normal"><text:span text:style-name="T1749">1. Go to Schema</text:span><text:span text:style-name="T1750"><text:line-break/></text:span><text:span text:style-name="T1751">2. Press choose sleep style</text:span><text:span text:style-name="T1752"><text:line-break/></text:span><text:span text:style-name="T1753">3. Verify that only one sleep style is available at once</text:span></text:p>
      <text:h text:style-name="Heading3" text:outline-level="3"><text:span text:style-name="T1754">Related requirement(s)</text:span></text:h>
      <text:p text:style-name="Normal"><text:span text:style-name="T1755">6.02</text:span></text:p>
      <text:h text:style-name="Heading3" text:outline-level="3"><text:span text:style-name="T1756">Author</text:span></text:h>
      <text:p text:style-name="Normal"><text:span text:style-name="T1757">JS</text:span><text:span text:style-name="T1758"><text:line-break/></text:span><text:span text:style-name="T1759"><text:line-break/></text:span><text:span text:style-name="T1760">Test case ID</text:span><text:span text:style-name="T1761"><text:s/>       </text:span><text:span text:style-name="T1762"><text:tab/></text:span></text:p>
      <text:h text:style-name="Heading3" text:outline-level="3"><text:span text:style-name="T1763">T6.03        </text:span><text:span text:style-name="T1764"><text:tab/></text:span></text:h>
      <text:h text:style-name="Heading3" text:outline-level="3"><text:span text:style-name="T1765">Test case description</text:span></text:h>
      <text:h text:style-name="Heading3" text:outline-level="3"><text:span text:style-name="T1766">Tests if sleep styles are presented in a drop-down list</text:span></text:h>
      <text:soft-page-break/>
      <text:h text:style-name="Heading3" text:outline-level="3"><text:span text:style-name="T1767">Precondition</text:span></text:h>
      <text:p text:style-name="Normal"><text:span text:style-name="T1768">In Schema</text:span></text:p>
      <text:h text:style-name="Heading3" text:outline-level="3"><text:span text:style-name="T1769">Test step or order of execution number</text:span></text:h>
      <text:p text:style-name="Normal"><text:span text:style-name="T1770">1. Go to Schema</text:span><text:span text:style-name="T1771"><text:line-break/></text:span><text:span text:style-name="T1772">2. Press choose sleep style</text:span><text:span text:style-name="T1773"><text:line-break/></text:span><text:span text:style-name="T1774">3. Verify that the possible sleep styles are shown in a drop down list</text:span></text:p>
      <text:h text:style-name="Heading3" text:outline-level="3"><text:span text:style-name="T1775">Related requirement(s)</text:span></text:h>
      <text:p text:style-name="Normal"><text:span text:style-name="T1776">6.03</text:span></text:p>
      <text:h text:style-name="Heading3" text:outline-level="3"><text:span text:style-name="T1777">Author</text:span></text:h>
      <text:p text:style-name="Normal"><text:span text:style-name="T1778">JS</text:span><text:span text:style-name="T1779"><text:line-break/></text:span><text:span text:style-name="T1780"><text:line-break/></text:span><text:span text:style-name="T1781">Test case ID</text:span><text:span text:style-name="T1782"><text:s/>       </text:span><text:span text:style-name="T1783"><text:tab/></text:span></text:p>
      <text:h text:style-name="Heading3" text:outline-level="3"><text:span text:style-name="T1784">T6.04        </text:span><text:span text:style-name="T1785"><text:tab/></text:span></text:h>
      <text:h text:style-name="Heading3" text:outline-level="3"><text:span text:style-name="T1786">Test case description</text:span></text:h>
      <text:h text:style-name="Heading3" text:outline-level="3"><text:span text:style-name="T1787">Test if there is a notification window confirming your choice of sleep style</text:span></text:h>
      <text:h text:style-name="Heading3" text:outline-level="3"><text:span text:style-name="T1788">Precondition</text:span></text:h>
      <text:p text:style-name="Normal"><text:span text:style-name="T1789">In Schema</text:span></text:p>
      <text:h text:style-name="Heading3" text:outline-level="3"><text:span text:style-name="T1790">Test step or order of execution number</text:span></text:h>
      <text:p text:style-name="Normal"><text:span text:style-name="T1791">1. Go to Schema</text:span><text:span text:style-name="T1792"><text:line-break/></text:span><text:span text:style-name="T1793">2. Press choose sleep<text:s/></text:span><text:span text:style-name="T1794">style</text:span><text:span text:style-name="T1795"><text:line-break/></text:span><text:span text:style-name="T1796">3. Choose a sleep style</text:span><text:span text:style-name="T1797"><text:line-break/></text:span><text:span text:style-name="T1798">4. Press OK</text:span><text:span text:style-name="T1799"><text:line-break/></text:span><text:span text:style-name="T1800">3. Verify that there is<text:s/></text:span><text:span text:style-name="T1801">a</text:span><text:span text:style-name="T1802"><text:s/>confirmation window</text:span></text:p>
      <text:h text:style-name="Heading3" text:outline-level="3"><text:span text:style-name="T1803">Related requirement(s)</text:span></text:h>
      <text:p text:style-name="Normal"><text:span text:style-name="T1804">6.04</text:span></text:p>
      <text:h text:style-name="Heading3" text:outline-level="3"><text:span text:style-name="T1805">Author</text:span></text:h>
      <text:p text:style-name="Normal"><text:span text:style-name="T1806">JS</text:span><text:span text:style-name="T1807"><text:line-break/></text:span><text:span text:style-name="T1808"><text:line-break/></text:span><text:span text:style-name="T1809">Test case ID</text:span><text:span text:style-name="T1810"><text:s/>       </text:span><text:span text:style-name="T1811"><text:tab/></text:span></text:p>
      <text:h text:style-name="Heading3" text:outline-level="3"><text:span text:style-name="T1812">T6.05        </text:span><text:span text:style-name="T1813"><text:tab/></text:span></text:h>
      <text:h text:style-name="Heading3" text:outline-level="3"><text:span text:style-name="T1814">Test case description</text:span></text:h>
      <text:h text:style-name="Heading3" text:outline-level="3"><text:span text:style-name="T1815">Tests if the chosen sleep style is visible in the schema</text:span></text:h>
      <text:h text:style-name="Heading3" text:outline-level="3"><text:span text:style-name="T1816">Precondition</text:span></text:h>
      <text:p text:style-name="Normal"><text:span text:style-name="T1817">In Schema</text:span></text:p>
      <text:h text:style-name="Heading3" text:outline-level="3"><text:span text:style-name="T1818">Test step or order of execution number</text:span></text:h>
      <text:p text:style-name="Normal"><text:span text:style-name="T1819">1. Choose a sleep style</text:span><text:span text:style-name="T1820"><text:line-break/></text:span><text:span text:style-name="T1821">2. Press OK</text:span><text:span text:style-name="T1822"><text:line-break/></text:span><text:span text:style-name="T1823">3. Verify that the sleep style is visible in Schema</text:span></text:p>
      <text:soft-page-break/>
      <text:h text:style-name="Heading3" text:outline-level="3"><text:span text:style-name="T1824">Related requirement(s)</text:span></text:h>
      <text:p text:style-name="Normal"><text:span text:style-name="T1825">6.05</text:span></text:p>
      <text:h text:style-name="Heading3" text:outline-level="3"><text:span text:style-name="T1826">Author</text:span></text:h>
      <text:p text:style-name="Normal"><text:span text:style-name="T1827">JS</text:span><text:span text:style-name="T1828"><text:line-break/></text:span><text:span text:style-name="T1829"><text:line-break/></text:span><text:span text:style-name="T1830"><text:line-break/></text:span><text:span text:style-name="T1831"><text:line-break/></text:span></text:p>
      <text:p text:style-name="P1832"/>
      <text:p text:style-name="Normal"><text:span text:style-name="T1833">Test case ID</text:span><text:span text:style-name="T1834"><text:s/>       </text:span><text:span text:style-name="T1835"><text:tab/></text:span></text:p>
      <text:h text:style-name="Heading3" text:outline-level="3"><text:span text:style-name="T1836">T7.01        </text:span><text:span text:style-name="T1837"><text:tab/></text:span></text:h>
      <text:h text:style-name="Heading3" text:outline-level="3"><text:span text:style-name="T1838">Test case description</text:span></text:h>
      <text:h text:style-name="Heading3" text:outline-level="3"><text:span text:style-name="T1839">Test if there is</text:span><text:span text:style-name="T1840"><text:s/>Information about the different sleep cycles</text:span></text:h>
      <text:h text:style-name="Heading3" text:outline-level="3"><text:span text:style-name="T1841">Precondition</text:span></text:h>
      <text:p text:style-name="Normal"><text:span text:style-name="T1842">In Menu</text:span></text:p>
      <text:h text:style-name="Heading3" text:outline-level="3"><text:span text:style-name="T1843">Test step or order of execution number</text:span></text:h>
      <text:p text:style-name="Normal"><text:span text:style-name="T1844">1. Start the Sleep Information from Menu</text:span><text:span text:style-name="T1845"><text:line-break/></text:span><text:span text:style-name="T1846">2. Verify that the Sleep Information is visible.</text:span></text:p>
      <text:h text:style-name="Heading3" text:outline-level="3"><text:span text:style-name="T1847">Related requirement(s)</text:span></text:h>
      <text:p text:style-name="Normal"><text:span text:style-name="T1848">7.01</text:span></text:p>
      <text:h text:style-name="Heading3" text:outline-level="3"><text:span text:style-name="T1849">Author</text:span></text:h>
      <text:p text:style-name="Normal"><text:span text:style-name="T1850">JS</text:span><text:span text:style-name="T1851"><text:line-break/></text:span><text:span text:style-name="T1852"><text:line-break/></text:span><text:span text:style-name="T1853">Test case ID</text:span><text:span text:style-name="T1854"><text:s/>       </text:span><text:span text:style-name="T1855"><text:tab/></text:span></text:p>
      <text:h text:style-name="Heading3" text:outline-level="3"><text:span text:style-name="T1856">T7.02        </text:span><text:span text:style-name="T1857"><text:tab/></text:span></text:h>
      <text:h text:style-name="Heading3" text:outline-level="3"><text:span text:style-name="T1858">Test case description</text:span></text:h>
      <text:h text:style-name="Heading3" text:outline-level="3"><text:span text:style-name="T1859">Test if there are tips of what to think about when<text:s/></text:span><text:span text:style-name="T1860">choosing</text:span><text:span text:style-name="T1861"><text:s/>a sleep style</text:span></text:h>
      <text:h text:style-name="Heading3" text:outline-level="3"><text:span text:style-name="T1862">Precondition</text:span></text:h>
      <text:p text:style-name="Normal"><text:span text:style-name="T1863">In Sleep Information</text:span></text:p>
      <text:h text:style-name="Heading3" text:outline-level="3"><text:span text:style-name="T1864">Test step or order of execution number</text:span></text:h>
      <text:p text:style-name="Normal"><text:span text:style-name="T1865">1. Choose a sleep style</text:span><text:span text:style-name="T1866"><text:line-break/></text:span><text:span text:style-name="T1867">2. Press OK</text:span><text:span text:style-name="T1868"><text:line-break/></text:span><text:span text:style-name="T1869">3. Verify that there is information<text:s/></text:span><text:span text:style-name="T1870">about what to think about when choosing this sleep style</text:span></text:p>
      <text:h text:style-name="Heading3" text:outline-level="3"><text:span text:style-name="T1871">Related requirement(s)</text:span></text:h>
      <text:p text:style-name="Normal"><text:span text:style-name="T1872">7.02</text:span></text:p>
      <text:h text:style-name="Heading3" text:outline-level="3"><text:span text:style-name="T1873">Author</text:span></text:h>
      <text:p text:style-name="Normal"><text:span text:style-name="T1874">JS</text:span><text:span text:style-name="T1875"><text:line-break/></text:span><text:span text:style-name="T1876"><text:line-break/></text:span><text:span text:style-name="T1877">Test case ID</text:span><text:span text:style-name="T1878"><text:s/>       </text:span><text:span text:style-name="T1879"><text:tab/></text:span></text:p>
      <text:h text:style-name="Heading3" text:outline-level="3"><text:span text:style-name="T1880">T7.03        </text:span><text:span text:style-name="T1881"><text:tab/></text:span></text:h>
      <text:h text:style-name="Heading3" text:outline-level="3"><text:span text:style-name="T1882">Test case description</text:span></text:h>
      <text:h text:style-name="Heading3" text:outline-level="3"><text:span text:style-name="T1883">Test if there is Information about sleep in general</text:span></text:h>
      <text:h text:style-name="Heading3" text:outline-level="3"><text:span text:style-name="T1884">Precondition</text:span></text:h>
      <text:soft-page-break/>
      <text:p text:style-name="Normal"><text:span text:style-name="T1885">In Sleep Information</text:span></text:p>
      <text:h text:style-name="Heading3" text:outline-level="3"><text:span text:style-name="T1886">Test step or<text:s/></text:span><text:span text:style-name="T1887">order of execution number</text:span></text:h>
      <text:p text:style-name="Normal"><text:span text:style-name="T1888">1. Verify that there is information about sleep in general</text:span></text:p>
      <text:h text:style-name="Heading3" text:outline-level="3"><text:span text:style-name="T1889">Related requirement(s)</text:span></text:h>
      <text:p text:style-name="Normal"><text:span text:style-name="T1890">7.03</text:span></text:p>
      <text:h text:style-name="Heading3" text:outline-level="3"><text:span text:style-name="T1891">Author</text:span></text:h>
      <text:p text:style-name="Normal"><text:span text:style-name="T1892">JS</text:span><text:span text:style-name="T1893"><text:line-break/></text:span><text:span text:style-name="T1894"><text:line-break/></text:span><text:span text:style-name="T1895">Test case ID</text:span><text:span text:style-name="T1896"><text:s/>       </text:span><text:span text:style-name="T1897"><text:tab/></text:span></text:p>
      <text:h text:style-name="Heading3" text:outline-level="3"><text:span text:style-name="T1898">T7.04        </text:span><text:span text:style-name="T1899"><text:tab/></text:span></text:h>
      <text:h text:style-name="Heading3" text:outline-level="3"><text:span text:style-name="T1900">Test case description</text:span></text:h>
      <text:h text:style-name="Heading3" text:outline-level="3"><text:span text:style-name="T1901">Tests if all information has pedagogical pictures</text:span></text:h>
      <text:h text:style-name="Heading3" text:outline-level="3"><text:span text:style-name="T1902">Precondition</text:span></text:h>
      <text:p text:style-name="Normal"><text:span text:style-name="T1903">In Sleep<text:s/></text:span><text:span text:style-name="T1904">Information</text:span></text:p>
      <text:h text:style-name="Heading3" text:outline-level="3"><text:span text:style-name="T1905">Test step or order of execution number</text:span></text:h>
      <text:p text:style-name="Normal"><text:span text:style-name="T1906">1. Choose a sleep style</text:span><text:span text:style-name="T1907"><text:line-break/></text:span><text:span text:style-name="T1908">2. Press OK</text:span><text:span text:style-name="T1909"><text:line-break/></text:span><text:span text:style-name="T1910">3. Verify that the sleep styles have<text:s/></text:span><text:span text:style-name="T1911">pedagogical</text:span><text:span text:style-name="T1912"><text:s/>pictures</text:span></text:p>
      <text:h text:style-name="Heading3" text:outline-level="3"><text:span text:style-name="T1913">Related requirement(s)</text:span></text:h>
      <text:p text:style-name="Normal"><text:span text:style-name="T1914">7.04</text:span></text:p>
      <text:h text:style-name="Heading3" text:outline-level="3"><text:span text:style-name="T1915">Author</text:span></text:h>
      <text:p text:style-name="Normal"><text:span text:style-name="T1916">JS</text:span><text:span text:style-name="T1917"><text:line-break/></text:span><text:span text:style-name="T1918"><text:line-break/></text:span><text:span text:style-name="T1919">Test case ID</text:span><text:span text:style-name="T1920"><text:s/>       </text:span><text:span text:style-name="T1921"><text:tab/></text:span></text:p>
      <text:h text:style-name="Heading3" text:outline-level="3"><text:span text:style-name="T1922">T7.05        </text:span><text:span text:style-name="T1923"><text:tab/></text:span></text:h>
      <text:h text:style-name="Heading3" text:outline-level="3"><text:span text:style-name="T1924">Test case description</text:span></text:h>
      <text:h text:style-name="Heading3" text:outline-level="3"><text:span text:style-name="T1925">Tests if there</text:span><text:span text:style-name="T1926"><text:s/>is a back button from Sleep Information</text:span></text:h>
      <text:h text:style-name="Heading3" text:outline-level="3"><text:span text:style-name="T1927">Precondition</text:span></text:h>
      <text:p text:style-name="Normal"><text:span text:style-name="T1928">In Sleep Information</text:span></text:p>
      <text:h text:style-name="Heading3" text:outline-level="3"><text:span text:style-name="T1929">Test step or order of execution number</text:span></text:h>
      <text:p text:style-name="Normal"><text:span text:style-name="T1930">1. Press the back button</text:span><text:span text:style-name="T1931"><text:line-break/></text:span><text:span text:style-name="T1932">2.<text:s/></text:span><text:span text:style-name="T1933">Verify that you are returned to Menu</text:span></text:p>
      <text:h text:style-name="Heading3" text:outline-level="3"><text:span text:style-name="T1934">Related requirement(s)</text:span></text:h>
      <text:p text:style-name="Normal"><text:span text:style-name="T1935">7.05</text:span></text:p>
      <text:h text:style-name="Heading3" text:outline-level="3"><text:span text:style-name="T1936">Author</text:span></text:h>
      <text:soft-page-break/>
      <text:p text:style-name="Normal"><text:span text:style-name="T1937">JS</text:span><text:span text:style-name="T1938"><text:line-break/></text:span><text:span text:style-name="T1939"><text:line-break/></text:span><text:span text:style-name="T1940"><text:line-break/></text:span><text:span text:style-name="T1941"><text:line-break/></text:span></text:p>
      <text:p text:style-name="P1942"/>
      <text:p text:style-name="Normal"><text:span text:style-name="T1943">Test case ID</text:span><text:span text:style-name="T1944"><text:s/>       </text:span><text:span text:style-name="T1945"><text:tab/></text:span></text:p>
      <text:h text:style-name="Heading3" text:outline-level="3"><text:span text:style-name="T1946">T8.01<text:s/></text:span><text:span text:style-name="T1947">       </text:span><text:span text:style-name="T1948"><text:tab/></text:span></text:h>
      <text:h text:style-name="Heading3" text:outline-level="3"><text:span text:style-name="T1949">Test case description</text:span></text:h>
      <text:h text:style-name="Heading3" text:outline-level="3"><text:span text:style-name="T1950">Tests if the user can take a survey to find a suitable sleep style</text:span></text:h>
      <text:h text:style-name="Heading3" text:outline-level="3"><text:span text:style-name="T1951">Precondition</text:span></text:h>
      <text:p text:style-name="Normal"><text:span text:style-name="T1952">In Sleep Information</text:span></text:p>
      <text:h text:style-name="Heading3" text:outline-level="3"><text:span text:style-name="T1953">Test step or order of execution number</text:span></text:h>
      <text:p text:style-name="Normal"><text:span text:style-name="T1954">1. Press “take survey”</text:span><text:span text:style-name="T1955"><text:line-break/></text:span><text:span text:style-name="T1956">2. Verify that the survey is started</text:span></text:p>
      <text:h text:style-name="Heading3" text:outline-level="3"><text:span text:style-name="T1957">Related requirement(s)</text:span></text:h>
      <text:p text:style-name="Normal"><text:span text:style-name="T1958">8.</text:span><text:span text:style-name="T1959">01</text:span></text:p>
      <text:h text:style-name="Heading3" text:outline-level="3"><text:span text:style-name="T1960">Author</text:span></text:h>
      <text:p text:style-name="Normal"><text:span text:style-name="T1961">JS</text:span><text:span text:style-name="T1962"><text:line-break/></text:span><text:span text:style-name="T1963"><text:line-break/></text:span><text:span text:style-name="T1964">Test case ID</text:span><text:span text:style-name="T1965"><text:s/>       </text:span><text:span text:style-name="T1966"><text:tab/></text:span></text:p>
      <text:h text:style-name="Heading3" text:outline-level="3"><text:span text:style-name="T1967">T8.02        </text:span><text:span text:style-name="T1968"><text:tab/></text:span></text:h>
      <text:h text:style-name="Heading3" text:outline-level="3"><text:span text:style-name="T1969">Test case description</text:span></text:h>
      <text:h text:style-name="Heading3" text:outline-level="3"><text:span text:style-name="T1970">Tests if there is a question about the user being tired/not tired in the morning</text:span></text:h>
      <text:h text:style-name="Heading3" text:outline-level="3"><text:span text:style-name="T1971">Precondition</text:span></text:h>
      <text:p text:style-name="Normal"><text:span text:style-name="T1972">In Sleep Survey</text:span></text:p>
      <text:h text:style-name="Heading3" text:outline-level="3"><text:span text:style-name="T1973">Test step or order of execution number</text:span></text:h>
      <text:p text:style-name="Normal"><text:span text:style-name="T1974">1. Verify that there is a question</text:span><text:span text:style-name="T1975"><text:s/>about the user being tired/not tired in the morning</text:span></text:p>
      <text:h text:style-name="Heading3" text:outline-level="3"><text:span text:style-name="T1976">Related requirement(s)</text:span></text:h>
      <text:p text:style-name="Normal"><text:span text:style-name="T1977">8.02</text:span></text:p>
      <text:h text:style-name="Heading3" text:outline-level="3"><text:span text:style-name="T1978">Author</text:span></text:h>
      <text:p text:style-name="Normal"><text:span text:style-name="T1979">JS</text:span><text:span text:style-name="T1980"><text:line-break/></text:span><text:span text:style-name="T1981"><text:line-break/></text:span><text:span text:style-name="T1982">Test case ID</text:span><text:span text:style-name="T1983"><text:s/>       </text:span><text:span text:style-name="T1984"><text:tab/></text:span></text:p>
      <text:h text:style-name="Heading3" text:outline-level="3"><text:span text:style-name="T1985">T8.03        </text:span><text:span text:style-name="T1986"><text:tab/></text:span></text:h>
      <text:h text:style-name="Heading3" text:outline-level="3"><text:span text:style-name="T1987">Test case description</text:span></text:h>
      <text:h text:style-name="Heading3" text:outline-level="3"><text:span text:style-name="T1988">Tests if there is a question about the user being tired/not tired in the evening</text:span></text:h>
      <text:h text:style-name="Heading3" text:outline-level="3"><text:span text:style-name="T1989">Precondition</text:span></text:h>
      <text:p text:style-name="Normal"><text:span text:style-name="T1990">In Sleep<text:s/></text:span><text:span text:style-name="T1991">Survey</text:span></text:p>
      <text:soft-page-break/>
      <text:h text:style-name="Heading3" text:outline-level="3"><text:span text:style-name="T1992">Test step or order of execution number</text:span></text:h>
      <text:p text:style-name="Normal"><text:span text:style-name="T1993">1. Verify that there is a question about the user being tired/not tired in the morning</text:span></text:p>
      <text:h text:style-name="Heading3" text:outline-level="3"><text:span text:style-name="T1994">Related requirement(s)</text:span></text:h>
      <text:p text:style-name="Normal"><text:span text:style-name="T1995">8.03</text:span></text:p>
      <text:h text:style-name="Heading3" text:outline-level="3"><text:span text:style-name="T1996">Author</text:span></text:h>
      <text:p text:style-name="Normal"><text:span text:style-name="T1997">JS</text:span><text:span text:style-name="T1998"><text:line-break/></text:span><text:span text:style-name="T1999"><text:line-break/></text:span><text:span text:style-name="T2000"><text:line-break/></text:span><text:span text:style-name="T2001">Test case ID</text:span><text:span text:style-name="T2002"><text:s/>       </text:span><text:span text:style-name="T2003"><text:tab/></text:span></text:p>
      <text:h text:style-name="Heading3" text:outline-level="3"><text:span text:style-name="T2004">T8.04        </text:span><text:span text:style-name="T2005"><text:tab/></text:span></text:h>
      <text:h text:style-name="Heading3" text:outline-level="3"><text:span text:style-name="T2006">Test case description</text:span></text:h>
      <text:h text:style-name="Heading3" text:outline-level="3"><text:span text:style-name="T2007">Tests if there is a<text:s/></text:span><text:span text:style-name="T2008">question about the user having/not having trouble falling asleep</text:span></text:h>
      <text:h text:style-name="Heading3" text:outline-level="3"><text:span text:style-name="T2009">Precondition</text:span></text:h>
      <text:p text:style-name="Normal"><text:span text:style-name="T2010">In Sleep Survey</text:span></text:p>
      <text:h text:style-name="Heading3" text:outline-level="3"><text:span text:style-name="T2011">Test step or order of execution number</text:span></text:h>
      <text:p text:style-name="Normal"><text:span text:style-name="T2012">1. Verify that there is a question about the user being tired/not tired in the morning</text:span></text:p>
      <text:h text:style-name="Heading3" text:outline-level="3"><text:span text:style-name="T2013">Related requirement(s)</text:span></text:h>
      <text:p text:style-name="Normal"><text:span text:style-name="T2014">8.04</text:span></text:p>
      <text:h text:style-name="Heading3" text:outline-level="3"><text:span text:style-name="T2015">Author</text:span></text:h>
      <text:p text:style-name="Normal"><text:span text:style-name="T2016">J</text:span><text:span text:style-name="T2017">S</text:span><text:span text:style-name="T2018"><text:line-break/></text:span><text:span text:style-name="T2019"><text:line-break/></text:span><text:span text:style-name="T2020"><text:line-break/></text:span><text:span text:style-name="T2021">Test case ID</text:span><text:span text:style-name="T2022"><text:s/>       </text:span><text:span text:style-name="T2023"><text:tab/></text:span></text:p>
      <text:h text:style-name="Heading3" text:outline-level="3"><text:span text:style-name="T2024">T8.05        </text:span><text:span text:style-name="T2025"><text:tab/></text:span></text:h>
      <text:h text:style-name="Heading3" text:outline-level="3"><text:span text:style-name="T2026">Test case description</text:span></text:h>
      <text:h text:style-name="Heading3" text:outline-level="3"><text:span text:style-name="T2027">Tests if the results from the survey are matched with different sleep styles</text:span></text:h>
      <text:h text:style-name="Heading3" text:outline-level="3"><text:span text:style-name="T2028">Precondition</text:span></text:h>
      <text:p text:style-name="Normal"><text:span text:style-name="T2029">In Sleep Survey</text:span></text:p>
      <text:h text:style-name="Heading3" text:outline-level="3"><text:span text:style-name="T2030">Test step or order of execution number</text:span></text:h>
      <text:p text:style-name="Normal"><text:span text:style-name="T2031">1. The survey is finished</text:span><text:span text:style-name="T2032"><text:line-break/></text:span><text:span text:style-name="T2033">2. Verify that the ans</text:span><text:span text:style-name="T2034">wers are being matched<text:s/></text:span><text:span text:style-name="T2035">with a criterion</text:span></text:p>
      <text:h text:style-name="Heading3" text:outline-level="3"><text:span text:style-name="T2036">Related requirement(s)</text:span></text:h>
      <text:p text:style-name="Normal"><text:span text:style-name="T2037">8.05</text:span></text:p>
      <text:h text:style-name="Heading3" text:outline-level="3"><text:span text:style-name="T2038">Author</text:span></text:h>
      <text:soft-page-break/>
      <text:p text:style-name="Normal"><text:span text:style-name="T2039">JS</text:span><text:span text:style-name="T2040"><text:line-break/></text:span><text:span text:style-name="T2041"><text:line-break/></text:span><text:span text:style-name="T2042"><text:line-break/></text:span><text:span text:style-name="T2043">Test case ID</text:span><text:span text:style-name="T2044"><text:s/>       </text:span><text:span text:style-name="T2045"><text:tab/></text:span></text:p>
      <text:h text:style-name="Heading3" text:outline-level="3"><text:span text:style-name="T2046">T8.06        </text:span><text:span text:style-name="T2047"><text:tab/></text:span></text:h>
      <text:h text:style-name="Heading3" text:outline-level="3"><text:span text:style-name="T2048">Test case description</text:span></text:h>
      <text:h text:style-name="Heading3" text:outline-level="3"><text:span text:style-name="T2049">Tests if the user can take a survey to find a suitable sleep style</text:span></text:h>
      <text:h text:style-name="Heading3" text:outline-level="3"><text:span text:style-name="T2050">Precondition</text:span></text:h>
      <text:p text:style-name="Normal"><text:span text:style-name="T2051">In Sleep Survey</text:span></text:p>
      <text:h text:style-name="Heading3" text:outline-level="3"><text:span text:style-name="T2052">Test step or order of<text:s/></text:span><text:span text:style-name="T2053">execution number</text:span></text:h>
      <text:p text:style-name="Normal"><text:span text:style-name="T2054">1. The survey is finished</text:span><text:span text:style-name="T2055"><text:line-break/></text:span><text:span text:style-name="T2056">2. Verify that the user<text:s/></text:span><text:span text:style-name="T2057">receives</text:span><text:span text:style-name="T2058"><text:s/>a list of possible sleep styles</text:span></text:p>
      <text:h text:style-name="Heading3" text:outline-level="3"><text:span text:style-name="T2059">Related requirement(s)</text:span></text:h>
      <text:p text:style-name="Normal"><text:span text:style-name="T2060">8.06</text:span></text:p>
      <text:h text:style-name="Heading3" text:outline-level="3"><text:span text:style-name="T2061">Author</text:span></text:h>
      <text:p text:style-name="Normal"><text:span text:style-name="T2062">JS</text:span><text:span text:style-name="T2063"><text:line-break/></text:span><text:span text:style-name="T2064"><text:line-break/></text:span><text:span text:style-name="T2065"><text:line-break/></text:span><text:span text:style-name="T2066">Test case ID</text:span><text:span text:style-name="T2067"><text:s/>       </text:span><text:span text:style-name="T2068"><text:tab/></text:span></text:p>
      <text:h text:style-name="Heading3" text:outline-level="3"><text:span text:style-name="T2069">T8.07        </text:span><text:span text:style-name="T2070"><text:tab/></text:span></text:h>
      <text:h text:style-name="Heading3" text:outline-level="3"><text:span text:style-name="T2071">Test case description</text:span></text:h>
      <text:h text:style-name="Heading3" text:outline-level="3"><text:span text:style-name="T2072">Tests if a proposal is press-able</text:span></text:h>
      <text:h text:style-name="Heading3" text:outline-level="3"><text:span text:style-name="T2073">Precondition</text:span></text:h>
      <text:p text:style-name="Normal"><text:span text:style-name="T2074">In</text:span><text:span text:style-name="T2075"><text:s/>Sleep Survey</text:span></text:p>
      <text:h text:style-name="Heading3" text:outline-level="3"><text:span text:style-name="T2076">Test step or order of execution number</text:span></text:h>
      <text:p text:style-name="Normal"><text:span text:style-name="T2077">1. Finish the survey</text:span><text:span text:style-name="T2078"><text:line-break/></text:span><text:span text:style-name="T2079">2. Proposals are shown</text:span><text:span text:style-name="T2080"><text:line-break/></text:span><text:span text:style-name="T2081">3. Verify that a proposal is press-able</text:span></text:p>
      <text:h text:style-name="Heading3" text:outline-level="3"><text:span text:style-name="T2082">Related requirement(s)</text:span></text:h>
      <text:p text:style-name="Normal"><text:span text:style-name="T2083">8.07</text:span><text:span text:style-name="T2084"><text:line-break/></text:span><text:span text:style-name="T2085">Author</text:span><text:span text:style-name="T2086"><text:line-break/></text:span><text:span text:style-name="T2087">JS</text:span><text:span text:style-name="T2088"><text:line-break/></text:span><text:span text:style-name="T2089"><text:line-break/></text:span><text:span text:style-name="T2090"><text:line-break/></text:span><text:span text:style-name="T2091">Test case ID</text:span><text:span text:style-name="T2092"><text:s/>       </text:span><text:span text:style-name="T2093"><text:tab/></text:span></text:p>
      <text:h text:style-name="Heading3" text:outline-level="3"><text:span text:style-name="T2094">T8.08        </text:span><text:span text:style-name="T2095"><text:tab/></text:span></text:h>
      <text:h text:style-name="Heading3" text:outline-level="3"><text:span text:style-name="T2096">Test case description</text:span></text:h>
      <text:soft-page-break/>
      <text:h text:style-name="Heading3" text:outline-level="3"><text:span text:style-name="T2097">Tests if when<text:s/></text:span><text:span text:style-name="T2098">pressing a proposal, the user is sent to the information about the sleep style.</text:span></text:h>
      <text:h text:style-name="Heading3" text:outline-level="3"><text:span text:style-name="T2099">Precondition</text:span></text:h>
      <text:p text:style-name="Normal"><text:span text:style-name="T2100">In Sleep Information</text:span></text:p>
      <text:h text:style-name="Heading3" text:outline-level="3"><text:span text:style-name="T2101">Test step or order of execution number</text:span></text:h>
      <text:p text:style-name="Normal"><text:span text:style-name="T2102">1. Finish the survey</text:span><text:span text:style-name="T2103"><text:line-break/></text:span><text:span text:style-name="T2104">2. Proposals are shown</text:span><text:span text:style-name="T2105"><text:line-break/></text:span><text:span text:style-name="T2106">3. Press a proposal</text:span><text:span text:style-name="T2107"><text:line-break/></text:span><text:span text:style-name="T2108">4. Verify that the user is sent to the<text:s/></text:span><text:span text:style-name="T2109">Sleep Information about that sleep style</text:span></text:p>
      <text:h text:style-name="Heading3" text:outline-level="3"><text:span text:style-name="T2110">Related requirement(s)</text:span></text:h>
      <text:p text:style-name="Normal"><text:span text:style-name="T2111">8.08</text:span></text:p>
      <text:h text:style-name="Heading3" text:outline-level="3"><text:span text:style-name="T2112">Author</text:span></text:h>
      <text:p text:style-name="Normal"><text:span text:style-name="T2113">JS</text:span><text:span text:style-name="T2114"><text:line-break/></text:span><text:span text:style-name="T2115"><text:line-break/></text:span></text:p>
      <text:h text:style-name="Heading3" text:outline-level="3"><text:span text:style-name="T2116">Test case ID        </text:span><text:span text:style-name="T2117"><text:tab/></text:span></text:h>
      <text:h text:style-name="Heading3" text:outline-level="3"><text:span text:style-name="T2118">T9.01</text:span><text:span text:style-name="T2119"><text:tab/></text:span><text:span text:style-name="T2120"><text:tab/></text:span></text:h>
      <text:h text:style-name="Heading3" text:outline-level="3"><text:span text:style-name="T2121">Test case description</text:span></text:h>
      <text:p text:style-name="Normal"><text:span text:style-name="T2122">Activities from other calendar can be imported into schema</text:span></text:p>
      <text:h text:style-name="Heading3" text:outline-level="3"><text:span text:style-name="T2123">Precondition</text:span></text:h>
      <text:p text:style-name="Normal"><text:span text:style-name="T2124">Application is running, sleep style is implemented<text:s/></text:span><text:span text:style-name="T2125">and selected, android calendar is available<text:s/></text:span></text:p>
      <text:h text:style-name="Heading3" text:outline-level="3"><text:span text:style-name="T2126">Test step or order of execution number</text:span></text:h>
      <text:p text:style-name="Normal"><text:span text:style-name="T2127">Verify that elements present in android calendar can be imported into sleep application<text:s/></text:span></text:p>
      <text:h text:style-name="Heading3" text:outline-level="3"><text:span text:style-name="T2128">Related requirement(s)</text:span></text:h>
      <text:p text:style-name="Normal"><text:span text:style-name="T2129">9.01</text:span></text:p>
      <text:h text:style-name="Heading3" text:outline-level="3"><text:span text:style-name="T2130">Author</text:span></text:h>
      <text:p text:style-name="Normal"><text:span text:style-name="T2131">GM</text:span><text:span text:style-name="T2132"><text:line-break/></text:span></text:p>
      <text:p text:style-name="P2133"/>
      <text:h text:style-name="Heading3" text:outline-level="3"><text:span text:style-name="T2134">Test case ID        </text:span><text:span text:style-name="T2135"><text:tab/></text:span></text:h>
      <text:h text:style-name="Heading3" text:outline-level="3"><text:span text:style-name="T2136">T9.02</text:span><text:span text:style-name="T2137"><text:tab/></text:span><text:span text:style-name="T2138"><text:tab/></text:span></text:h>
      <text:h text:style-name="Heading3" text:outline-level="3"><text:span text:style-name="T2139">Test case des</text:span><text:span text:style-name="T2140">cription</text:span></text:h>
      <text:h text:style-name="Heading3" text:outline-level="3"><text:span text:style-name="T2141">Activities are shown in different colors than black</text:span></text:h>
      <text:h text:style-name="Heading3" text:outline-level="3"><text:span text:style-name="T2142">Precondition</text:span></text:h>
      <text:p text:style-name="Normal"><text:span text:style-name="T2143">Application is running, sleep style is implemented and selected, android calendar is available and imported</text:span></text:p>
      <text:h text:style-name="Heading3" text:outline-level="3"><text:span text:style-name="T2144">Test step or order of execution number</text:span></text:h>
      <text:p text:style-name="Normal"><text:span text:style-name="T2145">Verify that elements present in and</text:span><text:span text:style-name="T2146">roid calendar has different color  </text:span></text:p>
      <text:h text:style-name="Heading3" text:outline-level="3"><text:span text:style-name="T2147">Related requirement(s)</text:span></text:h>
      <text:p text:style-name="Normal"><text:span text:style-name="T2148">9.02</text:span><text:span text:style-name="T2149"><text:line-break/></text:span></text:p>
      <text:p text:style-name="P2150"/>
      <text:h text:style-name="Heading3" text:outline-level="3"><text:span text:style-name="T2151">Test case ID        </text:span><text:span text:style-name="T2152"><text:tab/></text:span></text:h>
      <text:h text:style-name="Heading3" text:outline-level="3"><text:span text:style-name="T2153">T9.03</text:span><text:span text:style-name="T2154"><text:tab/></text:span><text:span text:style-name="T2155"><text:tab/></text:span></text:h>
      <text:h text:style-name="Heading3" text:outline-level="3"><text:span text:style-name="T2156">Test case description</text:span></text:h>
      <text:h text:style-name="Heading3" text:outline-level="3"><text:span text:style-name="T2157">When a conflict arises, there is a warning notification window</text:span></text:h>
      <text:h text:style-name="Heading3" text:outline-level="3"><text:span text:style-name="T2158">Precondition</text:span></text:h>
      <text:p text:style-name="Normal"><text:span text:style-name="T2159">Application is running, sleep style is implemented and<text:s/></text:span><text:span text:style-name="T2160">selected, android calendar is available and imported</text:span></text:p>
      <text:h text:style-name="Heading3" text:outline-level="3"><text:span text:style-name="T2161">Test step or order of execution number</text:span></text:h>
      <text:p text:style-name="Normal"><text:span text:style-name="T2162">Verify that<text:s/></text:span><text:span text:style-name="T2163">if<text:s/></text:span><text:span text:style-name="T2164">elements are scheduled on the same time as sleep the conflict management window appear.  </text:span></text:p>
      <text:h text:style-name="Heading3" text:outline-level="3"><text:span text:style-name="T2165">Related requirement(s)</text:span></text:h>
      <text:p text:style-name="Normal"><text:span text:style-name="T2166">9.03</text:span></text:p>
      <text:h text:style-name="Heading3" text:outline-level="3"><text:span text:style-name="T2167">Author<text:s/></text:span></text:h>
      <text:p text:style-name="Normal"><text:span text:style-name="T2168">GM</text:span></text:p>
      <text:h text:style-name="Heading3" text:outline-level="3"><text:span text:style-name="T2169">Test case ID        </text:span><text:span text:style-name="T2170"><text:tab/></text:span></text:h>
      <text:h text:style-name="Heading3" text:outline-level="3"><text:span text:style-name="T2171">T9.04</text:span><text:span text:style-name="T2172"><text:tab/></text:span><text:span text:style-name="T2173"><text:tab/></text:span></text:h>
      <text:h text:style-name="Heading3" text:outline-level="3"><text:span text:style-name="T2174">Test case description</text:span></text:h>
      <text:h text:style-name="Heading3" text:outline-level="3"><text:span text:style-name="T2175">When a conflict arises, there is a warning notification sound</text:span></text:h>
      <text:h text:style-name="Heading3" text:outline-level="3"><text:span text:style-name="T2176">Precondition</text:span></text:h>
      <text:p text:style-name="Normal"><text:span text:style-name="T2177">Application is running, sleep style is implemented and selected, android calendar is available and imported</text:span></text:p>
      <text:soft-page-break/>
      <text:h text:style-name="Heading3" text:outline-level="3"><text:span text:style-name="T2178">Test step or order of execution number</text:span></text:h>
      <text:p text:style-name="Normal"><text:span text:style-name="T2179">Ve</text:span><text:span text:style-name="T2180">rify that<text:s/></text:span><text:span text:style-name="T2181">if<text:s/></text:span><text:span text:style-name="T2182">elements are scheduled on the same time as sleep the there is a conflict warning notification sound</text:span></text:p>
      <text:h text:style-name="Heading3" text:outline-level="3"><text:span text:style-name="T2183">Related requirement(s)</text:span></text:h>
      <text:p text:style-name="Normal"><text:span text:style-name="T2184">9.04</text:span></text:p>
      <text:h text:style-name="Heading3" text:outline-level="3"><text:span text:style-name="T2185">Author<text:s/></text:span></text:h>
      <text:p text:style-name="Normal"><text:span text:style-name="T2186">GM</text:span><text:span text:style-name="T2187"><text:line-break/></text:span><text:span text:style-name="T2188"><text:line-break/></text:span></text:p>
      <text:h text:style-name="Heading3" text:outline-level="3"><text:span text:style-name="T2189">Test case ID        </text:span><text:span text:style-name="T2190"><text:tab/></text:span></text:h>
      <text:h text:style-name="Heading3" text:outline-level="3"><text:span text:style-name="T2191">T9.05</text:span><text:span text:style-name="T2192"><text:tab/></text:span><text:span text:style-name="T2193"><text:tab/></text:span></text:h>
      <text:h text:style-name="Heading3" text:outline-level="3"><text:span text:style-name="T2194">Test case description</text:span></text:h>
      <text:h text:style-name="Heading3" text:outline-level="3"><text:span text:style-name="T2195">When notification has been accepted, solutions wil</text:span><text:span text:style-name="T2196">l be presented</text:span></text:h>
      <text:h text:style-name="Heading3" text:outline-level="3"><text:span text:style-name="T2197">Precondition</text:span></text:h>
      <text:p text:style-name="Normal"><text:span text:style-name="T2198">Application is running, sleep style is implemented and selected, android calendar is available and imported</text:span></text:p>
      <text:h text:style-name="Heading3" text:outline-level="3"><text:span text:style-name="T2199">Test step or order of execution number</text:span></text:h>
      <text:p text:style-name="Normal"><text:span text:style-name="T2200">Verify that when conflict management window appear there is also a suggested<text:s/></text:span><text:span text:style-name="T2201">solution presented<text:s/></text:span></text:p>
      <text:h text:style-name="Heading3" text:outline-level="3"><text:span text:style-name="T2202">Related requirement(s)</text:span></text:h>
      <text:p text:style-name="Normal"><text:span text:style-name="T2203">9.05</text:span></text:p>
      <text:h text:style-name="Heading3" text:outline-level="3"><text:span text:style-name="T2204">Author<text:s/></text:span></text:h>
      <text:p text:style-name="Normal"><text:span text:style-name="T2205">GM</text:span><text:span text:style-name="T2206"><text:line-break/></text:span></text:p>
      <text:h text:style-name="Heading3" text:outline-level="3"><text:span text:style-name="T2207">Test case ID        </text:span><text:span text:style-name="T2208"><text:tab/></text:span></text:h>
      <text:h text:style-name="Heading3" text:outline-level="3"><text:span text:style-name="T2209">T9.06</text:span><text:span text:style-name="T2210"><text:tab/></text:span><text:span text:style-name="T2211"><text:tab/></text:span></text:h>
      <text:h text:style-name="Heading3" text:outline-level="3"><text:span text:style-name="T2212">Test case description</text:span></text:h>
      <text:h text:style-name="Heading3" text:outline-level="3"><text:span text:style-name="T2213">A<text:s/></text:span><text:span text:style-name="T2214">solution</text:span><text:span text:style-name="T2215"><text:s/>can be that an element is moved in the schema</text:span></text:h>
      <text:h text:style-name="Heading3" text:outline-level="3"><text:span text:style-name="T2216">Precondition</text:span></text:h>
      <text:p text:style-name="Normal"><text:span text:style-name="T2217">Application is running, sleep style is implemented and selected, android<text:s/></text:span><text:span text:style-name="T2218">calendar is available and imported</text:span></text:p>
      <text:h text:style-name="Heading3" text:outline-level="3"><text:span text:style-name="T2219">Test step or order of execution number</text:span></text:h>
      <text:p text:style-name="Normal"><text:span text:style-name="T2220">Verify that when conflict management window appear there is also a suggested solution presented,<text:s/></text:span><text:span text:style-name="T2221"><text:line-break/></text:span><text:span text:style-name="T2222">Verified</text:span><text:span text:style-name="T2223"><text:s/>that one solution is to move one element.<text:s/></text:span></text:p>
      <text:h text:style-name="Heading3" text:outline-level="3"><text:span text:style-name="T2224">Related requirement(s)</text:span></text:h>
      <text:p text:style-name="Normal"><text:span text:style-name="T2225">9.06</text:span></text:p>
      <text:h text:style-name="Heading3" text:outline-level="3"><text:span text:style-name="T2226">Autho</text:span><text:span text:style-name="T2227">r<text:s/></text:span></text:h>
      <text:soft-page-break/>
      <text:p text:style-name="Normal"><text:span text:style-name="T2228">GM</text:span><text:span text:style-name="T2229"><text:line-break/></text:span></text:p>
      <text:h text:style-name="Heading3" text:outline-level="3"><text:span text:style-name="T2230">Test case ID        </text:span><text:span text:style-name="T2231"><text:tab/></text:span></text:h>
      <text:h text:style-name="Heading3" text:outline-level="3"><text:span text:style-name="T2232">T9.07</text:span><text:span text:style-name="T2233"><text:tab/></text:span><text:span text:style-name="T2234"><text:tab/></text:span></text:h>
      <text:h text:style-name="Heading3" text:outline-level="3"><text:span text:style-name="T2235">Test case description</text:span></text:h>
      <text:h text:style-name="Heading3" text:outline-level="3"><text:span text:style-name="T2236">A<text:s/></text:span><text:span text:style-name="T2237">solution</text:span><text:span text:style-name="T2238"><text:s/>can be that an element is deleted in the schema</text:span></text:h>
      <text:h text:style-name="Heading3" text:outline-level="3"><text:span text:style-name="T2239">Precondition</text:span></text:h>
      <text:p text:style-name="Normal"><text:span text:style-name="T2240">Application is running, sleep style is implemented and selected, android calendar is available and imported</text:span></text:p>
      <text:h text:style-name="Heading3" text:outline-level="3"><text:span text:style-name="T2241">Test step or orde</text:span><text:span text:style-name="T2242">r of execution number</text:span></text:h>
      <text:p text:style-name="Normal"><text:span text:style-name="T2243">Verify that when conflict management window appear there is also a suggested solution presented,<text:s/></text:span><text:span text:style-name="T2244"><text:line-break/></text:span><text:span text:style-name="T2245">Verify</text:span><text:span text:style-name="T2246"><text:s/>that one solution is to delete element of conflict.<text:s/></text:span></text:p>
      <text:h text:style-name="Heading3" text:outline-level="3"><text:span text:style-name="T2247">Related requirement(s)</text:span></text:h>
      <text:p text:style-name="Normal"><text:span text:style-name="T2248">9.07</text:span></text:p>
      <text:h text:style-name="Heading3" text:outline-level="3"><text:span text:style-name="T2249">Author<text:s/></text:span></text:h>
      <text:p text:style-name="Normal"><text:span text:style-name="T2250">GM</text:span></text:p>
      <text:h text:style-name="Heading3" text:outline-level="3"><text:span text:style-name="T2251">Test case ID        </text:span><text:span text:style-name="T2252"><text:tab/></text:span></text:h>
      <text:h text:style-name="Heading3" text:outline-level="3"><text:span text:style-name="T2253">T9.08</text:span><text:span text:style-name="T2254"><text:tab/></text:span><text:span text:style-name="T2255"><text:tab/></text:span><text:span text:style-name="T2256"><text:tab/></text:span></text:h>
      <text:h text:style-name="Heading3" text:outline-level="3"><text:span text:style-name="T2257">Test<text:s/></text:span><text:span text:style-name="T2258">case description</text:span></text:h>
      <text:h text:style-name="Heading3" text:outline-level="3"><text:span text:style-name="T2259">A<text:s/></text:span><text:span text:style-name="T2260">solution</text:span><text:span text:style-name="T2261"><text:s/>can be that a group of elements are moved in the schema</text:span></text:h>
      <text:h text:style-name="Heading3" text:outline-level="3"><text:span text:style-name="T2262">Precondition</text:span></text:h>
      <text:p text:style-name="Normal"><text:span text:style-name="T2263">Application is running, sleep style is implemented and selected, android calendar is available and imported</text:span></text:p>
      <text:h text:style-name="Heading3" text:outline-level="3"><text:span text:style-name="T2264">Test step or order of execution number</text:span></text:h>
      <text:p text:style-name="Normal"><text:span text:style-name="T2265">Verify that<text:s/></text:span><text:span text:style-name="T2266">when conflict management window appear there is also a suggested solution presented,<text:s/></text:span><text:span text:style-name="T2267"><text:line-break/></text:span><text:span text:style-name="T2268">Verify</text:span><text:span text:style-name="T2269"><text:s/>that one solution is to move a complete group of elements.<text:s/></text:span></text:p>
      <text:h text:style-name="Heading3" text:outline-level="3"><text:span text:style-name="T2270">Related requirement(s)</text:span></text:h>
      <text:p text:style-name="Normal"><text:span text:style-name="T2271">9.08</text:span></text:p>
      <text:h text:style-name="Heading3" text:outline-level="3"><text:span text:style-name="T2272">Author<text:s/></text:span></text:h>
      <text:p text:style-name="P2273">GM</text:p>
      <text:p text:style-name="P2274"/>
      <text:h text:style-name="Heading3" text:outline-level="3"><text:span text:style-name="T2275">Test case ID        </text:span><text:span text:style-name="T2276"><text:tab/></text:span></text:h>
      <text:h text:style-name="Heading3" text:outline-level="3"><text:span text:style-name="T2277">T9.09</text:span><text:span text:style-name="T2278"><text:tab/></text:span><text:span text:style-name="T2279"><text:tab/></text:span><text:span text:style-name="T2280"><text:tab/></text:span></text:h>
      <text:h text:style-name="Heading3" text:outline-level="3"><text:span text:style-name="T2281">Test case description</text:span></text:h>
      <text:soft-page-break/>
      <text:h text:style-name="Heading3" text:outline-level="3"><text:span text:style-name="T2282">A warning</text:span><text:span text:style-name="T2283"><text:s/>notification is shown when a sleep element is moved</text:span></text:h>
      <text:h text:style-name="Heading3" text:outline-level="3"><text:span text:style-name="T2284">Precondition</text:span></text:h>
      <text:p text:style-name="Normal"><text:span text:style-name="T2285">Application is running, sleep style is implemented and selected, android calendar is available and imported</text:span></text:p>
      <text:h text:style-name="Heading3" text:outline-level="3"><text:span text:style-name="T2286">Test step or order of execution number</text:span></text:h>
      <text:p text:style-name="Normal"><text:span text:style-name="T2287">Verify</text:span><text:span text:style-name="T2288"><text:s/>that when a sleep element is moved<text:s/></text:span><text:span text:style-name="T2289">there is a warning notification displayed</text:span></text:p>
      <text:h text:style-name="Heading3" text:outline-level="3"><text:span text:style-name="T2290">Related requirement(s)</text:span></text:h>
      <text:p text:style-name="Normal"><text:span text:style-name="T2291">9.09</text:span></text:p>
      <text:h text:style-name="Heading3" text:outline-level="3"><text:span text:style-name="T2292">Author<text:s/></text:span></text:h>
      <text:p text:style-name="Normal"><text:span text:style-name="T2293">GM</text:span><text:span text:style-name="T2294"><text:line-break/></text:span></text:p>
      <text:h text:style-name="Heading3" text:outline-level="3"><text:span text:style-name="T2295">Test case ID        </text:span><text:span text:style-name="T2296"><text:tab/></text:span></text:h>
      <text:h text:style-name="Heading3" text:outline-level="3"><text:span text:style-name="T2297">T9.10</text:span><text:span text:style-name="T2298"><text:tab/></text:span><text:span text:style-name="T2299"><text:tab/></text:span><text:span text:style-name="T2300"><text:tab/></text:span></text:h>
      <text:h text:style-name="Heading3" text:outline-level="3"><text:span text:style-name="T2301">Test case description</text:span></text:h>
      <text:h text:style-name="Heading3" text:outline-level="3"><text:span text:style-name="T2302">A moved or deleted object can be un-done</text:span></text:h>
      <text:h text:style-name="Heading3" text:outline-level="3"><text:span text:style-name="T2303">Precondition</text:span></text:h>
      <text:p text:style-name="Normal"><text:span text:style-name="T2304">Application is running, sleep style is implemented and selected,<text:s/></text:span><text:span text:style-name="T2305">android calendar is available and imported</text:span></text:p>
      <text:h text:style-name="Heading3" text:outline-level="3"><text:span text:style-name="T2306">Test step or order of execution number</text:span></text:h>
      <text:p text:style-name="Normal"><text:span text:style-name="T2307">Verify that when<text:s/></text:span><text:span text:style-name="T2308">a sleep element that has</text:span><text:span text:style-name="T2309"><text:s/>be moved or deleted this action can also be undone.</text:span></text:p>
      <text:h text:style-name="Heading3" text:outline-level="3"><text:span text:style-name="T2310">Related requirement(s)</text:span></text:h>
      <text:p text:style-name="Normal"><text:span text:style-name="T2311">9.10</text:span></text:p>
      <text:h text:style-name="Heading3" text:outline-level="3"><text:span text:style-name="T2312">Author<text:s/></text:span></text:h>
      <text:p text:style-name="Normal"><text:span text:style-name="T2313">GM</text:span></text:p>
      <text:p text:style-name="P2314"/>
      <text:h text:style-name="Heading3" text:outline-level="3"><text:span text:style-name="T2315">Test case ID        </text:span><text:span text:style-name="T2316"><text:tab/></text:span></text:h>
      <text:h text:style-name="Heading3" text:outline-level="3"><text:span text:style-name="T2317">T10.01</text:span><text:span text:style-name="T2318"><text:tab/></text:span><text:span text:style-name="T2319"><text:tab/></text:span><text:span text:style-name="T2320"><text:tab/></text:span></text:h>
      <text:h text:style-name="Heading3" text:outline-level="3"><text:span text:style-name="T2321">Test ca</text:span><text:span text:style-name="T2322">se description</text:span></text:h>
      <text:h text:style-name="Heading1" text:outline-level="1"><text:span text:style-name="T2323">There is a button in the menu for sleep information</text:span></text:h>
      <text:h text:style-name="Heading3" text:outline-level="3"><text:span text:style-name="T2324">Precondition</text:span></text:h>
      <text:p text:style-name="Normal"><text:span text:style-name="T2325">Application is running, sleep information is implemented<text:s/></text:span><text:span text:style-name="T2326"><text:tab/></text:span></text:p>
      <text:h text:style-name="Heading3" text:outline-level="3"><text:span text:style-name="T2327">Test step or order of execution number</text:span></text:h>
      <text:list text:style-name="LFO1" text:continue-numbering="true">
        <text:list-item>
          <text:p text:style-name="P2328">Press the “sleep information”  button  </text:p>
        </text:list-item>
        <text:list-item>
          <text:p text:style-name="P2329">Verify that sleep information is<text:s/>displayed</text:p>
        </text:list-item>
      </text:list>
      <text:h text:style-name="Heading3" text:outline-level="3"><text:span text:style-name="T2330">Related requirement(s)</text:span></text:h>
      <text:p text:style-name="Normal"><text:span text:style-name="T2331">10.01</text:span></text:p>
      <text:h text:style-name="Heading3" text:outline-level="3"><text:span text:style-name="T2332">Author</text:span></text:h>
      <text:p text:style-name="Normal"><text:span text:style-name="T2333">GM</text:span><text:span text:style-name="T2334"><text:line-break/></text:span></text:p>
      <text:h text:style-name="Heading3" text:outline-level="3"><text:span text:style-name="T2335">Test case ID        </text:span><text:span text:style-name="T2336"><text:tab/></text:span></text:h>
      <text:h text:style-name="Heading3" text:outline-level="3"><text:span text:style-name="T2337">T10.02</text:span><text:span text:style-name="T2338"><text:tab/></text:span><text:span text:style-name="T2339"><text:tab/></text:span><text:span text:style-name="T2340"><text:tab/></text:span></text:h>
      <text:h text:style-name="Heading3" text:outline-level="3"><text:span text:style-name="T2341">Test case description</text:span></text:h>
      <text:h text:style-name="Heading3" text:outline-level="3"><text:span text:style-name="T2342">There is a button in the menu for sleep schema</text:span></text:h>
      <text:h text:style-name="Heading3" text:outline-level="3"><text:span text:style-name="T2343">Precondition</text:span></text:h>
      <text:p text:style-name="Normal"><text:span text:style-name="T2344">Application is running, sleep<text:s/></text:span><text:span text:style-name="T2345">schema is</text:span><text:span text:style-name="T2346"><text:s/>implemented<text:s/></text:span><text:span text:style-name="T2347"><text:tab/></text:span></text:p>
      <text:h text:style-name="Heading3" text:outline-level="3"><text:span text:style-name="T2348">Test step or order of execution<text:s/></text:span><text:span text:style-name="T2349">number</text:span></text:h>
      <text:p text:style-name="Normal"><text:span text:style-name="T2350">1. Press the “sleep schema”  button  </text:span><text:span text:style-name="T2351"><text:line-break/></text:span><text:span text:style-name="T2352">2. Verify that sleep schema information is displayed</text:span></text:p>
      <text:h text:style-name="Heading3" text:outline-level="3"><text:span text:style-name="T2353">Related requirement(s)</text:span></text:h>
      <text:p text:style-name="Normal"><text:span text:style-name="T2354">10.02</text:span></text:p>
      <text:h text:style-name="Heading3" text:outline-level="3"><text:span text:style-name="T2355">Author</text:span></text:h>
      <text:p text:style-name="Normal"><text:span text:style-name="T2356">GM</text:span><text:span text:style-name="T2357"><text:line-break/></text:span></text:p>
      <text:h text:style-name="Heading3" text:outline-level="3"><text:span text:style-name="T2358">Test case ID        </text:span><text:span text:style-name="T2359"><text:tab/></text:span></text:h>
      <text:h text:style-name="Heading3" text:outline-level="3"><text:span text:style-name="T2360">T10.03</text:span><text:span text:style-name="T2361"><text:tab/></text:span><text:span text:style-name="T2362"><text:tab/></text:span><text:span text:style-name="T2363"><text:tab/></text:span></text:h>
      <text:h text:style-name="Heading3" text:outline-level="3"><text:span text:style-name="T2364">Test case description</text:span></text:h>
      <text:soft-page-break/>
      <text:h text:style-name="Heading3" text:outline-level="3"><text:span text:style-name="T2365">There is a button in the menu for alarms</text:span></text:h>
      <text:h text:style-name="Heading3" text:outline-level="3"><text:span text:style-name="T2366">Precondition</text:span></text:h>
      <text:p text:style-name="Normal"><text:span text:style-name="T2367">Application is running, home screen is implemented<text:s/></text:span><text:span text:style-name="T2368"><text:tab/></text:span></text:p>
      <text:h text:style-name="Heading3" text:outline-level="3"><text:span text:style-name="T2369">Test step or order of execution number</text:span><text:span text:style-name="T2370"><text:s/></text:span></text:h>
      <text:p text:style-name="Normal"><text:span text:style-name="T2371">1. Verify the presence of alarm button</text:span></text:p>
      <text:h text:style-name="Heading3" text:outline-level="3"><text:span text:style-name="T2372">Related requirement(s)</text:span></text:h>
      <text:p text:style-name="Normal"><text:span text:style-name="T2373">10.03</text:span></text:p>
      <text:h text:style-name="Heading3" text:outline-level="3"><text:span text:style-name="T2374">Author</text:span></text:h>
      <text:p text:style-name="Normal"><text:span text:style-name="T2375">GM</text:span><text:span text:style-name="T2376"><text:line-break/></text:span></text:p>
      <text:h text:style-name="Heading3" text:outline-level="3"><text:span text:style-name="T2377">Test case ID        </text:span><text:span text:style-name="T2378"><text:tab/></text:span></text:h>
      <text:h text:style-name="Heading3" text:outline-level="3"><text:span text:style-name="T2379">T10.04</text:span><text:span text:style-name="T2380"><text:tab/></text:span><text:span text:style-name="T2381"><text:tab/></text:span></text:h>
      <text:h text:style-name="Heading3" text:outline-level="3"><text:span text:style-name="T2382">Test case description</text:span></text:h>
      <text:p text:style-name="Normal"><text:span text:style-name="T2383">There is a button in the menu f</text:span><text:span text:style-name="T2384">or settings</text:span></text:p>
      <text:h text:style-name="Heading3" text:outline-level="3"><text:span text:style-name="T2385">Precondition</text:span></text:h>
      <text:p text:style-name="Normal"><text:span text:style-name="T2386">Application is running, home screen is implemented<text:s/></text:span><text:span text:style-name="T2387"><text:tab/></text:span></text:p>
      <text:h text:style-name="Heading3" text:outline-level="3"><text:span text:style-name="T2388">Test step or order of execution number</text:span><text:span text:style-name="T2389"><text:s/></text:span></text:h>
      <text:p text:style-name="Normal"><text:span text:style-name="T2390">1. Verify the presence of settings button</text:span></text:p>
      <text:h text:style-name="Heading3" text:outline-level="3"><text:span text:style-name="T2391">Related requirement(s)</text:span></text:h>
      <text:p text:style-name="Normal"><text:span text:style-name="T2392">10.04</text:span></text:p>
      <text:h text:style-name="Heading3" text:outline-level="3"><text:span text:style-name="T2393">Author</text:span></text:h>
      <text:p text:style-name="Normal"><text:span text:style-name="T2394">GM</text:span><text:span text:style-name="T2395"><text:line-break/></text:span><text:span text:style-name="T2396"><text:line-break/></text:span><text:span text:style-name="T2397"><text:line-break/></text:span><text:span text:style-name="T2398"><text:line-break/></text:span><text:span text:style-name="T2399"><text:line-break/></text:span></text:p>
      <text:p text:style-name="P2400"/>
      <text:p text:style-name="Normal"><text:span text:style-name="T2401">Test case ID        </text:span><text:span text:style-name="T2402"><text:tab/></text:span></text:p>
      <text:h text:style-name="Heading3" text:outline-level="3"><text:span text:style-name="T2403">T11.01</text:span><text:span text:style-name="T2404"><text:tab/></text:span><text:span text:style-name="T2405"><text:tab/></text:span><text:span text:style-name="T2406"><text:tab/></text:span></text:h>
      <text:h text:style-name="Heading3" text:outline-level="3"><text:span text:style-name="T2407">Test case<text:s/></text:span><text:span text:style-name="T2408">description</text:span></text:h>
      <text:p text:style-name="Normal"><text:span text:style-name="T2409">Exit application</text:span></text:p>
      <text:h text:style-name="Heading3" text:outline-level="3"><text:span text:style-name="T2410">Precondition</text:span></text:h>
      <text:p text:style-name="Normal"><text:span text:style-name="T2411">Application is running<text:s/></text:span><text:span text:style-name="T2412"><text:tab/></text:span></text:p>
      <text:h text:style-name="Heading3" text:outline-level="3"><text:span text:style-name="T2413">Test step or order of execution number</text:span></text:h>
      <text:list text:style-name="LFO2" text:continue-numbering="true">
        <text:list-item>
          <text:p text:style-name="P2414">Press the exit button<text:s/></text:p>
        </text:list-item>
        <text:list-item>
          <text:p text:style-name="P2415">Verify that application has terminated</text:p>
        </text:list-item>
      </text:list>
      <text:h text:style-name="Heading3" text:outline-level="3"><text:span text:style-name="T2416">Related requirement(s)</text:span></text:h>
      <text:p text:style-name="Normal"><text:span text:style-name="T2417">11.01</text:span></text:p>
      <text:h text:style-name="Heading3" text:outline-level="3"><text:span text:style-name="T2418">Author</text:span></text:h>
      <text:p text:style-name="Normal"><text:span text:style-name="T2419">GM</text:span><text:span text:style-name="T2420"><text:line-break/></text:span><text:span text:style-name="T2421"><text:line-break/></text:span><text:span text:style-name="T2422"><text:line-break/></text:span><text:span text:style-name="T2423">Test case ID        </text:span><text:span text:style-name="T2424"><text:tab/></text:span></text:p>
      <text:h text:style-name="Heading3" text:outline-level="3"><text:span text:style-name="T2425">T12.01</text:span></text:h>
      <text:h text:style-name="Heading3" text:outline-level="3"><text:span text:style-name="T2426">Test case<text:s/></text:span><text:span text:style-name="T2427">description</text:span></text:h>
      <text:p text:style-name="Normal"><text:span text:style-name="T2428">There should always be a cancel button on all dialog windows<text:s/></text:span></text:p>
      <text:h text:style-name="Heading3" text:outline-level="3"><text:span text:style-name="T2429">Precondition</text:span></text:h>
      <text:p text:style-name="Normal"><text:span text:style-name="T2430">All dialog windows are accessible<text:s/></text:span></text:p>
      <text:h text:style-name="Heading3" text:outline-level="3"><text:span text:style-name="T2431">Test step or order of execution number</text:span></text:h>
      <text:p text:style-name="Normal"><text:span text:style-name="T2432">1. Enter all dialog windows.</text:span><text:span text:style-name="T2433"><text:line-break/></text:span><text:span text:style-name="T2434">2. Use the cancel button to exit present dialog window</text:span><text:span text:style-name="T2435"><text:line-break/></text:span></text:p>
      <text:h text:style-name="Heading3" text:outline-level="3"><text:span text:style-name="T2436">Related re</text:span><text:span text:style-name="T2437">quirement(s)</text:span></text:h>
      <text:p text:style-name="Normal"><text:span text:style-name="T2438">12.01</text:span></text:p>
      <text:h text:style-name="Heading3" text:outline-level="3"><text:span text:style-name="T2439">Author</text:span></text:h>
      <text:p text:style-name="Normal"><text:span text:style-name="T2440">G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24pt" style:font-size-asian="24pt" style:font-size-complex="24pt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03T12:05:00Z</meta:creation-date>
    <dc:date>2012-05-10T13:15:00Z</dc:date>
    <meta:template xlink:href="Normal" xlink:type="simple"/>
    <meta:editing-cycles>6</meta:editing-cycles>
    <meta:editing-duration>PT1020S</meta:editing-duration>
    <meta:document-statistic meta:page-count="49" meta:paragraph-count="69" meta:word-count="5528" meta:character-count="34759" meta:row-count="244" meta:non-whitespace-character-count="29300"/>
  </office:meta>
</office:document-meta>
</file>